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number text:level="1" style:num-suffix=")" style:num-format="a" style:num-letter-sync="true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9">
      <text:list-level-style-number text:level="1" text:style-name="WW_CharLFO9LVL1" style:num-format="1" text:start-value="4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style style:name="TableColumn2" style:family="table-column">
      <style:table-column-properties style:column-width="0.352in" style:use-optimal-column-width="false"/>
    </style:style>
    <style:style style:name="TableColumn3" style:family="table-column">
      <style:table-column-properties style:column-width="0.4243in" style:use-optimal-column-width="false"/>
    </style:style>
    <style:style style:name="TableColumn4" style:family="table-column">
      <style:table-column-properties style:column-width="0.7611in" style:use-optimal-column-width="false"/>
    </style:style>
    <style:style style:name="TableColumn5" style:family="table-column">
      <style:table-column-properties style:column-width="0.3208in" style:use-optimal-column-width="false"/>
    </style:style>
    <style:style style:name="TableColumn6" style:family="table-column">
      <style:table-column-properties style:column-width="0.1923in" style:use-optimal-column-width="false"/>
    </style:style>
    <style:style style:name="TableColumn7" style:family="table-column">
      <style:table-column-properties style:column-width="0.3284in" style:use-optimal-column-width="false"/>
    </style:style>
    <style:style style:name="TableColumn8" style:family="table-column">
      <style:table-column-properties style:column-width="0.4729in" style:use-optimal-column-width="false"/>
    </style:style>
    <style:style style:name="TableColumn9" style:family="table-column">
      <style:table-column-properties style:column-width="0.2805in" style:use-optimal-column-width="false"/>
    </style:style>
    <style:style style:name="TableColumn10" style:family="table-column">
      <style:table-column-properties style:column-width="0.2083in" style:use-optimal-column-width="false"/>
    </style:style>
    <style:style style:name="TableColumn11" style:family="table-column">
      <style:table-column-properties style:column-width="0.3361in" style:use-optimal-column-width="false"/>
    </style:style>
    <style:style style:name="TableColumn12" style:family="table-column">
      <style:table-column-properties style:column-width="0.2326in" style:use-optimal-column-width="false"/>
    </style:style>
    <style:style style:name="TableColumn13" style:family="table-column">
      <style:table-column-properties style:column-width="0.1437in" style:use-optimal-column-width="false"/>
    </style:style>
    <style:style style:name="TableColumn14" style:family="table-column">
      <style:table-column-properties style:column-width="0.7618in" style:use-optimal-column-width="false"/>
    </style:style>
    <style:style style:name="TableColumn15" style:family="table-column">
      <style:table-column-properties style:column-width="0.2159in" style:use-optimal-column-width="false"/>
    </style:style>
    <style:style style:name="TableColumn16" style:family="table-column">
      <style:table-column-properties style:column-width="0.4888in" style:use-optimal-column-width="false"/>
    </style:style>
    <style:style style:name="TableColumn17" style:family="table-column">
      <style:table-column-properties style:column-width="0.3763in" style:use-optimal-column-width="false"/>
    </style:style>
    <style:style style:name="TableColumn18" style:family="table-column">
      <style:table-column-properties style:column-width="0.9694in" style:use-optimal-column-width="false"/>
    </style:style>
    <style:style style:name="TableColumn19" style:family="table-column">
      <style:table-column-properties style:column-width="0.6173in" style:use-optimal-column-width="false"/>
    </style:style>
    <style:style style:name="TableColumn20" style:family="table-column">
      <style:table-column-properties style:column-width="1.0416in" style:use-optimal-column-width="false"/>
    </style:style>
    <style:style style:name="TableColumn21" style:family="table-column">
      <style:table-column-properties style:column-width="1.0576in" style:use-optimal-column-width="false"/>
    </style:style>
    <style:style style:name="TableColumn22" style:family="table-column">
      <style:table-column-properties style:column-width="1.0416in" style:use-optimal-column-width="false"/>
    </style:style>
    <style:style style:name="TableColumn23" style:family="table-column">
      <style:table-column-properties style:column-width="1.0576in" style:use-optimal-column-width="false"/>
    </style:style>
    <style:style style:name="TableColumn24" style:family="table-column">
      <style:table-column-properties style:column-width="1.05in" style:use-optimal-column-width="false"/>
    </style:style>
    <style:style style:name="Table1" style:family="table" style:master-page-name="MP0">
      <style:table-properties style:width="12.7319in" fo:margin-left="0.1368in" table:align="left"/>
    </style:style>
    <style:style style:name="TableRow25" style:family="table-row">
      <style:table-row-properties style:min-row-height="0.4694in" style:use-optimal-row-height="false"/>
    </style:style>
    <style:style style:name="TableCell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" style:parent-style-name="TableParagraph" style:family="paragraph">
      <style:paragraph-properties fo:break-before="page" fo:margin-top="0.0743in" fo:line-height="95%" fo:margin-left="0.3513in" fo:text-indent="-0.3493in">
        <style:tab-stops/>
      </style:paragraph-properties>
      <style:text-properties fo:font-size="10pt" style:font-size-asian="10pt"/>
    </style:style>
    <style:style style:name="TableCell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9" style:parent-style-name="TableParagraph" style:family="paragraph">
      <style:paragraph-properties fo:margin-top="0.0715in" fo:line-height="0.159in" fo:margin-left="0.0034in">
        <style:tab-stops/>
      </style:paragraph-properties>
      <style:text-properties fo:font-size="10pt" style:font-size-asian="10pt"/>
    </style:style>
    <style:style style:name="P30" style:parent-style-name="TableParagraph" style:family="paragraph">
      <style:paragraph-properties fo:line-height="0.159in" fo:margin-left="0.8687in">
        <style:tab-stops/>
      </style:paragraph-properties>
    </style:style>
    <style:style style:name="T31" style:parent-style-name="Fonteparág.padrão" style:family="text">
      <style:text-properties fo:font-weight="bold" style:font-weight-asian="bold" fo:font-size="10pt" style:font-size-asian="10pt"/>
    </style:style>
    <style:style style:name="TableCell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4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3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36" style:parent-style-name="Fonteparág.padrão" style:family="text">
      <style:text-properties fo:font-size="10pt" style:font-size-asian="10pt"/>
    </style:style>
    <style:style style:name="TableCell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46" style:parent-style-name="Standard" style:family="paragraph">
      <style:paragraph-properties fo:text-align="center"/>
    </style:style>
    <style:style style:name="TableRow47" style:family="table-row">
      <style:table-row-properties style:min-row-height="0.5527in" style:use-optimal-row-height="false"/>
    </style:style>
    <style:style style:name="TableCell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9" style:parent-style-name="TableParagraph" style:family="paragraph">
      <style:paragraph-properties fo:margin-top="0.1138in" fo:line-height="0.1583in" fo:margin-left="0.0027in">
        <style:tab-stops/>
      </style:paragraph-properties>
      <style:text-properties fo:font-size="10pt" style:font-size-asian="10pt"/>
    </style:style>
    <style:style style:name="P50" style:parent-style-name="TableParagraph" style:family="paragraph">
      <style:paragraph-properties fo:line-height="0.1583in" fo:margin-left="0.2895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2" style:parent-style-name="TableParagraph" style:family="paragraph">
      <style:paragraph-properties fo:text-align="center" fo:margin-top="0.1138in" fo:line-height="0.1583in" fo:margin-left="0.0034in">
        <style:tab-stops/>
      </style:paragraph-properties>
      <style:text-properties fo:font-size="10pt" style:font-size-asian="10pt"/>
    </style:style>
    <style:style style:name="P53" style:parent-style-name="TableParagraph" style:family="paragraph">
      <style:paragraph-properties fo:text-align="center" fo:line-height="0.1583in" fo:margin-left="0.7152in" fo:margin-right="0.7083in">
        <style:tab-stops/>
      </style:paragraph-properties>
      <style:text-properties fo:font-size="10pt" style:font-size-asian="10pt"/>
    </style:style>
    <style:style style:name="TableCell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5" style:parent-style-name="TableParagraph" style:family="paragraph">
      <style:paragraph-properties fo:text-align="center" fo:margin-top="0.1138in" fo:line-height="0.1583in" fo:margin-left="0.002in">
        <style:tab-stops/>
      </style:paragraph-properties>
      <style:text-properties fo:font-size="10pt" style:font-size-asian="10pt"/>
    </style:style>
    <style:style style:name="P56" style:parent-style-name="TableParagraph" style:family="paragraph">
      <style:paragraph-properties fo:text-align="center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8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59" style:parent-style-name="TableParagraph" style:family="paragraph">
      <style:paragraph-properties fo:text-align="center" fo:margin-top="0.0055in"/>
      <style:text-properties fo:font-size="14.5pt" style:font-size-asian="14.5pt"/>
    </style:style>
    <style:style style:name="P60" style:parent-style-name="TableParagraph" style:family="paragraph">
      <style:paragraph-properties fo:text-align="center" fo:line-height="0.1493in"/>
      <style:text-properties fo:font-size="10pt" style:font-size-asian="10pt"/>
    </style:style>
    <style:style style:name="TableCell6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 style:min-row-height="0.5243in" style:use-optimal-row-height="false"/>
    </style:style>
    <style:style style:name="TableCell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4" style:parent-style-name="TableParagraph" style:family="paragraph">
      <style:paragraph-properties fo:line-height="0.1513in" fo:margin-left="0.0027in">
        <style:tab-stops/>
      </style:paragraph-properties>
      <style:text-properties fo:font-size="10pt" style:font-size-asian="10pt"/>
    </style:style>
    <style:style style:name="P75" style:parent-style-name="TableParagraph" style:family="paragraph">
      <style:paragraph-properties fo:margin-top="0.002in" fo:line-height="0.1569in" fo:margin-left="0.6312in" fo:margin-right="0.1229in" fo:text-indent="-0.227in">
        <style:tab-stops/>
      </style:paragraph-properties>
      <style:text-properties fo:font-size="10pt" style:font-size-asian="10pt"/>
    </style:style>
    <style:style style:name="TableCell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P78" style:parent-style-name="TableParagraph" style:family="paragraph">
      <style:paragraph-properties fo:text-align="center" fo:margin-top="0.0743in" fo:line-height="95%" fo:margin-left="0.6034in" fo:text-indent="-0.6006in">
        <style:tab-stops/>
      </style:paragraph-properties>
      <style:text-properties fo:font-size="10pt" style:font-size-asian="10pt"/>
    </style:style>
    <style:style style:name="TableCell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" style:parent-style-name="TableParagraph" style:family="paragraph">
      <style:paragraph-properties fo:text-align="center" fo:margin-top="0.0812in" fo:margin-bottom="0.1666in" fo:line-height="0.1423in" fo:margin-left="0.2576in" fo:margin-right="0.2513in">
        <style:tab-stops/>
      </style:paragraph-properties>
      <style:text-properties fo:font-size="9pt" style:font-size-asian="9pt"/>
    </style:style>
    <style:style style:name="P81" style:parent-style-name="TableParagraph" style:family="paragraph">
      <style:paragraph-properties fo:text-align="center" fo:margin-bottom="0.1666in" fo:line-height="0.1583in" fo:margin-left="0.2576in" fo:margin-right="0.2513in">
        <style:tab-stops/>
      </style:paragraph-properties>
      <style:text-properties fo:font-size="10pt" style:font-size-asian="10pt"/>
    </style:style>
    <style:style style:name="TableCell8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4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5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P86" style:parent-style-name="TableParagraph" style:family="paragraph">
      <style:paragraph-properties fo:text-align="center" fo:line-height="0.1534in" fo:margin-left="0.0027in">
        <style:tab-stops/>
      </style:paragraph-properties>
      <style:text-properties fo:font-size="10pt" style:font-size-asian="10pt"/>
    </style:style>
    <style:style style:name="P87" style:parent-style-name="TableParagraph" style:family="paragraph">
      <style:paragraph-properties fo:text-align="center" fo:line-height="0.1534in" fo:margin-left="0.0027in">
        <style:tab-stops/>
      </style:paragraph-properties>
    </style:style>
    <style:style style:name="T88" style:parent-style-name="Fonteparág.padrão" style:family="text">
      <style:text-properties fo:font-size="10pt" style:font-size-asian="10pt"/>
    </style:style>
    <style:style style:name="TableCell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409in" style:use-optimal-row-height="false"/>
    </style:style>
    <style:style style:name="TableCell1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" style:parent-style-name="TableParagraph" style:family="paragraph">
      <style:paragraph-properties fo:text-align="center" fo:margin-top="0.0277in" fo:line-height="95%" fo:margin-left="0.1013in" fo:margin-right="0.0888in" fo:text-indent="0.068in">
        <style:tab-stops/>
      </style:paragraph-properties>
      <style:text-properties fo:font-weight="bold" style:font-weight-asian="bold" fo:font-size="9pt" style:font-size-asian="9pt"/>
    </style:style>
    <style:style style:name="TableCell1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" style:parent-style-name="TableParagraph" style:family="paragraph">
      <style:paragraph-properties fo:text-align="center" fo:margin-top="0.0263in" fo:line-height="0.1423in" fo:margin-left="0.2486in">
        <style:tab-stops/>
      </style:paragraph-properties>
    </style:style>
    <style:style style:name="T104" style:parent-style-name="Fonteparág.padrão" style:family="text">
      <style:text-properties fo:font-weight="bold" style:font-weight-asian="bold" fo:font-size="9pt" style:font-size-asian="9pt"/>
    </style:style>
    <style:style style:name="P105" style:parent-style-name="TableParagraph" style:family="paragraph">
      <style:paragraph-properties fo:text-align="center" fo:line-height="0.1423in" fo:margin-left="0.2284in">
        <style:tab-stops/>
      </style:paragraph-properties>
      <style:text-properties fo:font-weight="bold" style:font-weight-asian="bold" fo:font-size="9pt" style:font-size-asian="9pt"/>
    </style:style>
    <style:style style:name="TableCell1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" style:parent-style-name="TableParagraph" style:family="paragraph">
      <style:paragraph-properties fo:text-align="center" fo:margin-top="0.0263in" fo:line-height="0.1423in" fo:margin-left="0.2027in">
        <style:tab-stops/>
      </style:paragraph-properties>
    </style:style>
    <style:style style:name="T108" style:parent-style-name="Fonteparág.padrão" style:family="text">
      <style:text-properties fo:font-weight="bold" style:font-weight-asian="bold" fo:font-size="9pt" style:font-size-asian="9pt"/>
    </style:style>
    <style:style style:name="P109" style:parent-style-name="TableParagraph" style:family="paragraph">
      <style:paragraph-properties fo:text-align="center" fo:line-height="0.1423in" fo:margin-left="0.1847in">
        <style:tab-stops/>
      </style:paragraph-properties>
      <style:text-properties fo:font-weight="bold" style:font-weight-asian="bold" fo:font-size="9pt" style:font-size-asian="9pt"/>
    </style:style>
    <style:style style:name="TableCell1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" style:parent-style-name="TableParagraph" style:family="paragraph">
      <style:paragraph-properties fo:text-align="center" fo:margin-top="0.0263in" fo:line-height="0.1423in" fo:margin-left="0.2312in">
        <style:tab-stops/>
      </style:paragraph-properties>
    </style:style>
    <style:style style:name="T112" style:parent-style-name="Fonteparág.padrão" style:family="text">
      <style:text-properties fo:font-weight="bold" style:font-weight-asian="bold" fo:font-size="9pt" style:font-size-asian="9pt"/>
    </style:style>
    <style:style style:name="P113" style:parent-style-name="TableParagraph" style:family="paragraph">
      <style:paragraph-properties fo:text-align="center" fo:line-height="0.1423in" fo:margin-left="0.2111in">
        <style:tab-stops/>
      </style:paragraph-properties>
      <style:text-properties fo:font-weight="bold" style:font-weight-asian="bold" fo:font-size="9pt" style:font-size-asian="9pt"/>
    </style:style>
    <style:style style:name="TableCell114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5" style:parent-style-name="TableParagraph" style:family="paragraph">
      <style:paragraph-properties fo:text-align="center" fo:margin-top="0.0979in" fo:margin-left="0.2305in">
        <style:tab-stops/>
      </style:paragraph-properties>
      <style:text-properties fo:font-weight="bold" style:font-weight-asian="bold" fo:font-size="9pt" style:font-size-asian="9pt"/>
    </style:style>
    <style:style style:name="TableCell116" style:family="table-cell">
      <style:table-cell-properties fo:border-top="0.0069in solid #000001" fo:border-left="0.0069in solid #000001" fo:border-bottom="0.0034in solid #000001" fo:border-right="0.0069in solid #000001" fo:background-color="#FFFFFF" style:writing-mode="lr-tb" fo:padding-top="0in" fo:padding-left="0.0034in" fo:padding-bottom="0in" fo:padding-right="0.0034in"/>
    </style:style>
    <style:style style:name="P117" style:parent-style-name="TableParagraph" style:family="paragraph">
      <style:paragraph-properties fo:text-align="center" fo:margin-top="0.0979in" fo:margin-left="0.8597in">
        <style:tab-stops/>
      </style:paragraph-properties>
      <style:text-properties fo:font-weight="bold" style:font-weight-asian="bold" fo:font-size="9pt" style:font-size-asian="9pt"/>
    </style:style>
    <style:style style:name="TableCell1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27" style:parent-style-name="Standard" style:family="paragraph">
      <style:paragraph-properties fo:text-align="center"/>
    </style:style>
    <style:style style:name="TableRow128" style:family="table-row">
      <style:table-row-properties style:min-row-height="0.1861in" style:use-optimal-row-height="false"/>
    </style:style>
    <style:style style:name="TableCell12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0" style:parent-style-name="TableParagraph" style:family="paragraph">
      <style:text-properties style:font-name="Liberation Serif" style:font-name-complex="Liberation Serif" fo:color="#000000"/>
    </style:style>
    <style:style style:name="TableCell13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132" style:parent-style-name="Fonteparág.padrão" style:family="text">
      <style:text-properties style:font-name="Liberation Serif" fo:font-weight="bold" style:font-weight-asian="bold" style:font-weight-complex="bold"/>
    </style:style>
    <style:style style:name="TableCell13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4" style:parent-style-name="TableContents" style:family="paragraph">
      <style:paragraph-properties fo:text-align="center"/>
      <style:text-properties style:font-name="Liberation Serif" fo:color="#000000"/>
    </style:style>
    <style:style style:name="TableCell13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6" style:parent-style-name="TableContents" style:family="paragraph">
      <style:paragraph-properties fo:text-align="center"/>
      <style:text-properties style:font-name="Liberation Serif" fo:color="#000000"/>
    </style:style>
    <style:style style:name="TableCell13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38" style:parent-style-name="TableContents" style:family="paragraph">
      <style:paragraph-properties fo:text-align="center"/>
      <style:text-properties style:font-name="Liberation Serif" fo:color="#000000"/>
    </style:style>
    <style:style style:name="TableCell139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14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41" style:family="table-cell">
      <style:table-cell-properties fo:border-top="0.0034in solid #000001" fo:border-left="0.0069in solid #000001" fo:border-bottom="0.0069in solid #000001" fo:border-right="0.0069in solid #000001" fo:background-color="#FFFFFF" style:writing-mode="lr-tb" fo:padding-top="0in" fo:padding-left="0.0034in" fo:padding-bottom="0in" fo:padding-right="0.0034in"/>
    </style:style>
    <style:style style:name="P142" style:parent-style-name="TableContents" style:family="paragraph">
      <style:paragraph-properties fo:text-align="center"/>
    </style:style>
    <style:style style:name="T143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144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4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50" style:family="table-row">
      <style:table-row-properties style:min-row-height="0.1993in" style:use-optimal-row-height="false"/>
    </style:style>
    <style:style style:name="TableCell15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2" style:parent-style-name="TableParagraph" style:family="paragraph">
      <style:text-properties style:font-name="Liberation Serif" style:font-name-complex="Liberation Serif" fo:color="#000000"/>
    </style:style>
    <style:style style:name="TableCell153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154" style:parent-style-name="Fonteparág.padrão" style:family="text">
      <style:text-properties style:font-name="Liberation Serif" fo:font-weight="bold" style:font-weight-asian="bold" style:font-weight-complex="bold"/>
    </style:style>
    <style:style style:name="TableCell155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6" style:parent-style-name="TableContents" style:family="paragraph">
      <style:paragraph-properties fo:text-align="center"/>
      <style:text-properties style:font-name="Liberation Serif" fo:color="#000000"/>
    </style:style>
    <style:style style:name="TableCell157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58" style:parent-style-name="TableContents" style:family="paragraph">
      <style:paragraph-properties fo:text-align="center"/>
      <style:text-properties style:font-name="Liberation Serif" fo:color="#000000"/>
    </style:style>
    <style:style style:name="TableCell159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60" style:parent-style-name="TableContents" style:family="paragraph">
      <style:paragraph-properties fo:text-align="center"/>
      <style:text-properties style:font-name="Liberation Serif" fo:color="#000000"/>
    </style:style>
    <style:style style:name="TableCell161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6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63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164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16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6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70" style:family="table-row">
      <style:table-row-properties style:min-row-height="0.2125in" style:use-optimal-row-height="false"/>
    </style:style>
    <style:style style:name="TableCell17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2" style:parent-style-name="TableParagraph" style:family="paragraph">
      <style:text-properties style:font-name="Liberation Serif" style:font-name-complex="Liberation Serif" fo:color="#000000"/>
    </style:style>
    <style:style style:name="TableCell17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4" style:parent-style-name="TableContents" style:family="paragraph">
      <style:text-properties style:font-name="Liberation Serif"/>
    </style:style>
    <style:style style:name="TableCell17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6" style:parent-style-name="TableContents" style:family="paragraph">
      <style:paragraph-properties fo:text-align="center"/>
      <style:text-properties style:font-name="Liberation Serif" fo:color="#000000"/>
    </style:style>
    <style:style style:name="TableCell17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78" style:parent-style-name="TableContents" style:family="paragraph">
      <style:paragraph-properties fo:text-align="center"/>
      <style:text-properties style:font-name="Liberation Serif" fo:color="#000000"/>
    </style:style>
    <style:style style:name="TableCell17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80" style:parent-style-name="TableContents" style:family="paragraph">
      <style:paragraph-properties fo:text-align="center"/>
      <style:text-properties style:font-name="Liberation Serif" fo:color="#000000"/>
    </style:style>
    <style:style style:name="TableCell18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182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1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84" style:parent-style-name="TableContents" style:family="paragraph">
      <style:paragraph-properties fo:text-align="center"/>
    </style:style>
    <style:style style:name="T185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1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19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191" style:family="table-row">
      <style:table-row-properties style:min-row-height="0.1861in" style:use-optimal-row-height="false"/>
    </style:style>
    <style:style style:name="TableCell19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3" style:parent-style-name="TableParagraph" style:family="paragraph">
      <style:text-properties style:font-name="Liberation Serif" style:font-name-complex="Liberation Serif" fo:color="#000000"/>
    </style:style>
    <style:style style:name="TableCell19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195" style:parent-style-name="Fonteparág.padrão" style:family="text">
      <style:text-properties style:font-name="Liberation Serif"/>
    </style:style>
    <style:style style:name="TableCell19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199" style:parent-style-name="TableContents" style:family="paragraph">
      <style:paragraph-properties fo:text-align="center"/>
      <style:text-properties style:font-name="Liberation Serif" fo:color="#000000"/>
    </style:style>
    <style:style style:name="TableCell20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1" style:parent-style-name="TableContents" style:family="paragraph">
      <style:paragraph-properties fo:text-align="center"/>
      <style:text-properties style:font-name="Liberation Serif" fo:color="#000000"/>
    </style:style>
    <style:style style:name="TableCell20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0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04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05" style:parent-style-name="TableContents" style:family="paragraph">
      <style:paragraph-properties fo:text-align="center"/>
    </style:style>
    <style:style style:name="T206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1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12" style:family="table-row">
      <style:table-row-properties style:min-row-height="0.1861in" style:use-optimal-row-height="false"/>
    </style:style>
    <style:style style:name="TableCell21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4" style:parent-style-name="TableParagraph" style:family="paragraph">
      <style:text-properties style:font-name="Liberation Serif" style:font-name-complex="Liberation Serif" fo:color="#000000"/>
    </style:style>
    <style:style style:name="TableCell21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16" style:parent-style-name="Fonteparág.padrão" style:family="text">
      <style:text-properties style:font-name="Liberation Serif"/>
    </style:style>
    <style:style style:name="TableCell21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18" style:parent-style-name="TableContents" style:family="paragraph">
      <style:paragraph-properties fo:text-align="center"/>
      <style:text-properties style:font-name="Liberation Serif" fo:color="#000000"/>
    </style:style>
    <style:style style:name="TableCell21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2" style:parent-style-name="TableContents" style:family="paragraph">
      <style:paragraph-properties fo:text-align="center"/>
      <style:text-properties style:font-name="Liberation Serif" fo:color="#000000"/>
    </style:style>
    <style:style style:name="TableCell22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24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26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 fo:language="pt" fo:country="BR"/>
    </style:style>
    <style:style style:name="TableCell22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28" style:parent-style-name="Standard" style:family="paragraph">
      <style:text-properties fo:language="pt" fo:country="BR"/>
    </style:style>
    <style:style style:name="TableCell22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0" style:parent-style-name="Standard" style:family="paragraph">
      <style:text-properties fo:language="pt" fo:country="BR"/>
    </style:style>
    <style:style style:name="TableCell23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2" style:parent-style-name="Standard" style:family="paragraph">
      <style:text-properties fo:language="pt" fo:country="BR"/>
    </style:style>
    <style:style style:name="TableCell23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4" style:parent-style-name="Standard" style:family="paragraph">
      <style:text-properties fo:language="pt" fo:country="BR"/>
    </style:style>
    <style:style style:name="TableCell2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236" style:parent-style-name="Standard" style:family="paragraph">
      <style:text-properties fo:language="pt" fo:country="BR"/>
    </style:style>
    <style:style style:name="TableRow237" style:family="table-row">
      <style:table-row-properties style:min-row-height="0.168in" style:use-optimal-row-height="false"/>
    </style:style>
    <style:style style:name="TableCell23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39" style:parent-style-name="TableParagraph" style:family="paragraph">
      <style:text-properties style:font-name="Liberation Serif" style:font-name-complex="Liberation Serif"/>
    </style:style>
    <style:style style:name="TableCell24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1" style:parent-style-name="TableContents" style:family="paragraph">
      <style:text-properties style:font-name="Liberation Serif"/>
    </style:style>
    <style:style style:name="TableCell24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3" style:parent-style-name="TableContents" style:family="paragraph">
      <style:paragraph-properties fo:text-align="center"/>
      <style:text-properties style:font-name="Liberation Serif"/>
    </style:style>
    <style:style style:name="TableCell24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5" style:parent-style-name="TableContents" style:family="paragraph">
      <style:paragraph-properties fo:text-align="center"/>
      <style:text-properties style:font-name="Liberation Serif"/>
    </style:style>
    <style:style style:name="TableCell24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7" style:parent-style-name="TableContents" style:family="paragraph">
      <style:paragraph-properties fo:text-align="center"/>
      <style:text-properties style:font-name="Liberation Serif"/>
    </style:style>
    <style:style style:name="TableCell24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49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50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51" style:parent-style-name="TableContents" style:family="paragraph">
      <style:paragraph-properties fo:text-align="center"/>
    </style:style>
    <style:style style:name="T252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58" style:family="table-row">
      <style:table-row-properties style:min-row-height="0.1868in" style:use-optimal-row-height="false"/>
    </style:style>
    <style:style style:name="TableCell25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0" style:parent-style-name="TableParagraph" style:family="paragraph">
      <style:text-properties style:font-name="Liberation Serif" style:font-name-complex="Liberation Serif"/>
    </style:style>
    <style:style style:name="TableCell261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262" style:parent-style-name="Fonteparág.padrão" style:family="text">
      <style:text-properties style:font-name="Liberation Serif"/>
    </style:style>
    <style:style style:name="TableCell263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4" style:parent-style-name="TableContents" style:family="paragraph">
      <style:paragraph-properties fo:text-align="center"/>
      <style:text-properties style:font-name="Liberation Serif"/>
    </style:style>
    <style:style style:name="TableCell265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6" style:parent-style-name="TableContents" style:family="paragraph">
      <style:paragraph-properties fo:text-align="center"/>
      <style:text-properties style:font-name="Liberation Serif"/>
    </style:style>
    <style:style style:name="TableCell267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68" style:parent-style-name="TableContents" style:family="paragraph">
      <style:paragraph-properties fo:text-align="center"/>
      <style:text-properties style:font-name="Liberation Serif"/>
    </style:style>
    <style:style style:name="TableCell269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270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2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272" style:parent-style-name="TableContents" style:family="paragraph">
      <style:paragraph-properties fo:text-align="center"/>
    </style:style>
    <style:style style:name="T273" style:parent-style-name="Fonteparág.padrão" style:family="text">
      <style:text-properties style:font-name="Liberation Serif" fo:color="#000000" fo:font-size="10pt" style:font-size-asian="10pt" style:font-size-complex="10pt"/>
    </style:style>
    <style:style style:name="TableCell2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79" style:family="table-row">
      <style:table-row-properties style:min-row-height="0.1861in" style:use-optimal-row-height="false"/>
    </style:style>
    <style:style style:name="TableCell28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1" style:parent-style-name="TableParagraph" style:family="paragraph">
      <style:text-properties style:font-name="Liberation Serif" style:font-name-complex="Liberation Serif"/>
    </style:style>
    <style:style style:name="TableCell28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283" style:parent-style-name="Fonteparág.padrão" style:family="text">
      <style:text-properties style:font-name="Liberation Serif" fo:font-weight="bold" style:font-weight-asian="bold" style:font-weight-complex="bold"/>
    </style:style>
    <style:style style:name="TableCell28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5" style:parent-style-name="TableContents" style:family="paragraph">
      <style:paragraph-properties fo:text-align="center"/>
      <style:text-properties style:font-name="Liberation Serif"/>
    </style:style>
    <style:style style:name="TableCell28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7" style:parent-style-name="TableContents" style:family="paragraph">
      <style:paragraph-properties fo:text-align="center"/>
      <style:text-properties style:font-name="Liberation Serif"/>
    </style:style>
    <style:style style:name="TableCell28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89" style:parent-style-name="TableContents" style:family="paragraph">
      <style:paragraph-properties fo:text-align="center"/>
      <style:text-properties style:font-name="Liberation Serif"/>
    </style:style>
    <style:style style:name="TableCell29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29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2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2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299" style:family="table-row">
      <style:table-row-properties style:min-row-height="0.1861in" style:use-optimal-row-height="false"/>
    </style:style>
    <style:style style:name="TableCell3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1" style:parent-style-name="TableParagraph" style:family="paragraph">
      <style:text-properties style:font-name="Liberation Serif" style:font-name-complex="Liberation Serif"/>
    </style:style>
    <style:style style:name="TableCell30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303" style:parent-style-name="Fonteparág.padrão" style:family="text">
      <style:text-properties style:font-name="Liberation Serif" fo:font-weight="bold" style:font-weight-asian="bold" style:font-weight-complex="bold"/>
    </style:style>
    <style:style style:name="TableCell30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5" style:parent-style-name="TableContents" style:family="paragraph">
      <style:paragraph-properties fo:text-align="center"/>
      <style:text-properties style:font-name="Liberation Serif"/>
    </style:style>
    <style:style style:name="TableCell30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7" style:parent-style-name="TableContents" style:family="paragraph">
      <style:paragraph-properties fo:text-align="center"/>
      <style:text-properties style:font-name="Liberation Serif"/>
    </style:style>
    <style:style style:name="TableCell3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09" style:parent-style-name="TableContents" style:family="paragraph">
      <style:paragraph-properties fo:text-align="center"/>
      <style:text-properties style:font-name="Liberation Serif"/>
    </style:style>
    <style:style style:name="TableCell3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1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1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3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19" style:family="table-row">
      <style:table-row-properties style:min-row-height="0.1861in" style:use-optimal-row-height="false"/>
    </style:style>
    <style:style style:name="TableCell32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1" style:parent-style-name="TableParagraph" style:family="paragraph">
      <style:text-properties style:font-name="Liberation Serif" style:font-name-complex="Liberation Serif"/>
    </style:style>
    <style:style style:name="TableCell32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3" style:parent-style-name="TableContents" style:family="paragraph">
      <style:text-properties style:font-name="Liberation Serif"/>
    </style:style>
    <style:style style:name="TableCell32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5" style:parent-style-name="TableContents" style:family="paragraph">
      <style:paragraph-properties fo:text-align="center"/>
      <style:text-properties style:font-name="Liberation Serif"/>
    </style:style>
    <style:style style:name="TableCell32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7" style:parent-style-name="TableContents" style:family="paragraph">
      <style:paragraph-properties fo:text-align="center"/>
      <style:text-properties style:font-name="Liberation Serif"/>
    </style:style>
    <style:style style:name="TableCell32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29" style:parent-style-name="TableContents" style:family="paragraph">
      <style:paragraph-properties fo:text-align="center"/>
      <style:text-properties style:font-name="Liberation Serif"/>
    </style:style>
    <style:style style:name="TableCell33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3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3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39" style:family="table-row">
      <style:table-row-properties style:min-row-height="0.1861in" style:use-optimal-row-height="false"/>
    </style:style>
    <style:style style:name="TableCell34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1" style:parent-style-name="TableParagraph" style:family="paragraph">
      <style:text-properties style:font-name="Liberation Serif" style:font-name-complex="Liberation Serif"/>
    </style:style>
    <style:style style:name="TableCell34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343" style:parent-style-name="Fonteparág.padrão" style:family="text">
      <style:text-properties style:font-name="Liberation Serif"/>
    </style:style>
    <style:style style:name="TableCell34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5" style:parent-style-name="TableContents" style:family="paragraph">
      <style:paragraph-properties fo:text-align="center"/>
      <style:text-properties style:font-name="Liberation Serif"/>
    </style:style>
    <style:style style:name="TableCell34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7" style:parent-style-name="TableContents" style:family="paragraph">
      <style:paragraph-properties fo:text-align="center"/>
      <style:text-properties style:font-name="Liberation Serif"/>
    </style:style>
    <style:style style:name="TableCell34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49" style:parent-style-name="TableContents" style:family="paragraph">
      <style:paragraph-properties fo:text-align="center"/>
      <style:text-properties style:font-name="Liberation Serif"/>
    </style:style>
    <style:style style:name="TableCell3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51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53" style:parent-style-name="Standard" style:family="paragraph">
      <style:paragraph-properties fo:text-align="center"/>
      <style:text-properties style:font-name="Liberation Serif" style:font-name-complex="Liberation Serif" fo:color="#000000" fo:language="pt" fo:country="BR" style:language-asian="pt" style:country-asian="BR" style:language-complex="ar" style:country-complex="SA"/>
    </style:style>
    <style:style style:name="TableCell3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59" style:family="table-row">
      <style:table-row-properties style:min-row-height="0.1861in" style:use-optimal-row-height="false"/>
    </style:style>
    <style:style style:name="TableCell3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1" style:parent-style-name="TableParagraph" style:family="paragraph">
      <style:text-properties style:font-name="Liberation Serif" style:font-name-complex="Liberation Serif"/>
    </style:style>
    <style:style style:name="TableCell36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363" style:parent-style-name="Fonteparág.padrão" style:family="text">
      <style:text-properties style:font-name="Liberation Serif"/>
    </style:style>
    <style:style style:name="TableCell36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5" style:parent-style-name="TableContents" style:family="paragraph">
      <style:paragraph-properties fo:text-align="center"/>
      <style:text-properties style:font-name="Liberation Serif"/>
    </style:style>
    <style:style style:name="TableCell36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7" style:parent-style-name="TableContents" style:family="paragraph">
      <style:paragraph-properties fo:text-align="center"/>
      <style:text-properties style:font-name="Liberation Serif"/>
    </style:style>
    <style:style style:name="TableCell36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69" style:parent-style-name="TableContents" style:family="paragraph">
      <style:paragraph-properties fo:text-align="center"/>
      <style:text-properties style:font-name="Liberation Serif"/>
    </style:style>
    <style:style style:name="TableCell3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37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79" style:family="table-row">
      <style:table-row-properties style:min-row-height="0.1861in" style:use-optimal-row-height="false"/>
    </style:style>
    <style:style style:name="TableCell38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1" style:parent-style-name="TableParagraph" style:family="paragraph">
      <style:text-properties style:font-name="Liberation Serif" style:font-name-complex="Liberation Serif"/>
    </style:style>
    <style:style style:name="TableCell38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3" style:parent-style-name="TableContents" style:family="paragraph">
      <style:text-properties style:font-name="Liberation Serif"/>
    </style:style>
    <style:style style:name="TableCell38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5" style:parent-style-name="TableContents" style:family="paragraph">
      <style:paragraph-properties fo:text-align="center"/>
      <style:text-properties style:font-name="Liberation Serif"/>
    </style:style>
    <style:style style:name="TableCell38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7" style:parent-style-name="TableContents" style:family="paragraph">
      <style:paragraph-properties fo:text-align="center"/>
      <style:text-properties style:font-name="Liberation Serif"/>
    </style:style>
    <style:style style:name="TableCell38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89" style:parent-style-name="TableContents" style:family="paragraph">
      <style:paragraph-properties fo:text-align="center"/>
      <style:text-properties style:font-name="Liberation Serif"/>
    </style:style>
    <style:style style:name="TableCell39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39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3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3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399" style:family="table-row">
      <style:table-row-properties style:min-row-height="0.1861in" style:use-optimal-row-height="false"/>
    </style:style>
    <style:style style:name="TableCell40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1" style:parent-style-name="TableParagraph" style:family="paragraph">
      <style:text-properties style:font-name="Liberation Serif" style:font-name-complex="Liberation Serif"/>
    </style:style>
    <style:style style:name="TableCell40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03" style:parent-style-name="Fonteparág.padrão" style:family="text">
      <style:text-properties style:font-name="Liberation Serif"/>
    </style:style>
    <style:style style:name="TableCell40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5" style:parent-style-name="TableContents" style:family="paragraph">
      <style:paragraph-properties fo:text-align="center"/>
    </style:style>
    <style:style style:name="TableCell40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7" style:parent-style-name="TableContents" style:family="paragraph">
      <style:paragraph-properties fo:text-align="center"/>
      <style:text-properties style:font-name="Liberation Serif"/>
    </style:style>
    <style:style style:name="TableCell40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09" style:parent-style-name="TableContents" style:family="paragraph">
      <style:paragraph-properties fo:text-align="center"/>
    </style:style>
    <style:style style:name="TableCell41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1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19" style:family="table-row">
      <style:table-row-properties style:min-row-height="0.1861in" style:use-optimal-row-height="false"/>
    </style:style>
    <style:style style:name="TableCell42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1" style:parent-style-name="TableParagraph" style:family="paragraph">
      <style:text-properties style:font-name="Liberation Serif" style:font-name-complex="Liberation Serif"/>
    </style:style>
    <style:style style:name="TableCell42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423" style:parent-style-name="Fonteparág.padrão" style:family="text">
      <style:text-properties style:font-name="Liberation Serif" fo:font-weight="bold" style:font-weight-asian="bold" style:font-weight-complex="bold"/>
    </style:style>
    <style:style style:name="TableCell42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7" style:parent-style-name="TableContents" style:family="paragraph">
      <style:paragraph-properties fo:text-align="center"/>
    </style:style>
    <style:style style:name="TableCell42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29" style:parent-style-name="TableContents" style:family="paragraph">
      <style:paragraph-properties fo:text-align="center"/>
    </style:style>
    <style:style style:name="TableCell43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3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39" style:family="table-row">
      <style:table-row-properties style:min-row-height="0.1861in" style:use-optimal-row-height="false"/>
    </style:style>
    <style:style style:name="TableCell44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1" style:parent-style-name="TableParagraph" style:family="paragraph">
      <style:text-properties style:font-name="Liberation Serif" style:font-name-complex="Liberation Serif"/>
    </style:style>
    <style:style style:name="TableCell44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43" style:parent-style-name="Fonteparág.padrão" style:family="text">
      <style:text-properties style:font-name="Liberation Serif" fo:font-weight="bold" style:font-weight-asian="bold" style:font-weight-complex="bold"/>
    </style:style>
    <style:style style:name="TableCell44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5" style:parent-style-name="TableContents" style:family="paragraph">
      <style:paragraph-properties fo:text-align="center"/>
    </style:style>
    <style:style style:name="TableCell44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7" style:parent-style-name="TableContents" style:family="paragraph">
      <style:paragraph-properties fo:text-align="center"/>
    </style:style>
    <style:style style:name="TableCell44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49" style:parent-style-name="TableContents" style:family="paragraph">
      <style:paragraph-properties fo:text-align="center"/>
    </style:style>
    <style:style style:name="TableCell4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51" style:parent-style-name="Standard" style:family="paragraph">
      <style:paragraph-properties fo:text-align="center"/>
    </style:style>
    <style:style style:name="TableCell45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5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59" style:family="table-row">
      <style:table-row-properties style:min-row-height="0.1861in" style:use-optimal-row-height="false"/>
    </style:style>
    <style:style style:name="TableCell4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1" style:parent-style-name="TableParagraph" style:family="paragraph">
      <style:text-properties style:font-name="Liberation Serif" style:font-name-complex="Liberation Serif"/>
    </style:style>
    <style:style style:name="TableCell46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3" style:parent-style-name="TableContents" style:family="paragraph">
      <style:text-properties style:font-name="Liberation Serif"/>
    </style:style>
    <style:style style:name="TableCell46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5" style:parent-style-name="TableContents" style:family="paragraph">
      <style:paragraph-properties fo:text-align="center"/>
    </style:style>
    <style:style style:name="TableCell4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7" style:parent-style-name="TableContents" style:family="paragraph">
      <style:paragraph-properties fo:text-align="center"/>
      <style:text-properties style:font-name="Liberation Serif"/>
    </style:style>
    <style:style style:name="TableCell46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69" style:parent-style-name="TableContents" style:family="paragraph">
      <style:paragraph-properties fo:text-align="center"/>
    </style:style>
    <style:style style:name="TableCell4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471" style:parent-style-name="Standard" style:family="paragraph">
      <style:paragraph-properties fo:text-align="center"/>
    </style:style>
    <style:style style:name="TableCell4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47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79" style:family="table-row">
      <style:table-row-properties style:min-row-height="0.1861in" style:use-optimal-row-height="false"/>
    </style:style>
    <style:style style:name="TableCell48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1" style:parent-style-name="TableParagraph" style:family="paragraph">
      <style:text-properties style:font-name="Liberation Serif" style:font-name-complex="Liberation Serif"/>
    </style:style>
    <style:style style:name="TableCell48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483" style:parent-style-name="Fonteparág.padrão" style:family="text">
      <style:text-properties style:font-name="Liberation Serif"/>
    </style:style>
    <style:style style:name="TableCell48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5" style:parent-style-name="TableContents" style:family="paragraph">
      <style:paragraph-properties fo:text-align="center"/>
      <style:text-properties style:font-name="Liberation Serif"/>
    </style:style>
    <style:style style:name="TableCell48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7" style:parent-style-name="TableContents" style:family="paragraph">
      <style:paragraph-properties fo:text-align="center"/>
      <style:text-properties style:font-name="Liberation Serif"/>
    </style:style>
    <style:style style:name="TableCell48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89" style:parent-style-name="TableContents" style:family="paragraph">
      <style:paragraph-properties fo:text-align="center"/>
      <style:text-properties style:font-name="Liberation Serif"/>
    </style:style>
    <style:style style:name="TableCell49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49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4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4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499" style:family="table-row">
      <style:table-row-properties style:min-row-height="0.2208in" style:use-optimal-row-height="false"/>
    </style:style>
    <style:style style:name="TableCell50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1" style:parent-style-name="TableParagraph" style:family="paragraph">
      <style:text-properties style:font-name="Liberation Serif" style:font-name-complex="Liberation Serif"/>
    </style:style>
    <style:style style:name="TableCell50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03" style:parent-style-name="Fonteparág.padrão" style:family="text">
      <style:text-properties style:font-name="Liberation Serif"/>
    </style:style>
    <style:style style:name="TableCell50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5" style:parent-style-name="TableContents" style:family="paragraph">
      <style:paragraph-properties fo:text-align="center"/>
    </style:style>
    <style:style style:name="TableCell50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7" style:parent-style-name="TableContents" style:family="paragraph">
      <style:paragraph-properties fo:text-align="center"/>
    </style:style>
    <style:style style:name="TableCell5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09" style:parent-style-name="TableContents" style:family="paragraph">
      <style:paragraph-properties fo:text-align="center"/>
    </style:style>
    <style:style style:name="TableCell5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1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13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19" style:family="table-row">
      <style:table-row-properties style:min-row-height="0.1861in" style:use-optimal-row-height="false"/>
    </style:style>
    <style:style style:name="TableCell52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1" style:parent-style-name="TableParagraph" style:family="paragraph">
      <style:text-properties style:font-name="Liberation Serif" style:font-name-complex="Liberation Serif"/>
    </style:style>
    <style:style style:name="TableCell52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3" style:parent-style-name="TableContents" style:family="paragraph">
      <style:text-properties style:font-name="Liberation Serif"/>
    </style:style>
    <style:style style:name="TableCell52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5" style:parent-style-name="TableContents" style:family="paragraph">
      <style:paragraph-properties fo:text-align="center"/>
    </style:style>
    <style:style style:name="TableCell52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7" style:parent-style-name="TableContents" style:family="paragraph">
      <style:paragraph-properties fo:text-align="center"/>
    </style:style>
    <style:style style:name="TableCell52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29" style:parent-style-name="TableContents" style:family="paragraph">
      <style:paragraph-properties fo:text-align="center"/>
    </style:style>
    <style:style style:name="TableCell53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3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3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3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39" style:family="table-row">
      <style:table-row-properties style:min-row-height="0.1861in" style:use-optimal-row-height="false"/>
    </style:style>
    <style:style style:name="TableCell54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1" style:parent-style-name="TableParagraph" style:family="paragraph">
      <style:text-properties style:font-name="Liberation Serif" style:font-name-complex="Liberation Serif" fo:color="#000000"/>
    </style:style>
    <style:style style:name="TableCell54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43" style:parent-style-name="Fonteparág.padrão" style:family="text">
      <style:text-properties style:font-name="Liberation Serif"/>
    </style:style>
    <style:style style:name="TableCell54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5" style:parent-style-name="TableContents" style:family="paragraph">
      <style:paragraph-properties fo:text-align="center"/>
    </style:style>
    <style:style style:name="TableCell54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7" style:parent-style-name="TableContents" style:family="paragraph">
      <style:paragraph-properties fo:text-align="center"/>
    </style:style>
    <style:style style:name="TableCell54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49" style:parent-style-name="TableContents" style:family="paragraph">
      <style:paragraph-properties fo:text-align="center"/>
    </style:style>
    <style:style style:name="TableCell55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51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53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59" style:family="table-row">
      <style:table-row-properties style:min-row-height="0.1861in" style:use-optimal-row-height="false"/>
    </style:style>
    <style:style style:name="TableCell56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1" style:parent-style-name="TableParagraph" style:family="paragraph">
      <style:text-properties style:font-name="Liberation Serif" style:font-name-complex="Liberation Serif" fo:color="#000000"/>
    </style:style>
    <style:style style:name="TableCell56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563" style:parent-style-name="Fonteparág.padrão" style:family="text">
      <style:text-properties style:font-name="Liberation Serif" fo:font-weight="bold" style:font-weight-asian="bold" style:font-weight-complex="bold"/>
    </style:style>
    <style:style style:name="TableCell56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5" style:parent-style-name="TableContents" style:family="paragraph">
      <style:paragraph-properties fo:text-align="center"/>
    </style:style>
    <style:style style:name="TableCell56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57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7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573" style:parent-style-name="Standard" style:family="paragraph">
      <style:paragraph-properties fo:text-align="center"/>
      <style:text-properties style:font-name="Liberation Serif" style:font-name-complex="Liberation Serif" fo:color="#000000" fo:font-size="10pt" style:font-size-asian="10pt" style:font-size-complex="10pt"/>
    </style:style>
    <style:style style:name="TableCell5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79" style:family="table-row">
      <style:table-row-properties style:min-row-height="0.1861in" style:use-optimal-row-height="false"/>
    </style:style>
    <style:style style:name="TableCell58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1" style:parent-style-name="TableParagraph" style:family="paragraph">
      <style:text-properties style:font-name="Liberation Serif" style:font-name-complex="Liberation Serif" fo:color="#000000"/>
    </style:style>
    <style:style style:name="TableCell58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583" style:parent-style-name="Fonteparág.padrão" style:family="text">
      <style:text-properties style:font-name="Liberation Serif" fo:font-weight="bold" style:font-weight-asian="bold" style:font-weight-complex="bold"/>
    </style:style>
    <style:style style:name="TableCell58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5" style:parent-style-name="TableContents" style:family="paragraph">
      <style:paragraph-properties fo:text-align="center"/>
    </style:style>
    <style:style style:name="TableCell58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7" style:parent-style-name="TableContents" style:family="paragraph">
      <style:paragraph-properties fo:text-align="center"/>
    </style:style>
    <style:style style:name="TableCell58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89" style:parent-style-name="TableContents" style:family="paragraph">
      <style:paragraph-properties fo:text-align="center"/>
      <style:text-properties style:font-name="Liberation Serif" fo:color="#000000"/>
    </style:style>
    <style:style style:name="TableCell59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59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5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59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5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5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599" style:family="table-row">
      <style:table-row-properties style:min-row-height="0.1861in" style:use-optimal-row-height="false"/>
    </style:style>
    <style:style style:name="TableCell60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1" style:parent-style-name="TableParagraph" style:family="paragraph">
      <style:text-properties style:font-name="Liberation Serif" style:font-name-complex="Liberation Serif" fo:color="#000000"/>
    </style:style>
    <style:style style:name="TableCell60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3" style:parent-style-name="TableContents" style:family="paragraph">
      <style:text-properties style:font-name="Liberation Serif"/>
    </style:style>
    <style:style style:name="TableCell60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5" style:parent-style-name="TableContents" style:family="paragraph">
      <style:paragraph-properties fo:text-align="center"/>
      <style:text-properties style:font-name="Liberation Serif" fo:color="#000000"/>
    </style:style>
    <style:style style:name="TableCell60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7" style:parent-style-name="TableContents" style:family="paragraph">
      <style:paragraph-properties fo:text-align="center"/>
      <style:text-properties style:font-name="Liberation Serif" fo:color="#000000"/>
    </style:style>
    <style:style style:name="TableCell60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09" style:parent-style-name="TableContents" style:family="paragraph">
      <style:paragraph-properties fo:text-align="center"/>
      <style:text-properties style:font-name="Liberation Serif" fo:color="#000000"/>
    </style:style>
    <style:style style:name="TableCell61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1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1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1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19" style:family="table-row">
      <style:table-row-properties style:min-row-height="0.1861in" style:use-optimal-row-height="false"/>
    </style:style>
    <style:style style:name="TableCell62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1" style:parent-style-name="TableParagraph" style:family="paragraph">
      <style:text-properties style:font-name="Liberation Serif" style:font-name-complex="Liberation Serif" fo:color="#000000"/>
    </style:style>
    <style:style style:name="TableCell62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T623" style:parent-style-name="Fonteparág.padrão" style:family="text">
      <style:text-properties style:font-name="Liberation Serif"/>
    </style:style>
    <style:style style:name="TableCell62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5" style:parent-style-name="TableContents" style:family="paragraph">
      <style:paragraph-properties fo:text-align="center"/>
      <style:text-properties style:font-name="Liberation Serif" fo:color="#000000"/>
    </style:style>
    <style:style style:name="TableCell62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7" style:parent-style-name="TableContents" style:family="paragraph">
      <style:paragraph-properties fo:text-align="center"/>
      <style:text-properties style:font-name="Liberation Serif" fo:color="#000000"/>
    </style:style>
    <style:style style:name="TableCell62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29" style:parent-style-name="TableContents" style:family="paragraph">
      <style:paragraph-properties fo:text-align="center"/>
      <style:text-properties style:font-name="Liberation Serif" fo:color="#000000"/>
    </style:style>
    <style:style style:name="TableCell63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3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3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3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3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39" style:family="table-row">
      <style:table-row-properties style:min-row-height="0.1861in" style:use-optimal-row-height="false"/>
    </style:style>
    <style:style style:name="TableCell64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1" style:parent-style-name="TableParagraph" style:family="paragraph">
      <style:text-properties style:font-name="Liberation Serif" style:font-name-complex="Liberation Serif" fo:color="#000000"/>
    </style:style>
    <style:style style:name="TableCell64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43" style:parent-style-name="Fonteparág.padrão" style:family="text">
      <style:text-properties style:font-name="Liberation Serif"/>
    </style:style>
    <style:style style:name="TableCell64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5" style:parent-style-name="TableContents" style:family="paragraph">
      <style:paragraph-properties fo:text-align="center"/>
      <style:text-properties style:font-name="Liberation Serif" fo:color="#000000"/>
    </style:style>
    <style:style style:name="TableCell64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7" style:parent-style-name="TableContents" style:family="paragraph">
      <style:paragraph-properties fo:text-align="center"/>
      <style:text-properties style:font-name="Liberation Serif" fo:color="#000000"/>
    </style:style>
    <style:style style:name="TableCell64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49" style:parent-style-name="TableContents" style:family="paragraph">
      <style:paragraph-properties fo:text-align="center"/>
      <style:text-properties style:font-name="Liberation Serif" fo:color="#000000"/>
    </style:style>
    <style:style style:name="TableCell65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5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5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5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59" style:family="table-row">
      <style:table-row-properties style:min-row-height="0.1861in" style:use-optimal-row-height="false"/>
    </style:style>
    <style:style style:name="TableCell66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1" style:parent-style-name="TableParagraph" style:family="paragraph">
      <style:text-properties style:font-name="Liberation Serif" style:font-name-complex="Liberation Serif" fo:color="#000000"/>
    </style:style>
    <style:style style:name="TableCell662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3" style:parent-style-name="TableContents" style:family="paragraph">
      <style:text-properties style:font-name="Liberation Serif"/>
    </style:style>
    <style:style style:name="TableCell664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5" style:parent-style-name="TableContents" style:family="paragraph">
      <style:paragraph-properties fo:text-align="center"/>
    </style:style>
    <style:style style:name="TableCell66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7" style:parent-style-name="TableContents" style:family="paragraph">
      <style:paragraph-properties fo:text-align="center"/>
      <style:text-properties style:font-name="Liberation Serif" fo:color="#000000"/>
    </style:style>
    <style:style style:name="TableCell66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69" style:parent-style-name="TableContents" style:family="paragraph">
      <style:paragraph-properties fo:text-align="center"/>
    </style:style>
    <style:style style:name="TableCell67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671" style:parent-style-name="TableContents" style:family="paragraph">
      <style:paragraph-properties fo:text-align="center"/>
      <style:text-properties style:font-name="Liberation Serif" style:font-name-complex="Liberation Serif" fo:color="#000000"/>
    </style:style>
    <style:style style:name="TableCell6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67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79" style:family="table-row">
      <style:table-row-properties style:min-row-height="0.1861in" style:use-optimal-row-height="false"/>
    </style:style>
    <style:style style:name="TableCell68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1" style:parent-style-name="TableParagraph" style:family="paragraph">
      <style:text-properties style:font-name="Liberation Serif" style:font-name-complex="Liberation Serif" fo:color="#000000"/>
    </style:style>
    <style:style style:name="TableCell682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T683" style:parent-style-name="Fonteparág.padrão" style:family="text">
      <style:text-properties style:font-name="Liberation Serif"/>
    </style:style>
    <style:style style:name="TableCell684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5" style:parent-style-name="TableContents" style:family="paragraph">
      <style:paragraph-properties fo:text-align="center"/>
      <style:text-properties style:font-name="Liberation Serif" fo:color="#000000"/>
    </style:style>
    <style:style style:name="TableCell686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7" style:parent-style-name="TableContents" style:family="paragraph">
      <style:paragraph-properties fo:text-align="center"/>
    </style:style>
    <style:style style:name="TableCell688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89" style:parent-style-name="TableContents" style:family="paragraph">
      <style:paragraph-properties fo:text-align="center"/>
      <style:text-properties style:font-name="Liberation Serif" fo:color="#000000"/>
    </style:style>
    <style:style style:name="TableCell690" style:family="table-cell">
      <style:table-cell-properties fo:border="0.0069in solid #000001" fo:background-color="#D9D9D9" style:writing-mode="lr-tb" style:vertical-align="middle" fo:padding-top="0in" fo:padding-left="0.0034in" fo:padding-bottom="0in" fo:padding-right="0.0034in"/>
    </style:style>
    <style:style style:name="P69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Cell692" style:family="table-cell">
      <style:table-cell-properties fo:border="0.0069in solid #000001" fo:background-color="#D9D9D9" style:writing-mode="lr-tb" fo:padding-top="0in" fo:padding-left="0.0034in" fo:padding-bottom="0in" fo:padding-right="0.0034in"/>
    </style:style>
    <style:style style:name="P693" style:parent-style-name="TableContents" style:family="paragraph">
      <style:paragraph-properties fo:text-align="center"/>
      <style:text-properties style:font-name="Liberation Serif" fo:color="#000000" fo:font-size="10pt" style:font-size-asian="10pt" style:font-size-complex="10pt"/>
    </style:style>
    <style:style style:name="TableCell69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Cell69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TableRow699" style:family="table-row">
      <style:table-row-properties style:min-row-height="0.1611in" style:use-optimal-row-height="false"/>
    </style:style>
    <style:style style:name="TableCell7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01" style:parent-style-name="TableParagraph" style:family="paragraph">
      <style:paragraph-properties fo:text-align="center" fo:margin-top="0.0076in" fo:line-height="0.1395in" fo:margin-left="3.3854in" fo:margin-right="3.3812in">
        <style:tab-stops/>
      </style:paragraph-properties>
      <style:text-properties fo:font-weight="bold" style:font-weight-asian="bold" fo:font-size="9pt" style:font-size-asian="9pt"/>
    </style:style>
    <style:style style:name="TableCell702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-top="0.0069in solid #000001" fo:border-left="none" fo:border-bottom="0.0069in solid #000001" fo:border-right="0.0069in solid #000001" fo:background-color="#FFFFFF" style:writing-mode="lr-tb" style:vertical-align="middle" fo:padding-top="0in" fo:padding-left="0.0034in" fo:padding-bottom="0in" fo:padding-right="0.0034in"/>
    </style:style>
    <style:style style:name="P705" style:parent-style-name="Standard" style:family="paragraph">
      <style:paragraph-properties fo:text-align="center"/>
      <style:text-properties style:font-name="Liberation Serif" fo:color="#F79646"/>
    </style:style>
    <style:style style:name="TableCell706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7" style:parent-style-name="Standard" style:family="paragraph">
      <style:paragraph-properties fo:text-align="center"/>
      <style:text-properties style:font-name="Liberation Serif" fo:color="#9BBB59"/>
    </style:style>
    <style:style style:name="TableCell708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09" style:parent-style-name="Standard" style:family="paragraph">
      <style:paragraph-properties fo:text-align="center"/>
      <style:text-properties style:font-name="Liberation Serif" fo:color="#8064A2"/>
    </style:style>
    <style:style style:name="TableCell710" style:family="table-cell">
      <style:table-cell-properties fo:border="0.0069in solid #000001" fo:background-color="#FFFFFF" style:writing-mode="lr-tb" style:vertical-align="middle" fo:padding-top="0in" fo:padding-left="0.0034in" fo:padding-bottom="0in" fo:padding-right="0.0034in"/>
    </style:style>
    <style:style style:name="P711" style:parent-style-name="Standard" style:family="paragraph">
      <style:paragraph-properties fo:text-align="center"/>
      <style:text-properties style:font-name="Liberation Serif" style:font-name-complex="Liberation Serif" fo:color="#000000"/>
    </style:style>
    <style:style style:name="TableRow712" style:family="table-row">
      <style:table-row-properties style:min-row-height="0.1618in" style:use-optimal-row-height="false"/>
    </style:style>
    <style:style style:name="TableCell7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14" style:parent-style-name="TableParagraph" style:family="paragraph">
      <style:paragraph-properties fo:text-align="center" fo:margin-top="0.0083in" fo:line-height="0.1395in" fo:margin-left="0.0215in" fo:margin-right="0.0416in">
        <style:tab-stops/>
      </style:paragraph-properties>
      <style:text-properties fo:font-weight="bold" style:font-weight-asian="bold" fo:font-size="9pt" style:font-size-asian="9pt"/>
    </style:style>
    <style:style style:name="TableCell7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16" style:parent-style-name="TableParagraph" style:family="paragraph">
      <style:paragraph-properties fo:text-align="center" fo:margin-top="0.0083in" fo:line-height="0.1395in" fo:margin-left="0.2437in">
        <style:tab-stops/>
      </style:paragraph-properties>
      <style:text-properties fo:font-weight="bold" style:font-weight-asian="bold" fo:font-size="9pt" style:font-size-asian="9pt"/>
    </style:style>
    <style:style style:name="TableCell71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18" style:parent-style-name="TableParagraph" style:family="paragraph">
      <style:paragraph-properties fo:text-align="center" fo:margin-top="0.0083in" fo:line-height="0.1395in" fo:margin-left="0.143in">
        <style:tab-stops/>
      </style:paragraph-properties>
      <style:text-properties fo:font-weight="bold" style:font-weight-asian="bold" fo:font-size="9pt" style:font-size-asian="9pt"/>
    </style:style>
    <style:style style:name="TableCell71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0" style:parent-style-name="TableParagraph" style:family="paragraph">
      <style:paragraph-properties fo:text-align="center" fo:margin-top="0.0083in" fo:line-height="0.1395in" fo:margin-left="0.0298in">
        <style:tab-stops/>
      </style:paragraph-properties>
      <style:text-properties fo:font-weight="bold" style:font-weight-asian="bold" fo:font-size="9pt" style:font-size-asian="9pt"/>
    </style:style>
    <style:style style:name="TableCell72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2" style:parent-style-name="TableParagraph" style:family="paragraph">
      <style:paragraph-properties fo:text-align="center" fo:margin-top="0.0083in" fo:line-height="0.1395in" fo:margin-left="0.1215in">
        <style:tab-stops/>
      </style:paragraph-properties>
      <style:text-properties fo:font-weight="bold" style:font-weight-asian="bold" fo:font-size="9pt" style:font-size-asian="9pt"/>
    </style:style>
    <style:style style:name="TableCell7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4" style:parent-style-name="TableParagraph" style:family="paragraph">
      <style:paragraph-properties fo:text-align="center" fo:margin-top="0.0083in" fo:line-height="0.1395in" fo:margin-left="0.0541in">
        <style:tab-stops/>
      </style:paragraph-properties>
      <style:text-properties fo:font-weight="bold" style:font-weight-asian="bold" fo:font-size="9pt" style:font-size-asian="9pt"/>
    </style:style>
    <style:style style:name="TableCell7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6" style:parent-style-name="TableParagraph" style:family="paragraph">
      <style:paragraph-properties fo:text-align="center" fo:margin-top="0.0083in" fo:line-height="0.1395in" fo:margin-left="0.0569in">
        <style:tab-stops/>
      </style:paragraph-properties>
      <style:text-properties fo:font-weight="bold" style:font-weight-asian="bold" fo:font-size="9pt" style:font-size-asian="9pt"/>
    </style:style>
    <style:style style:name="TableCell7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28" style:parent-style-name="TableParagraph" style:family="paragraph">
      <style:paragraph-properties fo:text-align="center" fo:margin-top="0.0083in" fo:line-height="0.1395in" fo:margin-left="0.1027in">
        <style:tab-stops/>
      </style:paragraph-properties>
      <style:text-properties fo:font-weight="bold" style:font-weight-asian="bold" fo:font-size="9pt" style:font-size-asian="9pt"/>
    </style:style>
    <style:style style:name="TableCell7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0" style:parent-style-name="TableParagraph" style:family="paragraph">
      <style:paragraph-properties fo:text-align="center" fo:margin-top="0.0083in" fo:line-height="0.1395in" fo:margin-left="0.1298in">
        <style:tab-stops/>
      </style:paragraph-properties>
      <style:text-properties fo:font-weight="bold" style:font-weight-asian="bold" fo:font-size="9pt" style:font-size-asian="9pt"/>
    </style:style>
    <style:style style:name="TableCell7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2" style:parent-style-name="TableParagraph" style:family="paragraph">
      <style:paragraph-properties fo:text-align="center" fo:margin-top="0.0083in" fo:line-height="0.1395in" fo:margin-left="0.0583in">
        <style:tab-stops/>
      </style:paragraph-properties>
      <style:text-properties fo:font-weight="bold" style:font-weight-asian="bold" fo:font-size="9pt" style:font-size-asian="9pt"/>
    </style:style>
    <style:style style:name="TableCell7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4" style:parent-style-name="TableParagraph" style:family="paragraph">
      <style:paragraph-properties fo:text-align="center" fo:margin-top="0.0083in" fo:line-height="0.1395in" fo:margin-left="0.1041in">
        <style:tab-stops/>
      </style:paragraph-properties>
      <style:text-properties fo:font-weight="bold" style:font-weight-asian="bold" fo:font-size="9pt" style:font-size-asian="9pt"/>
    </style:style>
    <style:style style:name="TableCell7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36" style:parent-style-name="TableParagraph" style:family="paragraph">
      <style:paragraph-properties fo:text-align="center" fo:margin-top="0.0083in" fo:line-height="0.1395in" fo:margin-left="0.1909in">
        <style:tab-stops/>
      </style:paragraph-properties>
      <style:text-properties fo:font-weight="bold" style:font-weight-asian="bold" fo:font-size="9pt" style:font-size-asian="9pt"/>
    </style:style>
    <style:style style:name="TableCell737" style:family="table-cell">
      <style:table-cell-properties fo:border-top="none" fo:border-left="0.0069in solid #000001" fo:border-bottom="none" fo:border-right="none" fo:background-color="#FFFFFF" style:writing-mode="lr-tb" fo:padding-top="0in" fo:padding-left="0.0034in" fo:padding-bottom="0in" fo:padding-right="0.0034in"/>
    </style:style>
    <style:style style:name="P738" style:parent-style-name="Standard" style:family="paragraph">
      <style:paragraph-properties fo:text-align="center"/>
    </style:style>
    <style:style style:name="TableCell73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40" style:parent-style-name="Standard" style:family="paragraph">
      <style:paragraph-properties fo:text-align="center"/>
    </style:style>
    <style:style style:name="TableCell74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42" style:parent-style-name="Standard" style:family="paragraph">
      <style:paragraph-properties fo:text-align="center"/>
    </style:style>
    <style:style style:name="TableCell74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44" style:parent-style-name="Standard" style:family="paragraph">
      <style:paragraph-properties fo:text-align="center"/>
    </style:style>
    <style:style style:name="TableCell74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46" style:parent-style-name="Standard" style:family="paragraph">
      <style:paragraph-properties fo:text-align="center"/>
    </style:style>
    <style:style style:name="TableRow747" style:family="table-row">
      <style:table-row-properties style:min-row-height="0.1895in" style:use-optimal-row-height="false"/>
    </style:style>
    <style:style style:name="TableCell7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49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7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1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75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3" style:parent-style-name="TableParagraph" style:family="paragraph">
      <style:paragraph-properties fo:text-align="center" fo:margin-top="0.043in" fo:line-height="0.1326in" fo:margin-left="0.0763in">
        <style:tab-stops/>
      </style:paragraph-properties>
      <style:text-properties fo:font-size="9pt" style:font-size-asian="9pt"/>
    </style:style>
    <style:style style:name="TableCell75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5" style:parent-style-name="TableParagraph" style:family="paragraph">
      <style:paragraph-properties fo:text-align="center"/>
      <style:text-properties fo:font-size="9pt" style:font-size-asian="9pt"/>
    </style:style>
    <style:style style:name="TableCell75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7" style:parent-style-name="TableParagraph" style:family="paragraph">
      <style:paragraph-properties fo:text-align="center"/>
      <style:text-properties fo:font-size="9pt" style:font-size-asian="9pt"/>
    </style:style>
    <style:style style:name="TableCell7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59" style:parent-style-name="TableParagraph" style:family="paragraph">
      <style:paragraph-properties fo:text-align="center"/>
      <style:text-properties fo:font-size="9pt" style:font-size-asian="9pt"/>
    </style:style>
    <style:style style:name="TableCell7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1" style:parent-style-name="TableParagraph" style:family="paragraph">
      <style:paragraph-properties fo:text-align="center"/>
      <style:text-properties fo:font-size="9pt" style:font-size-asian="9pt"/>
    </style:style>
    <style:style style:name="TableCell7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3" style:parent-style-name="TableParagraph" style:family="paragraph">
      <style:paragraph-properties fo:text-align="center"/>
      <style:text-properties fo:font-size="9pt" style:font-size-asian="9pt"/>
    </style:style>
    <style:style style:name="TableCell76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5" style:parent-style-name="TableParagraph" style:family="paragraph">
      <style:paragraph-properties fo:text-align="center"/>
      <style:text-properties fo:font-size="9pt" style:font-size-asian="9pt"/>
    </style:style>
    <style:style style:name="TableCell7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7" style:parent-style-name="TableParagraph" style:family="paragraph">
      <style:paragraph-properties fo:text-align="center"/>
      <style:text-properties fo:font-size="9pt" style:font-size-asian="9pt"/>
    </style:style>
    <style:style style:name="TableCell7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69" style:parent-style-name="TableParagraph" style:family="paragraph">
      <style:paragraph-properties fo:text-align="center"/>
      <style:text-properties fo:font-size="9pt" style:font-size-asian="9pt"/>
    </style:style>
    <style:style style:name="TableCell7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71" style:parent-style-name="TableParagraph" style:family="paragraph">
      <style:paragraph-properties fo:text-align="center"/>
      <style:text-properties fo:font-size="9pt" style:font-size-asian="9pt"/>
    </style:style>
    <style:style style:name="TableCell77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73" style:parent-style-name="Standard" style:family="paragraph">
      <style:paragraph-properties fo:text-align="center"/>
    </style:style>
    <style:style style:name="TableCell77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77" style:parent-style-name="Standard" style:family="paragraph">
      <style:paragraph-properties fo:text-align="center"/>
    </style:style>
    <style:style style:name="TableCell77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79" style:parent-style-name="Standard" style:family="paragraph">
      <style:paragraph-properties fo:text-align="center"/>
    </style:style>
    <style:style style:name="TableCell78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781" style:parent-style-name="Standard" style:family="paragraph">
      <style:paragraph-properties fo:text-align="center"/>
    </style:style>
    <style:style style:name="TableRow782" style:family="table-row">
      <style:table-row-properties style:min-row-height="0.1895in" style:use-optimal-row-height="false"/>
    </style:style>
    <style:style style:name="TableCell7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7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6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78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88" style:parent-style-name="TableParagraph" style:family="paragraph">
      <style:paragraph-properties fo:text-align="center" fo:margin-top="0.043in" fo:line-height="0.1326in" fo:margin-left="0.1in">
        <style:tab-stops/>
      </style:paragraph-properties>
      <style:text-properties fo:font-size="9pt" style:font-size-asian="9pt"/>
    </style:style>
    <style:style style:name="TableCell7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0" style:parent-style-name="TableParagraph" style:family="paragraph">
      <style:paragraph-properties fo:text-align="center"/>
      <style:text-properties fo:font-size="9pt" style:font-size-asian="9pt"/>
    </style:style>
    <style:style style:name="TableCell79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2" style:parent-style-name="TableParagraph" style:family="paragraph">
      <style:paragraph-properties fo:text-align="center"/>
      <style:text-properties fo:font-size="9pt" style:font-size-asian="9pt"/>
    </style:style>
    <style:style style:name="TableCell7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4" style:parent-style-name="TableParagraph" style:family="paragraph">
      <style:paragraph-properties fo:text-align="center"/>
      <style:text-properties fo:font-size="9pt" style:font-size-asian="9pt"/>
    </style:style>
    <style:style style:name="TableCell7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6" style:parent-style-name="TableParagraph" style:family="paragraph">
      <style:paragraph-properties fo:text-align="center"/>
      <style:text-properties fo:font-size="9pt" style:font-size-asian="9pt"/>
    </style:style>
    <style:style style:name="TableCell7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798" style:parent-style-name="TableParagraph" style:family="paragraph">
      <style:paragraph-properties fo:text-align="center"/>
      <style:text-properties fo:font-size="9pt" style:font-size-asian="9pt"/>
    </style:style>
    <style:style style:name="TableCell7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0" style:parent-style-name="TableParagraph" style:family="paragraph">
      <style:paragraph-properties fo:text-align="center"/>
      <style:text-properties fo:font-size="9pt" style:font-size-asian="9pt"/>
    </style:style>
    <style:style style:name="TableCell8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2" style:parent-style-name="TableParagraph" style:family="paragraph">
      <style:paragraph-properties fo:text-align="center"/>
      <style:text-properties fo:font-size="9pt" style:font-size-asian="9pt"/>
    </style:style>
    <style:style style:name="TableCell8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4" style:parent-style-name="TableParagraph" style:family="paragraph">
      <style:paragraph-properties fo:text-align="center"/>
      <style:text-properties fo:font-size="9pt" style:font-size-asian="9pt"/>
    </style:style>
    <style:style style:name="TableCell8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06" style:parent-style-name="TableParagraph" style:family="paragraph">
      <style:paragraph-properties fo:text-align="center"/>
      <style:text-properties fo:font-size="9pt" style:font-size-asian="9pt"/>
    </style:style>
    <style:style style:name="TableCell80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08" style:parent-style-name="Standard" style:family="paragraph">
      <style:paragraph-properties fo:text-align="center"/>
    </style:style>
    <style:style style:name="TableCell80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0" style:parent-style-name="Standard" style:family="paragraph">
      <style:paragraph-properties fo:text-align="center"/>
    </style:style>
    <style:style style:name="TableCell81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2" style:parent-style-name="Standard" style:family="paragraph">
      <style:paragraph-properties fo:text-align="center"/>
    </style:style>
    <style:style style:name="TableCell81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4" style:parent-style-name="Standard" style:family="paragraph">
      <style:paragraph-properties fo:text-align="center"/>
    </style:style>
    <style:style style:name="TableCell81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16" style:parent-style-name="Standard" style:family="paragraph">
      <style:paragraph-properties fo:text-align="center"/>
    </style:style>
    <style:style style:name="TableRow817" style:family="table-row">
      <style:table-row-properties style:min-row-height="0.1895in" style:use-optimal-row-height="false"/>
    </style:style>
    <style:style style:name="TableCell81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19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2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1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2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3" style:parent-style-name="TableParagraph" style:family="paragraph">
      <style:paragraph-properties fo:text-align="center" fo:margin-top="0.043in" fo:line-height="0.1326in" fo:margin-left="0.0951in">
        <style:tab-stops/>
      </style:paragraph-properties>
      <style:text-properties fo:font-size="9pt" style:font-size-asian="9pt"/>
    </style:style>
    <style:style style:name="TableCell82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5" style:parent-style-name="TableParagraph" style:family="paragraph">
      <style:paragraph-properties fo:text-align="center"/>
      <style:text-properties fo:font-size="9pt" style:font-size-asian="9pt"/>
    </style:style>
    <style:style style:name="TableCell82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7" style:parent-style-name="TableParagraph" style:family="paragraph">
      <style:paragraph-properties fo:text-align="center"/>
      <style:text-properties fo:font-size="9pt" style:font-size-asian="9pt"/>
    </style:style>
    <style:style style:name="TableCell8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29" style:parent-style-name="TableParagraph" style:family="paragraph">
      <style:paragraph-properties fo:text-align="center"/>
      <style:text-properties fo:font-size="9pt" style:font-size-asian="9pt"/>
    </style:style>
    <style:style style:name="TableCell8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1" style:parent-style-name="TableParagraph" style:family="paragraph">
      <style:paragraph-properties fo:text-align="center"/>
      <style:text-properties fo:font-size="9pt" style:font-size-asian="9pt"/>
    </style:style>
    <style:style style:name="TableCell8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3" style:parent-style-name="TableParagraph" style:family="paragraph">
      <style:paragraph-properties fo:text-align="center"/>
      <style:text-properties fo:font-size="9pt" style:font-size-asian="9pt"/>
    </style:style>
    <style:style style:name="TableCell83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5" style:parent-style-name="TableParagraph" style:family="paragraph">
      <style:paragraph-properties fo:text-align="center"/>
      <style:text-properties fo:font-size="9pt" style:font-size-asian="9pt"/>
    </style:style>
    <style:style style:name="TableCell83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7" style:parent-style-name="TableParagraph" style:family="paragraph">
      <style:paragraph-properties fo:text-align="center"/>
      <style:text-properties fo:font-size="9pt" style:font-size-asian="9pt"/>
    </style:style>
    <style:style style:name="TableCell8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39" style:parent-style-name="TableParagraph" style:family="paragraph">
      <style:paragraph-properties fo:text-align="center"/>
      <style:text-properties fo:font-size="9pt" style:font-size-asian="9pt"/>
    </style:style>
    <style:style style:name="TableCell8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41" style:parent-style-name="TableParagraph" style:family="paragraph">
      <style:paragraph-properties fo:text-align="center"/>
      <style:text-properties fo:font-size="9pt" style:font-size-asian="9pt"/>
    </style:style>
    <style:style style:name="TableCell84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3" style:parent-style-name="Standard" style:family="paragraph">
      <style:paragraph-properties fo:text-align="center"/>
    </style:style>
    <style:style style:name="TableCell84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5" style:parent-style-name="Standard" style:family="paragraph">
      <style:paragraph-properties fo:text-align="center"/>
    </style:style>
    <style:style style:name="TableCell84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7" style:parent-style-name="Standard" style:family="paragraph">
      <style:paragraph-properties fo:text-align="center"/>
    </style:style>
    <style:style style:name="TableCell84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49" style:parent-style-name="Standard" style:family="paragraph">
      <style:paragraph-properties fo:text-align="center"/>
    </style:style>
    <style:style style:name="TableCell85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51" style:parent-style-name="Standard" style:family="paragraph">
      <style:paragraph-properties fo:text-align="center"/>
    </style:style>
    <style:style style:name="TableRow852" style:family="table-row">
      <style:table-row-properties style:min-row-height="0.1895in" style:use-optimal-row-height="false"/>
    </style:style>
    <style:style style:name="TableCell85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4" style:parent-style-name="TableParagraph" style:family="paragraph">
      <style:paragraph-properties fo:text-align="center" fo:margin-top="0.043in" fo:line-height="0.1326in" fo:margin-left="0.0243in">
        <style:tab-stops/>
      </style:paragraph-properties>
      <style:text-properties style:text-scale="99%" fo:font-size="9pt" style:font-size-asian="9pt"/>
    </style:style>
    <style:style style:name="TableCell85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6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5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58" style:parent-style-name="TableParagraph" style:family="paragraph">
      <style:paragraph-properties fo:text-align="center" fo:margin-top="0.043in" fo:line-height="0.1326in" fo:margin-left="0.0881in">
        <style:tab-stops/>
      </style:paragraph-properties>
      <style:text-properties fo:font-size="9pt" style:font-size-asian="9pt"/>
    </style:style>
    <style:style style:name="TableCell85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0" style:parent-style-name="TableParagraph" style:family="paragraph">
      <style:paragraph-properties fo:text-align="center"/>
      <style:text-properties fo:font-size="9pt" style:font-size-asian="9pt"/>
    </style:style>
    <style:style style:name="TableCell86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2" style:parent-style-name="TableParagraph" style:family="paragraph">
      <style:paragraph-properties fo:text-align="center"/>
      <style:text-properties fo:font-size="9pt" style:font-size-asian="9pt"/>
    </style:style>
    <style:style style:name="TableCell8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4" style:parent-style-name="TableParagraph" style:family="paragraph">
      <style:paragraph-properties fo:text-align="center"/>
      <style:text-properties fo:font-size="9pt" style:font-size-asian="9pt"/>
    </style:style>
    <style:style style:name="TableCell8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6" style:parent-style-name="TableParagraph" style:family="paragraph">
      <style:paragraph-properties fo:text-align="center"/>
      <style:text-properties fo:font-size="9pt" style:font-size-asian="9pt"/>
    </style:style>
    <style:style style:name="TableCell8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68" style:parent-style-name="TableParagraph" style:family="paragraph">
      <style:paragraph-properties fo:text-align="center"/>
      <style:text-properties fo:font-size="9pt" style:font-size-asian="9pt"/>
    </style:style>
    <style:style style:name="TableCell8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0" style:parent-style-name="TableParagraph" style:family="paragraph">
      <style:paragraph-properties fo:text-align="center"/>
      <style:text-properties fo:font-size="9pt" style:font-size-asian="9pt"/>
    </style:style>
    <style:style style:name="TableCell8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2" style:parent-style-name="TableParagraph" style:family="paragraph">
      <style:paragraph-properties fo:text-align="center"/>
      <style:text-properties fo:font-size="9pt" style:font-size-asian="9pt"/>
    </style:style>
    <style:style style:name="TableCell8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4" style:parent-style-name="TableParagraph" style:family="paragraph">
      <style:paragraph-properties fo:text-align="center"/>
      <style:text-properties fo:font-size="9pt" style:font-size-asian="9pt"/>
    </style:style>
    <style:style style:name="TableCell8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76" style:parent-style-name="TableParagraph" style:family="paragraph">
      <style:paragraph-properties fo:text-align="center"/>
      <style:text-properties fo:font-size="9pt" style:font-size-asian="9pt"/>
    </style:style>
    <style:style style:name="TableCell87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78" style:parent-style-name="Standard" style:family="paragraph">
      <style:paragraph-properties fo:text-align="center"/>
    </style:style>
    <style:style style:name="TableCell87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0" style:parent-style-name="Standard" style:family="paragraph">
      <style:paragraph-properties fo:text-align="center"/>
    </style:style>
    <style:style style:name="TableCell88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2" style:parent-style-name="Standard" style:family="paragraph">
      <style:paragraph-properties fo:text-align="center"/>
    </style:style>
    <style:style style:name="TableCell88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4" style:parent-style-name="Standard" style:family="paragraph">
      <style:paragraph-properties fo:text-align="center"/>
    </style:style>
    <style:style style:name="TableCell88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886" style:parent-style-name="Standard" style:family="paragraph">
      <style:paragraph-properties fo:text-align="center"/>
    </style:style>
    <style:style style:name="TableRow887" style:family="table-row">
      <style:table-row-properties style:min-row-height="0.1895in" style:use-optimal-row-height="false"/>
    </style:style>
    <style:style style:name="TableCell88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89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fo:font-size="9pt" style:font-size-asian="9pt"/>
    </style:style>
    <style:style style:name="TableCell89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1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89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3" style:parent-style-name="TableParagraph" style:family="paragraph">
      <style:paragraph-properties fo:text-align="center" fo:margin-top="0.043in" fo:line-height="0.1326in" fo:margin-left="0.1048in">
        <style:tab-stops/>
      </style:paragraph-properties>
      <style:text-properties fo:font-size="9pt" style:font-size-asian="9pt"/>
    </style:style>
    <style:style style:name="TableCell89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5" style:parent-style-name="TableParagraph" style:family="paragraph">
      <style:paragraph-properties fo:text-align="center"/>
      <style:text-properties fo:font-size="9pt" style:font-size-asian="9pt"/>
    </style:style>
    <style:style style:name="TableCell89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7" style:parent-style-name="TableParagraph" style:family="paragraph">
      <style:paragraph-properties fo:text-align="center"/>
      <style:text-properties fo:font-size="9pt" style:font-size-asian="9pt"/>
    </style:style>
    <style:style style:name="TableCell89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899" style:parent-style-name="TableParagraph" style:family="paragraph">
      <style:paragraph-properties fo:text-align="center"/>
      <style:text-properties fo:font-size="9pt" style:font-size-asian="9pt"/>
    </style:style>
    <style:style style:name="TableCell9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1" style:parent-style-name="TableParagraph" style:family="paragraph">
      <style:paragraph-properties fo:text-align="center"/>
      <style:text-properties fo:font-size="9pt" style:font-size-asian="9pt"/>
    </style:style>
    <style:style style:name="TableCell9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3" style:parent-style-name="TableParagraph" style:family="paragraph">
      <style:paragraph-properties fo:text-align="center"/>
      <style:text-properties fo:font-size="9pt" style:font-size-asian="9pt"/>
    </style:style>
    <style:style style:name="TableCell90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5" style:parent-style-name="TableParagraph" style:family="paragraph">
      <style:paragraph-properties fo:text-align="center"/>
      <style:text-properties fo:font-size="9pt" style:font-size-asian="9pt"/>
    </style:style>
    <style:style style:name="TableCell9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7" style:parent-style-name="TableParagraph" style:family="paragraph">
      <style:paragraph-properties fo:text-align="center"/>
      <style:text-properties fo:font-size="9pt" style:font-size-asian="9pt"/>
    </style:style>
    <style:style style:name="TableCell90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09" style:parent-style-name="TableParagraph" style:family="paragraph">
      <style:paragraph-properties fo:text-align="center"/>
      <style:text-properties fo:font-size="9pt" style:font-size-asian="9pt"/>
    </style:style>
    <style:style style:name="TableCell9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11" style:parent-style-name="TableParagraph" style:family="paragraph">
      <style:paragraph-properties fo:text-align="center"/>
      <style:text-properties fo:font-size="9pt" style:font-size-asian="9pt"/>
    </style:style>
    <style:style style:name="TableCell91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3" style:parent-style-name="Standard" style:family="paragraph">
      <style:paragraph-properties fo:text-align="center"/>
    </style:style>
    <style:style style:name="TableCell91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5" style:parent-style-name="Standard" style:family="paragraph">
      <style:paragraph-properties fo:text-align="center"/>
    </style:style>
    <style:style style:name="TableCell91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7" style:parent-style-name="Standard" style:family="paragraph">
      <style:paragraph-properties fo:text-align="center"/>
    </style:style>
    <style:style style:name="TableCell91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19" style:parent-style-name="Standard" style:family="paragraph">
      <style:paragraph-properties fo:text-align="center"/>
    </style:style>
    <style:style style:name="TableCell92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21" style:parent-style-name="Standard" style:family="paragraph">
      <style:paragraph-properties fo:text-align="center"/>
    </style:style>
    <style:style style:name="TableRow922" style:family="table-row">
      <style:table-row-properties style:min-row-height="0.1895in" style:use-optimal-row-height="false"/>
    </style:style>
    <style:style style:name="TableCell92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4" style:parent-style-name="TableParagraph" style:family="paragraph">
      <style:paragraph-properties fo:text-align="center" fo:margin-top="0.043in" fo:line-height="0.1326in" fo:margin-left="0.0236in">
        <style:tab-stops/>
      </style:paragraph-properties>
      <style:text-properties style:text-scale="99%" fo:font-size="9pt" style:font-size-asian="9pt"/>
    </style:style>
    <style:style style:name="TableCell92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6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2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28" style:parent-style-name="TableParagraph" style:family="paragraph">
      <style:paragraph-properties fo:text-align="center" fo:margin-top="0.018in"/>
      <style:text-properties fo:font-size="9pt" style:font-size-asian="9pt"/>
    </style:style>
    <style:style style:name="TableCell92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0" style:parent-style-name="TableParagraph" style:family="paragraph">
      <style:paragraph-properties fo:text-align="center"/>
      <style:text-properties fo:font-size="9pt" style:font-size-asian="9pt"/>
    </style:style>
    <style:style style:name="TableCell93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2" style:parent-style-name="TableParagraph" style:family="paragraph">
      <style:paragraph-properties fo:text-align="center"/>
      <style:text-properties fo:font-size="9pt" style:font-size-asian="9pt"/>
    </style:style>
    <style:style style:name="TableCell93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4" style:parent-style-name="TableParagraph" style:family="paragraph">
      <style:paragraph-properties fo:text-align="center"/>
      <style:text-properties fo:font-size="9pt" style:font-size-asian="9pt"/>
    </style:style>
    <style:style style:name="TableCell93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6" style:parent-style-name="TableParagraph" style:family="paragraph">
      <style:paragraph-properties fo:text-align="center"/>
      <style:text-properties fo:font-size="9pt" style:font-size-asian="9pt"/>
    </style:style>
    <style:style style:name="TableCell93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38" style:parent-style-name="TableParagraph" style:family="paragraph">
      <style:paragraph-properties fo:text-align="center"/>
      <style:text-properties fo:font-size="9pt" style:font-size-asian="9pt"/>
    </style:style>
    <style:style style:name="TableCell93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0" style:parent-style-name="TableParagraph" style:family="paragraph">
      <style:paragraph-properties fo:text-align="center"/>
      <style:text-properties fo:font-size="9pt" style:font-size-asian="9pt"/>
    </style:style>
    <style:style style:name="TableCell94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2" style:parent-style-name="TableParagraph" style:family="paragraph">
      <style:paragraph-properties fo:text-align="center"/>
      <style:text-properties fo:font-size="9pt" style:font-size-asian="9pt"/>
    </style:style>
    <style:style style:name="TableCell94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4" style:parent-style-name="TableParagraph" style:family="paragraph">
      <style:paragraph-properties fo:text-align="center"/>
      <style:text-properties fo:font-size="9pt" style:font-size-asian="9pt"/>
    </style:style>
    <style:style style:name="TableCell94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46" style:parent-style-name="TableParagraph" style:family="paragraph">
      <style:paragraph-properties fo:text-align="center"/>
      <style:text-properties fo:font-size="9pt" style:font-size-asian="9pt"/>
    </style:style>
    <style:style style:name="TableCell94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48" style:parent-style-name="Standard" style:family="paragraph">
      <style:paragraph-properties fo:text-align="center"/>
    </style:style>
    <style:style style:name="TableCell94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0" style:parent-style-name="Standard" style:family="paragraph">
      <style:paragraph-properties fo:text-align="center"/>
    </style:style>
    <style:style style:name="TableCell95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2" style:parent-style-name="Standard" style:family="paragraph">
      <style:paragraph-properties fo:text-align="center"/>
    </style:style>
    <style:style style:name="TableCell95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4" style:parent-style-name="Standard" style:family="paragraph">
      <style:paragraph-properties fo:text-align="center"/>
    </style:style>
    <style:style style:name="TableCell95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56" style:parent-style-name="Standard" style:family="paragraph">
      <style:paragraph-properties fo:text-align="center"/>
    </style:style>
    <style:style style:name="TableRow957" style:family="table-row">
      <style:table-row-properties style:min-row-height="0.1895in" style:use-optimal-row-height="false"/>
    </style:style>
    <style:style style:name="TableCell95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59" style:parent-style-name="TableParagraph" style:family="paragraph">
      <style:paragraph-properties fo:text-align="center" fo:margin-top="0.043in" fo:line-height="0.1326in" fo:margin-left="0.027in">
        <style:tab-stops/>
      </style:paragraph-properties>
      <style:text-properties style:text-scale="99%" fo:font-size="9pt" style:font-size-asian="9pt"/>
    </style:style>
    <style:style style:name="TableCell96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1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6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3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96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5" style:parent-style-name="TableParagraph" style:family="paragraph">
      <style:paragraph-properties fo:text-align="center"/>
      <style:text-properties fo:font-size="9pt" style:font-size-asian="9pt"/>
    </style:style>
    <style:style style:name="TableCell96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7" style:parent-style-name="TableParagraph" style:family="paragraph">
      <style:paragraph-properties fo:text-align="center"/>
      <style:text-properties fo:font-size="9pt" style:font-size-asian="9pt"/>
    </style:style>
    <style:style style:name="TableCell96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69" style:parent-style-name="TableParagraph" style:family="paragraph">
      <style:paragraph-properties fo:text-align="center"/>
      <style:text-properties fo:font-size="9pt" style:font-size-asian="9pt"/>
    </style:style>
    <style:style style:name="TableCell97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1" style:parent-style-name="TableParagraph" style:family="paragraph">
      <style:paragraph-properties fo:text-align="center"/>
      <style:text-properties fo:font-size="9pt" style:font-size-asian="9pt"/>
    </style:style>
    <style:style style:name="TableCell97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3" style:parent-style-name="TableParagraph" style:family="paragraph">
      <style:paragraph-properties fo:text-align="center"/>
      <style:text-properties fo:font-size="9pt" style:font-size-asian="9pt"/>
    </style:style>
    <style:style style:name="TableCell97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5" style:parent-style-name="TableParagraph" style:family="paragraph">
      <style:paragraph-properties fo:text-align="center"/>
      <style:text-properties fo:font-size="9pt" style:font-size-asian="9pt"/>
    </style:style>
    <style:style style:name="TableCell97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7" style:parent-style-name="TableParagraph" style:family="paragraph">
      <style:paragraph-properties fo:text-align="center"/>
      <style:text-properties fo:font-size="9pt" style:font-size-asian="9pt"/>
    </style:style>
    <style:style style:name="TableCell97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79" style:parent-style-name="TableParagraph" style:family="paragraph">
      <style:paragraph-properties fo:text-align="center"/>
      <style:text-properties fo:font-size="9pt" style:font-size-asian="9pt"/>
    </style:style>
    <style:style style:name="TableCell98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81" style:parent-style-name="TableParagraph" style:family="paragraph">
      <style:paragraph-properties fo:text-align="center"/>
      <style:text-properties fo:font-size="9pt" style:font-size-asian="9pt"/>
    </style:style>
    <style:style style:name="TableCell98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3" style:parent-style-name="Standard" style:family="paragraph">
      <style:paragraph-properties fo:text-align="center"/>
    </style:style>
    <style:style style:name="TableCell98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5" style:parent-style-name="Standard" style:family="paragraph">
      <style:paragraph-properties fo:text-align="center"/>
    </style:style>
    <style:style style:name="TableCell98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7" style:parent-style-name="Standard" style:family="paragraph">
      <style:paragraph-properties fo:text-align="center"/>
    </style:style>
    <style:style style:name="TableCell98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89" style:parent-style-name="Standard" style:family="paragraph">
      <style:paragraph-properties fo:text-align="center"/>
    </style:style>
    <style:style style:name="TableCell99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991" style:parent-style-name="Standard" style:family="paragraph">
      <style:paragraph-properties fo:text-align="center"/>
    </style:style>
    <style:style style:name="TableRow992" style:family="table-row">
      <style:table-row-properties style:min-row-height="0.1895in" style:use-optimal-row-height="false"/>
    </style:style>
    <style:style style:name="TableCell99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4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99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6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99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998" style:parent-style-name="TableParagraph" style:family="paragraph">
      <style:paragraph-properties fo:text-align="center" fo:margin-top="0.018in" fo:line-height="0.1326in"/>
      <style:text-properties style:text-scale="99%" fo:font-size="9pt" style:font-size-asian="9pt"/>
    </style:style>
    <style:style style:name="TableCell99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0" style:parent-style-name="TableParagraph" style:family="paragraph">
      <style:paragraph-properties fo:text-align="center"/>
      <style:text-properties fo:font-size="9pt" style:font-size-asian="9pt"/>
    </style:style>
    <style:style style:name="TableCell100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2" style:parent-style-name="TableParagraph" style:family="paragraph">
      <style:paragraph-properties fo:text-align="center"/>
      <style:text-properties fo:font-size="9pt" style:font-size-asian="9pt"/>
    </style:style>
    <style:style style:name="TableCell100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4" style:parent-style-name="TableParagraph" style:family="paragraph">
      <style:paragraph-properties fo:text-align="center"/>
      <style:text-properties fo:font-size="9pt" style:font-size-asian="9pt"/>
    </style:style>
    <style:style style:name="TableCell100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6" style:parent-style-name="TableParagraph" style:family="paragraph">
      <style:paragraph-properties fo:text-align="center"/>
      <style:text-properties fo:font-size="9pt" style:font-size-asian="9pt"/>
    </style:style>
    <style:style style:name="TableCell100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08" style:parent-style-name="TableParagraph" style:family="paragraph">
      <style:paragraph-properties fo:text-align="center"/>
      <style:text-properties fo:font-size="9pt" style:font-size-asian="9pt"/>
    </style:style>
    <style:style style:name="TableCell100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0" style:parent-style-name="TableParagraph" style:family="paragraph">
      <style:paragraph-properties fo:text-align="center"/>
      <style:text-properties fo:font-size="9pt" style:font-size-asian="9pt"/>
    </style:style>
    <style:style style:name="TableCell101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2" style:parent-style-name="TableParagraph" style:family="paragraph">
      <style:paragraph-properties fo:text-align="center"/>
      <style:text-properties fo:font-size="9pt" style:font-size-asian="9pt"/>
    </style:style>
    <style:style style:name="TableCell101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4" style:parent-style-name="TableParagraph" style:family="paragraph">
      <style:paragraph-properties fo:text-align="center"/>
      <style:text-properties fo:font-size="9pt" style:font-size-asian="9pt"/>
    </style:style>
    <style:style style:name="TableCell101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16" style:parent-style-name="TableParagraph" style:family="paragraph">
      <style:paragraph-properties fo:text-align="center"/>
      <style:text-properties fo:font-size="9pt" style:font-size-asian="9pt"/>
    </style:style>
    <style:style style:name="TableCell101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18" style:parent-style-name="Standard" style:family="paragraph">
      <style:paragraph-properties fo:text-align="center"/>
    </style:style>
    <style:style style:name="TableCell101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0" style:parent-style-name="Standard" style:family="paragraph">
      <style:paragraph-properties fo:text-align="center"/>
    </style:style>
    <style:style style:name="TableCell102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2" style:parent-style-name="Standard" style:family="paragraph">
      <style:paragraph-properties fo:text-align="center"/>
    </style:style>
    <style:style style:name="TableCell102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4" style:parent-style-name="Standard" style:family="paragraph">
      <style:paragraph-properties fo:text-align="center"/>
    </style:style>
    <style:style style:name="TableCell102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26" style:parent-style-name="Standard" style:family="paragraph">
      <style:paragraph-properties fo:text-align="center"/>
    </style:style>
    <style:style style:name="TableRow1027" style:family="table-row">
      <style:table-row-properties style:min-row-height="0.1895in" style:use-optimal-row-height="false"/>
    </style:style>
    <style:style style:name="TableCell102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29" style:parent-style-name="TableParagraph" style:family="paragraph">
      <style:paragraph-properties fo:text-align="center" fo:margin-top="0.043in" fo:line-height="0.1326in" fo:margin-left="0.0256in">
        <style:tab-stops/>
      </style:paragraph-properties>
      <style:text-properties style:text-scale="99%" fo:font-size="9pt" style:font-size-asian="9pt"/>
    </style:style>
    <style:style style:name="TableCell103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1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3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3" style:parent-style-name="TableParagraph" style:family="paragraph">
      <style:paragraph-properties fo:text-align="center" fo:margin-top="0.018in" fo:margin-right="0.0333in"/>
      <style:text-properties style:text-scale="99%" fo:font-size="9pt" style:font-size-asian="9pt"/>
    </style:style>
    <style:style style:name="TableCell103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5" style:parent-style-name="TableParagraph" style:family="paragraph">
      <style:paragraph-properties fo:text-align="center"/>
      <style:text-properties fo:font-size="9pt" style:font-size-asian="9pt"/>
    </style:style>
    <style:style style:name="TableCell103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7" style:parent-style-name="TableParagraph" style:family="paragraph">
      <style:paragraph-properties fo:text-align="center"/>
      <style:text-properties fo:font-size="9pt" style:font-size-asian="9pt"/>
    </style:style>
    <style:style style:name="TableCell103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39" style:parent-style-name="TableParagraph" style:family="paragraph">
      <style:paragraph-properties fo:text-align="center"/>
      <style:text-properties fo:font-size="9pt" style:font-size-asian="9pt"/>
    </style:style>
    <style:style style:name="TableCell104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1" style:parent-style-name="TableParagraph" style:family="paragraph">
      <style:paragraph-properties fo:text-align="center"/>
      <style:text-properties fo:font-size="9pt" style:font-size-asian="9pt"/>
    </style:style>
    <style:style style:name="TableCell10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3" style:parent-style-name="TableParagraph" style:family="paragraph">
      <style:paragraph-properties fo:text-align="center"/>
      <style:text-properties fo:font-size="9pt" style:font-size-asian="9pt"/>
    </style:style>
    <style:style style:name="TableCell104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5" style:parent-style-name="TableParagraph" style:family="paragraph">
      <style:paragraph-properties fo:text-align="center"/>
      <style:text-properties fo:font-size="9pt" style:font-size-asian="9pt"/>
    </style:style>
    <style:style style:name="TableCell104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7" style:parent-style-name="TableParagraph" style:family="paragraph">
      <style:paragraph-properties fo:text-align="center"/>
      <style:text-properties fo:font-size="9pt" style:font-size-asian="9pt"/>
    </style:style>
    <style:style style:name="TableCell104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49" style:parent-style-name="TableParagraph" style:family="paragraph">
      <style:paragraph-properties fo:text-align="center"/>
      <style:text-properties fo:font-size="9pt" style:font-size-asian="9pt"/>
    </style:style>
    <style:style style:name="TableCell105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51" style:parent-style-name="TableParagraph" style:family="paragraph">
      <style:paragraph-properties fo:text-align="center"/>
      <style:text-properties fo:font-size="9pt" style:font-size-asian="9pt"/>
    </style:style>
    <style:style style:name="TableCell105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3" style:parent-style-name="Standard" style:family="paragraph">
      <style:paragraph-properties fo:text-align="center"/>
    </style:style>
    <style:style style:name="TableCell105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5" style:parent-style-name="Standard" style:family="paragraph">
      <style:paragraph-properties fo:text-align="center"/>
    </style:style>
    <style:style style:name="TableCell105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7" style:parent-style-name="Standard" style:family="paragraph">
      <style:paragraph-properties fo:text-align="center"/>
    </style:style>
    <style:style style:name="TableCell105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59" style:parent-style-name="Standard" style:family="paragraph">
      <style:paragraph-properties fo:text-align="center"/>
    </style:style>
    <style:style style:name="TableCell106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61" style:parent-style-name="Standard" style:family="paragraph">
      <style:paragraph-properties fo:text-align="center"/>
    </style:style>
    <style:style style:name="TableRow1062" style:family="table-row">
      <style:table-row-properties style:min-row-height="0.1895in" style:use-optimal-row-height="false"/>
    </style:style>
    <style:style style:name="TableCell106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4" style:parent-style-name="TableParagraph" style:family="paragraph">
      <style:paragraph-properties fo:text-align="center"/>
      <style:text-properties fo:font-size="9pt" style:font-size-asian="9pt"/>
    </style:style>
    <style:style style:name="TableCell106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6" style:parent-style-name="TableParagraph" style:family="paragraph">
      <style:paragraph-properties fo:text-align="center" fo:margin-top="0.043in" fo:line-height="0.1326in" fo:margin-left="0.0673in">
        <style:tab-stops/>
      </style:paragraph-properties>
      <style:text-properties fo:font-size="9pt" style:font-size-asian="9pt"/>
    </style:style>
    <style:style style:name="TableCell106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68" style:parent-style-name="TableParagraph" style:family="paragraph">
      <style:paragraph-properties fo:text-align="center" fo:margin-top="0.043in" fo:line-height="0.1326in" fo:margin-left="0.0847in">
        <style:tab-stops/>
      </style:paragraph-properties>
      <style:text-properties fo:font-size="9pt" style:font-size-asian="9pt"/>
    </style:style>
    <style:style style:name="TableCell106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0" style:parent-style-name="TableParagraph" style:family="paragraph">
      <style:paragraph-properties fo:text-align="center"/>
      <style:text-properties fo:font-size="9pt" style:font-size-asian="9pt"/>
    </style:style>
    <style:style style:name="TableCell107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2" style:parent-style-name="TableParagraph" style:family="paragraph">
      <style:paragraph-properties fo:text-align="center"/>
      <style:text-properties fo:font-size="9pt" style:font-size-asian="9pt"/>
    </style:style>
    <style:style style:name="TableCell107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4" style:parent-style-name="TableParagraph" style:family="paragraph">
      <style:paragraph-properties fo:text-align="center"/>
      <style:text-properties fo:font-size="9pt" style:font-size-asian="9pt"/>
    </style:style>
    <style:style style:name="TableCell107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6" style:parent-style-name="TableParagraph" style:family="paragraph">
      <style:paragraph-properties fo:text-align="center"/>
      <style:text-properties fo:font-size="9pt" style:font-size-asian="9pt"/>
    </style:style>
    <style:style style:name="TableCell1077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78" style:parent-style-name="TableParagraph" style:family="paragraph">
      <style:paragraph-properties fo:text-align="center"/>
      <style:text-properties fo:font-size="9pt" style:font-size-asian="9pt"/>
    </style:style>
    <style:style style:name="TableCell107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0" style:parent-style-name="TableParagraph" style:family="paragraph">
      <style:paragraph-properties fo:text-align="center"/>
      <style:text-properties fo:font-size="9pt" style:font-size-asian="9pt"/>
    </style:style>
    <style:style style:name="TableCell1081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2" style:parent-style-name="TableParagraph" style:family="paragraph">
      <style:paragraph-properties fo:text-align="center"/>
      <style:text-properties fo:font-size="9pt" style:font-size-asian="9pt"/>
    </style:style>
    <style:style style:name="TableCell1083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4" style:parent-style-name="TableParagraph" style:family="paragraph">
      <style:paragraph-properties fo:text-align="center"/>
      <style:text-properties fo:font-size="9pt" style:font-size-asian="9pt"/>
    </style:style>
    <style:style style:name="TableCell1085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86" style:parent-style-name="TableParagraph" style:family="paragraph">
      <style:paragraph-properties fo:text-align="center"/>
      <style:text-properties fo:font-size="9pt" style:font-size-asian="9pt"/>
    </style:style>
    <style:style style:name="TableCell1087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88" style:parent-style-name="Standard" style:family="paragraph">
      <style:paragraph-properties fo:text-align="center"/>
    </style:style>
    <style:style style:name="TableCell1089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0" style:parent-style-name="Standard" style:family="paragraph">
      <style:paragraph-properties fo:text-align="center"/>
    </style:style>
    <style:style style:name="TableCell1091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2" style:parent-style-name="Standard" style:family="paragraph">
      <style:paragraph-properties fo:text-align="center"/>
    </style:style>
    <style:style style:name="TableCell1093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4" style:parent-style-name="Standard" style:family="paragraph">
      <style:paragraph-properties fo:text-align="center"/>
    </style:style>
    <style:style style:name="TableCell1095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096" style:parent-style-name="Standard" style:family="paragraph">
      <style:paragraph-properties fo:text-align="center"/>
    </style:style>
    <style:style style:name="TableRow1097" style:family="table-row">
      <style:table-row-properties style:min-row-height="0.1895in" style:use-optimal-row-height="false"/>
    </style:style>
    <style:style style:name="TableCell109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099" style:parent-style-name="TableParagraph" style:family="paragraph">
      <style:paragraph-properties fo:text-align="center"/>
      <style:text-properties fo:font-size="9pt" style:font-size-asian="9pt"/>
    </style:style>
    <style:style style:name="TableCell110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1" style:parent-style-name="TableParagraph" style:family="paragraph">
      <style:paragraph-properties fo:text-align="center"/>
      <style:text-properties fo:font-size="9pt" style:font-size-asian="9pt"/>
    </style:style>
    <style:style style:name="TableCell110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3" style:parent-style-name="TableParagraph" style:family="paragraph">
      <style:paragraph-properties fo:text-align="center"/>
      <style:text-properties fo:font-size="9pt" style:font-size-asian="9pt"/>
    </style:style>
    <style:style style:name="TableCell110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5" style:parent-style-name="TableParagraph" style:family="paragraph">
      <style:paragraph-properties fo:text-align="center"/>
      <style:text-properties fo:font-size="9pt" style:font-size-asian="9pt"/>
    </style:style>
    <style:style style:name="TableCell110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7" style:parent-style-name="TableParagraph" style:family="paragraph">
      <style:paragraph-properties fo:text-align="center"/>
      <style:text-properties fo:font-size="9pt" style:font-size-asian="9pt"/>
    </style:style>
    <style:style style:name="TableCell110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09" style:parent-style-name="TableParagraph" style:family="paragraph">
      <style:paragraph-properties fo:text-align="center"/>
      <style:text-properties fo:font-size="9pt" style:font-size-asian="9pt"/>
    </style:style>
    <style:style style:name="TableCell111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1" style:parent-style-name="TableParagraph" style:family="paragraph">
      <style:paragraph-properties fo:text-align="center"/>
      <style:text-properties fo:font-size="9pt" style:font-size-asian="9pt"/>
    </style:style>
    <style:style style:name="TableCell111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3" style:parent-style-name="TableParagraph" style:family="paragraph">
      <style:paragraph-properties fo:text-align="center"/>
      <style:text-properties fo:font-size="9pt" style:font-size-asian="9pt"/>
    </style:style>
    <style:style style:name="TableCell1114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5" style:parent-style-name="TableParagraph" style:family="paragraph">
      <style:paragraph-properties fo:text-align="center"/>
      <style:text-properties fo:font-size="9pt" style:font-size-asian="9pt"/>
    </style:style>
    <style:style style:name="TableCell111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7" style:parent-style-name="TableParagraph" style:family="paragraph">
      <style:paragraph-properties fo:text-align="center"/>
      <style:text-properties fo:font-size="9pt" style:font-size-asian="9pt"/>
    </style:style>
    <style:style style:name="TableCell1118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19" style:parent-style-name="TableParagraph" style:family="paragraph">
      <style:paragraph-properties fo:text-align="center"/>
      <style:text-properties fo:font-size="9pt" style:font-size-asian="9pt"/>
    </style:style>
    <style:style style:name="TableCell1120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21" style:parent-style-name="TableParagraph" style:family="paragraph">
      <style:paragraph-properties fo:text-align="center"/>
      <style:text-properties fo:font-size="9pt" style:font-size-asian="9pt"/>
    </style:style>
    <style:style style:name="TableCell1122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3" style:parent-style-name="Standard" style:family="paragraph">
      <style:paragraph-properties fo:text-align="center"/>
    </style:style>
    <style:style style:name="TableCell1124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5" style:parent-style-name="Standard" style:family="paragraph">
      <style:paragraph-properties fo:text-align="center"/>
    </style:style>
    <style:style style:name="TableCell1126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7" style:parent-style-name="Standard" style:family="paragraph">
      <style:paragraph-properties fo:text-align="center"/>
    </style:style>
    <style:style style:name="TableCell1128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29" style:parent-style-name="Standard" style:family="paragraph">
      <style:paragraph-properties fo:text-align="center"/>
    </style:style>
    <style:style style:name="TableCell1130" style:family="table-cell">
      <style:table-cell-properties fo:border="none" fo:background-color="#FFFFFF" style:writing-mode="lr-tb" fo:padding-top="0in" fo:padding-left="0.0034in" fo:padding-bottom="0in" fo:padding-right="0.0034in"/>
    </style:style>
    <style:style style:name="P1131" style:parent-style-name="Standard" style:family="paragraph">
      <style:paragraph-properties fo:text-align="center"/>
    </style:style>
    <style:style style:name="P1132" style:parent-style-name="Standard" style:family="paragraph">
      <style:paragraph-properties fo:text-align="center"/>
    </style:style>
    <style:style style:name="P1133" style:parent-style-name="Standard" style:family="paragraph">
      <style:paragraph-properties fo:text-align="center"/>
    </style:style>
    <style:style style:name="P1134" style:parent-style-name="Standard" style:family="paragraph">
      <style:paragraph-properties fo:text-align="center"/>
    </style:style>
    <style:style style:name="P1135" style:parent-style-name="Standard" style:family="paragraph">
      <style:paragraph-properties fo:text-align="center"/>
    </style:style>
    <style:style style:name="S1" style:family="section">
      <style:section-properties fo:margin-left="0in" fo:margin-right="0in" style:writing-mode="lr-tb"/>
    </style:style>
    <style:style style:name="TableColumn1137" style:family="table-column">
      <style:table-column-properties style:column-width="7.5236in" style:use-optimal-column-width="false"/>
    </style:style>
    <style:style style:name="Table1136" style:family="table">
      <style:table-properties style:width="7.5236in" fo:margin-left="0.134in" table:align="left"/>
    </style:style>
    <style:style style:name="TableRow1138" style:family="table-row">
      <style:table-row-properties style:min-row-height="0.1729in" style:use-optimal-row-height="false"/>
    </style:style>
    <style:style style:name="TableCell113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0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141" style:family="table-row">
      <style:table-row-properties style:min-row-height="6.4805in" style:use-optimal-row-height="false"/>
    </style:style>
    <style:style style:name="TableCell1142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43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T1144" style:parent-style-name="Fonteparág.padrão" style:family="text">
      <style:text-properties fo:font-weight="bold" style:font-weight-asian="bold"/>
    </style:style>
    <style:style style:name="T1145" style:parent-style-name="Fonteparág.padrão" style:family="text">
      <style:text-properties fo:color="#000000"/>
    </style:style>
    <style:style style:name="P1146" style:parent-style-name="TableParagraph" style:family="paragraph">
      <style:paragraph-properties fo:line-height="95%" fo:margin-left="0.0743in" fo:margin-right="0.0687in">
        <style:tab-stops>
          <style:tab-stop style:type="left" style:position="0.2368in"/>
        </style:tab-stops>
      </style:paragraph-properties>
    </style:style>
    <style:style style:name="P1147" style:parent-style-name="TableParagraph" style:family="paragraph">
      <style:paragraph-properties fo:line-height="0.1729in" fo:margin-left="0.0743in">
        <style:tab-stops/>
      </style:paragraph-properties>
      <style:text-properties fo:font-weight="bold" style:font-weight-asian="bold"/>
    </style:style>
    <style:style style:name="P1148" style:parent-style-name="TableParagraph" style:list-style-name="WWNum2" style:family="paragraph">
      <style:paragraph-properties fo:line-height="0.1729in"/>
    </style:style>
    <style:style style:name="T1149" style:parent-style-name="Fonteparág.padrão" style:family="text">
      <style:text-properties style:font-weight-complex="bold"/>
    </style:style>
    <style:style style:name="T1150" style:parent-style-name="Fonteparág.padrão" style:family="text">
      <style:text-properties style:font-weight-complex="bold"/>
    </style:style>
    <style:style style:name="P1151" style:parent-style-name="TableParagraph" style:family="paragraph">
      <style:paragraph-properties fo:line-height="0.1729in"/>
      <style:text-properties style:text-underline-type="single" style:text-underline-style="solid" style:text-underline-width="auto" style:text-underline-mode="continuous"/>
    </style:style>
    <style:style style:name="P1152" style:parent-style-name="TableParagraph" style:family="paragraph">
      <style:paragraph-properties fo:margin-top="0.0395in" fo:margin-bottom="0.0395in" fo:line-height="0.1729in" fo:text-indent="0.0784in"/>
    </style:style>
    <style:style style:name="T1153" style:parent-style-name="Fonteparág.padrão" style:family="text">
      <style:text-properties fo:font-weight="bold" style:font-weight-asian="bold"/>
    </style:style>
    <style:style style:name="P1154" style:parent-style-name="TableParagraph" style:list-style-name="LFO8" style:family="paragraph">
      <style:paragraph-properties fo:margin-top="0.0395in" fo:margin-bottom="0.0395in" fo:line-height="0.1729in"/>
      <style:text-properties style:font-weight-complex="bold"/>
    </style:style>
    <style:style style:name="P1155" style:parent-style-name="TableParagraph" style:list-style-name="LFO8" style:family="paragraph">
      <style:paragraph-properties fo:margin-top="0.0395in" fo:margin-bottom="0.0395in" fo:line-height="0.1729in"/>
    </style:style>
    <style:style style:name="T1156" style:parent-style-name="Fonteparág.padrão" style:family="text">
      <style:text-properties style:font-weight-complex="bold"/>
    </style:style>
    <style:style style:name="T1157" style:parent-style-name="Fonteparág.padrão" style:family="text">
      <style:text-properties style:font-weight-complex="bold"/>
    </style:style>
    <style:style style:name="T1158" style:parent-style-name="Fonteparág.padrão" style:family="text">
      <style:text-properties style:font-weight-complex="bold"/>
    </style:style>
    <style:style style:name="T1159" style:parent-style-name="Fonteparág.padrão" style:family="text">
      <style:text-properties style:font-weight-complex="bold"/>
    </style:style>
    <style:style style:name="T1160" style:parent-style-name="Fonteparág.padrão" style:family="text">
      <style:text-properties style:font-weight-complex="bold"/>
    </style:style>
    <style:style style:name="P1161" style:parent-style-name="TableParagraph" style:list-style-name="LFO9" style:family="paragraph">
      <style:paragraph-properties fo:line-height="0.1729in"/>
    </style:style>
    <style:style style:name="T1162" style:parent-style-name="Fonteparág.padrão" style:family="text">
      <style:text-properties fo:font-weight="bold" style:font-weight-asian="bold"/>
    </style:style>
    <style:style style:name="P1163" style:parent-style-name="TableParagraph" style:list-style-name="LFO10" style:family="paragraph">
      <style:paragraph-properties fo:line-height="95%" fo:margin-right="0.0701in">
        <style:tab-stops>
          <style:tab-stop style:type="left" style:position="-3.3597in"/>
        </style:tab-stops>
      </style:paragraph-properties>
    </style:style>
    <style:style style:name="P1164" style:parent-style-name="TableParagraph" style:list-style-name="LFO10" style:family="paragraph">
      <style:paragraph-properties fo:line-height="95%" fo:margin-right="0.0701in">
        <style:tab-stops>
          <style:tab-stop style:type="left" style:position="-3.3597in"/>
        </style:tab-stops>
      </style:paragraph-properties>
    </style:style>
    <style:style style:name="P1165" style:parent-style-name="TableParagraph" style:family="paragraph">
      <style:text-properties fo:font-size="10pt" style:font-size-asian="10pt" style:text-underline-type="single" style:text-underline-style="solid" style:text-underline-width="auto" style:text-underline-mode="continuous"/>
    </style:style>
    <style:style style:name="P1166" style:parent-style-name="TableParagraph" style:family="paragraph">
      <style:paragraph-properties fo:text-align="center"/>
      <style:text-properties fo:font-size="10pt" style:font-size-asian="10pt"/>
    </style:style>
    <style:style style:name="P1167" style:parent-style-name="TableParagraph" style:family="paragraph">
      <style:paragraph-properties fo:text-align="center"/>
      <style:text-properties fo:font-size="10pt" style:font-size-asian="10pt"/>
    </style:style>
    <style:style style:name="P1168" style:parent-style-name="TableParagraph" style:family="paragraph">
      <style:paragraph-properties fo:text-align="center"/>
      <style:text-properties fo:font-size="10pt" style:font-size-asian="10pt"/>
    </style:style>
    <style:style style:name="P1169" style:parent-style-name="TableParagraph" style:family="paragraph">
      <style:paragraph-properties fo:text-align="center"/>
      <style:text-properties fo:font-size="10pt" style:font-size-asian="10pt"/>
    </style:style>
    <style:style style:name="P1170" style:parent-style-name="TableParagraph" style:family="paragraph">
      <style:paragraph-properties fo:text-align="center"/>
      <style:text-properties fo:font-size="10pt" style:font-size-asian="10pt"/>
    </style:style>
    <style:style style:name="P1171" style:parent-style-name="TableParagraph" style:family="paragraph">
      <style:paragraph-properties fo:text-align="center"/>
      <style:text-properties fo:font-size="10pt" style:font-size-asian="10pt"/>
    </style:style>
    <style:style style:name="P1172" style:parent-style-name="TableParagraph" style:family="paragraph">
      <style:paragraph-properties fo:text-align="center"/>
      <style:text-properties fo:font-size="10pt" style:font-size-asian="10pt"/>
    </style:style>
    <style:style style:name="P1173" style:parent-style-name="TableParagraph" style:family="paragraph">
      <style:paragraph-properties fo:text-align="center"/>
      <style:text-properties fo:font-size="10pt" style:font-size-asian="10pt"/>
    </style:style>
    <style:style style:name="P1174" style:parent-style-name="TableParagraph" style:family="paragraph">
      <style:paragraph-properties fo:text-align="center"/>
      <style:text-properties fo:font-size="10pt" style:font-size-asian="10pt"/>
    </style:style>
    <style:style style:name="P1175" style:parent-style-name="TableParagraph" style:family="paragraph">
      <style:paragraph-properties fo:text-align="center"/>
      <style:text-properties fo:font-size="10pt" style:font-size-asian="10pt"/>
    </style:style>
    <style:style style:name="P1176" style:parent-style-name="TableParagraph" style:family="paragraph">
      <style:paragraph-properties fo:text-align="center"/>
      <style:text-properties fo:font-size="10pt" style:font-size-asian="10pt"/>
    </style:style>
    <style:style style:name="P1177" style:parent-style-name="TableParagraph" style:family="paragraph">
      <style:paragraph-properties fo:text-align="center"/>
      <style:text-properties fo:font-size="10pt" style:font-size-asian="10pt"/>
    </style:style>
    <style:style style:name="P1178" style:parent-style-name="TableParagraph" style:family="paragraph">
      <style:paragraph-properties fo:text-align="center"/>
      <style:text-properties fo:font-size="10pt" style:font-size-asian="10pt"/>
    </style:style>
    <style:style style:name="P1179" style:parent-style-name="TableParagraph" style:family="paragraph">
      <style:paragraph-properties fo:text-align="center"/>
      <style:text-properties fo:font-size="10pt" style:font-size-asian="10pt"/>
    </style:style>
    <style:style style:name="P1180" style:parent-style-name="TableParagraph" style:family="paragraph">
      <style:paragraph-properties fo:text-align="center"/>
      <style:text-properties fo:font-size="10pt" style:font-size-asian="10pt"/>
    </style:style>
    <style:style style:name="P1181" style:parent-style-name="TableParagraph" style:family="paragraph">
      <style:paragraph-properties fo:text-align="center" fo:margin-top="0.0034in"/>
      <style:text-properties fo:font-size="10.5pt" style:font-size-asian="10.5pt"/>
    </style:style>
    <style:style style:name="P1182" style:parent-style-name="TableParagraph" style:family="paragraph">
      <style:paragraph-properties fo:text-align="center" fo:line-height="0.0138in" fo:margin-left="3.5729in">
        <style:tab-stops/>
      </style:paragraph-properties>
      <style:text-properties fo:font-size="1pt" style:font-size-asian="1pt"/>
    </style:style>
    <style:style style:name="P1183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P1184" style:parent-style-name="TableParagraph" style:family="paragraph">
      <style:paragraph-properties fo:text-align="center" fo:line-height="95%" fo:margin-left="4.243in" fo:margin-right="0.2625in" fo:text-indent="-0.625in">
        <style:tab-stops/>
      </style:paragraph-properties>
    </style:style>
    <style:style style:name="TableRow1185" style:family="table-row">
      <style:table-row-properties style:min-row-height="0.1729in" style:use-optimal-row-height="false"/>
    </style:style>
    <style:style style:name="TableCell1186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87" style:parent-style-name="TableParagraph" style:family="paragraph">
      <style:paragraph-properties fo:text-align="center" fo:line-height="0.159in" fo:margin-left="0.0743in">
        <style:tab-stops/>
      </style:paragraph-properties>
    </style:style>
    <style:style style:name="TableRow1188" style:family="table-row">
      <style:table-row-properties style:min-row-height="3.1881in" style:use-optimal-row-height="false"/>
    </style:style>
    <style:style style:name="TableCell1189" style:family="table-cell">
      <style:table-cell-properties fo:border="0.0069in solid #000001" fo:background-color="#FFFFFF" style:writing-mode="lr-tb" fo:padding-top="0in" fo:padding-left="0.0034in" fo:padding-bottom="0in" fo:padding-right="0.0034in"/>
    </style:style>
    <style:style style:name="P1190" style:parent-style-name="TableParagraph" style:family="paragraph">
      <style:paragraph-properties fo:text-align="center"/>
      <style:text-properties fo:font-size="10pt" style:font-size-asian="10pt"/>
    </style:style>
    <style:style style:name="P1191" style:parent-style-name="TableParagraph" style:family="paragraph">
      <style:paragraph-properties fo:text-align="center"/>
      <style:text-properties fo:font-size="10pt" style:font-size-asian="10pt"/>
    </style:style>
    <style:style style:name="P1192" style:parent-style-name="TableParagraph" style:family="paragraph">
      <style:paragraph-properties fo:text-align="center"/>
      <style:text-properties fo:font-size="10pt" style:font-size-asian="10pt"/>
    </style:style>
    <style:style style:name="P1193" style:parent-style-name="TableParagraph" style:family="paragraph">
      <style:paragraph-properties fo:text-align="center"/>
      <style:text-properties fo:font-size="10pt" style:font-size-asian="10pt"/>
    </style:style>
    <style:style style:name="P1194" style:parent-style-name="TableParagraph" style:family="paragraph">
      <style:paragraph-properties fo:text-align="center"/>
      <style:text-properties fo:font-size="10pt" style:font-size-asian="10pt"/>
    </style:style>
    <style:style style:name="P1195" style:parent-style-name="TableParagraph" style:family="paragraph">
      <style:paragraph-properties fo:text-align="center"/>
      <style:text-properties fo:font-size="10pt" style:font-size-asian="10pt"/>
    </style:style>
    <style:style style:name="P1196" style:parent-style-name="TableParagraph" style:family="paragraph">
      <style:paragraph-properties fo:text-align="center"/>
      <style:text-properties fo:font-size="10pt" style:font-size-asian="10pt"/>
    </style:style>
    <style:style style:name="P1197" style:parent-style-name="TableParagraph" style:family="paragraph">
      <style:paragraph-properties fo:text-align="center"/>
      <style:text-properties fo:font-size="10pt" style:font-size-asian="10pt"/>
    </style:style>
    <style:style style:name="P1198" style:parent-style-name="TableParagraph" style:family="paragraph">
      <style:paragraph-properties fo:text-align="center"/>
      <style:text-properties fo:font-size="10pt" style:font-size-asian="10pt"/>
    </style:style>
    <style:style style:name="P1199" style:parent-style-name="TableParagraph" style:family="paragraph">
      <style:paragraph-properties fo:text-align="center"/>
      <style:text-properties fo:font-size="10pt" style:font-size-asian="10pt"/>
    </style:style>
    <style:style style:name="P1200" style:parent-style-name="TableParagraph" style:family="paragraph">
      <style:paragraph-properties fo:text-align="center"/>
      <style:text-properties fo:font-size="10pt" style:font-size-asian="10pt"/>
    </style:style>
    <style:style style:name="P1201" style:parent-style-name="TableParagraph" style:family="paragraph">
      <style:paragraph-properties fo:text-align="center"/>
      <style:text-properties fo:font-size="10pt" style:font-size-asian="10pt"/>
    </style:style>
    <style:style style:name="P1202" style:parent-style-name="TableParagraph" style:family="paragraph">
      <style:paragraph-properties fo:text-align="center"/>
      <style:text-properties fo:font-size="10pt" style:font-size-asian="10pt"/>
    </style:style>
    <style:style style:name="P1203" style:parent-style-name="TableParagraph" style:family="paragraph">
      <style:paragraph-properties fo:text-align="center"/>
      <style:text-properties fo:font-size="10pt" style:font-size-asian="10pt"/>
    </style:style>
    <style:style style:name="P1204" style:parent-style-name="TableParagraph" style:family="paragraph">
      <style:paragraph-properties fo:text-align="center"/>
      <style:text-properties fo:font-size="10pt" style:font-size-asian="10pt"/>
    </style:style>
    <style:style style:name="P1205" style:parent-style-name="TableParagraph" style:family="paragraph">
      <style:paragraph-properties fo:text-align="center" fo:margin-top="0.0013in"/>
      <style:text-properties fo:font-size="6.5pt" style:font-size-asian="6.5pt"/>
    </style:style>
    <style:style style:name="P1206" style:parent-style-name="TableParagraph" style:family="paragraph">
      <style:paragraph-properties fo:text-align="center" fo:line-height="0.0138in" fo:margin-left="3.6243in">
        <style:tab-stops/>
      </style:paragraph-properties>
      <style:text-properties fo:font-size="1pt" style:font-size-asian="1pt"/>
    </style:style>
    <style:style style:name="P1207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08" style:parent-style-name="TableParagraph" style:family="paragraph">
      <style:paragraph-properties fo:text-align="center" fo:line-height="95%" fo:margin-left="4.3416in" fo:margin-right="0.2625in" fo:text-indent="-0.7236in">
        <style:tab-stops/>
      </style:paragraph-properties>
    </style:style>
    <style:style style:name="P1209" style:parent-style-name="Standard" style:family="paragraph">
      <style:paragraph-properties fo:margin-top="0.0027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3">
            <text:p text:style-name="P27">SRPV / CINDACTA: CINDACTA II</text:p>
          </table:table-cell>
          <table:covered-table-cell/>
          <table:covered-table-cell/>
          <table:table-cell table:style-name="TableCell28" table:number-columns-spanned="10">
            <text:p text:style-name="P29">ESCALA DO MÊS/ANO:</text:p>
            <text:p text:style-name="P30"><text:span text:style-name="T31">PREVISTA <text:s/>FEVEREIRO/20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 table:number-columns-spanned="5">
            <text:p text:style-name="P33">ESCALANTE:</text:p>
            <text:p text:style-name="P34"/>
            <text:p text:style-name="P35"><text:span text:style-name="T36">FERNANDES 2S QSS BCO</text:span></text:p>
          </table:table-cell>
          <table:covered-table-cell/>
          <table:covered-table-cell/>
          <table:covered-table-cell/>
          <table:covered-table-cell/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3">
            <text:p text:style-name="P49">LOCALIDADE:</text:p>
            <text:p text:style-name="P50">CURITIBA – PR</text:p>
          </table:table-cell>
          <table:covered-table-cell/>
          <table:covered-table-cell/>
          <table:table-cell table:style-name="TableCell51" table:number-columns-spanned="5">
            <text:p text:style-name="P52">EFETIVO TOTAL:</text:p>
            <text:p text:style-name="P53">09</text:p>
          </table:table-cell>
          <table:covered-table-cell/>
          <table:covered-table-cell/>
          <table:covered-table-cell/>
          <table:covered-table-cell/>
          <table:table-cell table:style-name="TableCell54" table:number-columns-spanned="5">
            <text:p text:style-name="P55">EFETIVO DA ESCALA:</text:p>
            <text:p text:style-name="P56">06</text:p>
          </table:table-cell>
          <table:covered-table-cell/>
          <table:covered-table-cell/>
          <table:covered-table-cell/>
          <table:covered-table-cell/>
          <table:table-cell table:style-name="TableCell57" table:number-columns-spanned="5">
            <text:p text:style-name="P58">CHEFE DO ÓRGÃO:</text:p>
            <text:p text:style-name="P59"/>
            <text:p text:style-name="P60">FÁBIO CESAR Cap Esp CTA</text:p>
          </table:table-cell>
          <table:covered-table-cell/>
          <table:covered-table-cell/>
          <table:covered-table-cell/>
          <table:covered-table-cell/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 table:number-columns-spanned="3">
            <text:p text:style-name="P73">ORGÃO:</text:p>
            <text:p text:style-name="P74"/>
            <text:p text:style-name="P75">ARCC – CW OEA</text:p>
          </table:table-cell>
          <table:covered-table-cell/>
          <table:covered-table-cell/>
          <table:table-cell table:style-name="TableCell76" table:number-columns-spanned="5">
            <text:p text:style-name="P77">MÉDIA HORA MENSAL:<text:line-break/></text:p>
            <text:p text:style-name="P78">144/186</text:p>
          </table:table-cell>
          <table:covered-table-cell/>
          <table:covered-table-cell/>
          <table:covered-table-cell/>
          <table:covered-table-cell/>
          <table:table-cell table:style-name="TableCell79" table:number-columns-spanned="5">
            <text:p text:style-name="P80">HORA INSTRUÇÃO:</text:p>
            <text:p text:style-name="P81">20</text:p>
          </table:table-cell>
          <table:covered-table-cell/>
          <table:covered-table-cell/>
          <table:covered-table-cell/>
          <table:covered-table-cell/>
          <table:table-cell table:style-name="TableCell82" table:number-columns-spanned="5">
            <text:p text:style-name="P83">CHEFE DA DIV OPR CINDACTA II:</text:p>
            <text:p text:style-name="P84"/>
            <text:p text:style-name="P85"/>
            <text:p text:style-name="P86"/>
            <text:p text:style-name="P87"><text:span text:style-name="T88">POR DEL: FRANÇA Ten Cel Av</text:span></text:p>
          </table:table-cell>
          <table:covered-table-cell/>
          <table:covered-table-cell/>
          <table:covered-table-cell/>
          <table:covered-table-cell/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 table:number-columns-spanned="2">
            <text:p text:style-name="P101">DIA DO MÊS/SEM</text:p>
          </table:table-cell>
          <table:covered-table-cell/>
          <table:table-cell table:style-name="TableCell102" table:number-columns-spanned="2">
            <text:p text:style-name="P103"><text:span text:style-name="T104">1º TURNO</text:span></text:p>
            <text:p text:style-name="P105">07:00/14:00</text:p>
          </table:table-cell>
          <table:covered-table-cell/>
          <table:table-cell table:style-name="TableCell106" table:number-columns-spanned="3">
            <text:p text:style-name="P107"><text:span text:style-name="T108">2º TURNO</text:span></text:p>
            <text:p text:style-name="P109">14:00/21:00</text:p>
          </table:table-cell>
          <table:covered-table-cell/>
          <table:covered-table-cell/>
          <table:table-cell table:style-name="TableCell110" table:number-columns-spanned="4">
            <text:p text:style-name="P111"><text:span text:style-name="T112">3º TURNO</text:span></text:p>
            <text:p text:style-name="P113">21:00/07:00</text:p>
          </table:table-cell>
          <table:covered-table-cell/>
          <table:covered-table-cell/>
          <table:covered-table-cell/>
          <table:table-cell table:style-name="TableCell114" table:number-columns-spanned="2">
            <text:p text:style-name="P115">FOLGA</text:p>
          </table:table-cell>
          <table:covered-table-cell/>
          <table:table-cell table:style-name="TableCell116" table:number-columns-spanned="5">
            <text:p text:style-name="P117">OBSERVAÇÕES</text:p>
          </table:table-cell>
          <table:covered-table-cell/>
          <table:covered-table-cell/>
          <table:covered-table-cell/>
          <table:covered-table-cell/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TableContents"><text:span text:style-name="T132">SAB</text:span></text:p>
          </table:table-cell>
          <table:table-cell table:style-name="TableCell133" table:number-columns-spanned="2">
            <text:p text:style-name="P134">E</text:p>
          </table:table-cell>
          <table:covered-table-cell/>
          <table:table-cell table:style-name="TableCell135" table:number-columns-spanned="3">
            <text:p text:style-name="P136">B</text:p>
          </table:table-cell>
          <table:covered-table-cell/>
          <table:covered-table-cell/>
          <table:table-cell table:style-name="TableCell137" table:number-columns-spanned="4">
            <text:p text:style-name="P138">F</text:p>
          </table:table-cell>
          <table:covered-table-cell/>
          <table:covered-table-cell/>
          <table:covered-table-cell/>
          <table:table-cell table:style-name="TableCell139" table:number-columns-spanned="2">
            <text:p text:style-name="P140">A CVE T</text:p>
          </table:table-cell>
          <table:covered-table-cell/>
          <table:table-cell table:style-name="TableCell141" table:number-columns-spanned="5">
            <text:p text:style-name="P142"><text:span text:style-name="T143">A – 1</text:span><text:span text:style-name="T144">45h</text:span></text:p>
          </table:table-cell>
          <table:covered-table-cell/>
          <table:covered-table-cell/>
          <table:covered-table-cell/>
          <table:covered-table-cell/>
          <table:table-cell table:style-name="TableCell145">
            <text:p text:style-name="Standard"/>
          </table:table-cell>
          <table:table-cell table:style-name="TableCell146">
            <text:p text:style-name="Standard"/>
          </table:table-cell>
          <table:table-cell table:style-name="TableCell147">
            <text:p text:style-name="Standard"/>
          </table:table-cell>
          <table:table-cell table:style-name="TableCell148">
            <text:p text:style-name="Standard"/>
          </table:table-cell>
          <table:table-cell table:style-name="TableCell149">
            <text:p text:style-name="Standard"/>
          </table:table-cell>
        </table:table-row>
        <table:table-row table:style-name="TableRow150">
          <table:table-cell table:style-name="TableCell151">
            <text:p text:style-name="P152">2</text:p>
          </table:table-cell>
          <table:table-cell table:style-name="TableCell153">
            <text:p text:style-name="TableContents"><text:span text:style-name="T154">DOM</text:span></text:p>
          </table:table-cell>
          <table:table-cell table:style-name="TableCell155" table:number-columns-spanned="2">
            <text:p text:style-name="P156">A</text:p>
          </table:table-cell>
          <table:covered-table-cell/>
          <table:table-cell table:style-name="TableCell157" table:number-columns-spanned="3">
            <text:p text:style-name="P158">C</text:p>
          </table:table-cell>
          <table:covered-table-cell/>
          <table:covered-table-cell/>
          <table:table-cell table:style-name="TableCell159" table:number-columns-spanned="4">
            <text:p text:style-name="P160">E</text:p>
          </table:table-cell>
          <table:covered-table-cell/>
          <table:covered-table-cell/>
          <table:covered-table-cell/>
          <table:table-cell table:style-name="TableCell161" table:number-columns-spanned="2">
            <text:p text:style-name="P162"/>
          </table:table-cell>
          <table:covered-table-cell/>
          <table:table-cell table:style-name="TableCell163" table:number-columns-spanned="5">
            <text:p text:style-name="P164">B – 145h</text:p>
          </table:table-cell>
          <table:covered-table-cell/>
          <table:covered-table-cell/>
          <table:covered-table-cell/>
          <table:covered-table-cell/>
          <table:table-cell table:style-name="TableCell165">
            <text:p text:style-name="Standard"/>
          </table:table-cell>
          <table:table-cell table:style-name="TableCell166">
            <text:p text:style-name="Standard"/>
          </table:table-cell>
          <table:table-cell table:style-name="TableCell167">
            <text:p text:style-name="Standard"/>
          </table:table-cell>
          <table:table-cell table:style-name="TableCell168">
            <text:p text:style-name="Standard"/>
          </table:table-cell>
          <table:table-cell table:style-name="TableCell169">
            <text:p text:style-name="Standard"/>
          </table:table-cell>
        </table:table-row>
        <table:table-row table:style-name="TableRow170">
          <table:table-cell table:style-name="TableCell171">
            <text:p text:style-name="P172">3</text:p>
          </table:table-cell>
          <table:table-cell table:style-name="TableCell173">
            <text:p text:style-name="P174">SEG</text:p>
          </table:table-cell>
          <table:table-cell table:style-name="TableCell175" table:number-columns-spanned="2">
            <text:p text:style-name="P176">B</text:p>
          </table:table-cell>
          <table:covered-table-cell/>
          <table:table-cell table:style-name="TableCell177" table:number-columns-spanned="3">
            <text:p text:style-name="P178">F</text:p>
          </table:table-cell>
          <table:covered-table-cell/>
          <table:covered-table-cell/>
          <table:table-cell table:style-name="TableCell179" table:number-columns-spanned="4">
            <text:p text:style-name="P180">A</text:p>
          </table:table-cell>
          <table:covered-table-cell/>
          <table:covered-table-cell/>
          <table:covered-table-cell/>
          <table:table-cell table:style-name="TableCell181" table:number-columns-spanned="2">
            <text:p text:style-name="P182"/>
          </table:table-cell>
          <table:covered-table-cell/>
          <table:table-cell table:style-name="TableCell183" table:number-columns-spanned="5">
            <text:p text:style-name="P184"><text:span text:style-name="T185">C – 151h</text:span></text:p>
          </table:table-cell>
          <table:covered-table-cell/>
          <table:covered-table-cell/>
          <table:covered-table-cell/>
          <table:covered-table-cell/>
          <table:table-cell table:style-name="TableCell186">
            <text:p text:style-name="Standard"/>
          </table:table-cell>
          <table:table-cell table:style-name="TableCell187">
            <text:p text:style-name="Standard"/>
          </table:table-cell>
          <table:table-cell table:style-name="TableCell188">
            <text:p text:style-name="Standard"/>
          </table:table-cell>
          <table:table-cell table:style-name="TableCell189">
            <text:p text:style-name="Standard"/>
          </table:table-cell>
          <table:table-cell table:style-name="TableCell190">
            <text:p text:style-name="Standard"/>
          </table:table-cell>
        </table:table-row>
        <table:table-row table:style-name="TableRow191">
          <table:table-cell table:style-name="TableCell192">
            <text:p text:style-name="P193">4</text:p>
          </table:table-cell>
          <table:table-cell table:style-name="TableCell194">
            <text:p text:style-name="TableContents"><text:span text:style-name="T195">TER</text:span></text:p>
          </table:table-cell>
          <table:table-cell table:style-name="TableCell196" table:number-columns-spanned="2">
            <text:p text:style-name="P197">C</text:p>
          </table:table-cell>
          <table:covered-table-cell/>
          <table:table-cell table:style-name="TableCell198" table:number-columns-spanned="3">
            <text:p text:style-name="P199">E</text:p>
          </table:table-cell>
          <table:covered-table-cell/>
          <table:covered-table-cell/>
          <table:table-cell table:style-name="TableCell200" table:number-columns-spanned="4">
            <text:p text:style-name="P201">B</text:p>
          </table:table-cell>
          <table:covered-table-cell/>
          <table:covered-table-cell/>
          <table:covered-table-cell/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5">
            <text:p text:style-name="P205"><text:span text:style-name="T206">D – 50h</text:span></text:p>
          </table:table-cell>
          <table:covered-table-cell/>
          <table:covered-table-cell/>
          <table:covered-table-cell/>
          <table:covered-table-cell/>
          <table:table-cell table:style-name="TableCell207">
            <text:p text:style-name="Standard"/>
          </table:table-cell>
          <table:table-cell table:style-name="TableCell208">
            <text:p text:style-name="Standard"/>
          </table:table-cell>
          <table:table-cell table:style-name="TableCell209">
            <text:p text:style-name="Standard"/>
          </table:table-cell>
          <table:table-cell table:style-name="TableCell210">
            <text:p text:style-name="Standard"/>
          </table:table-cell>
          <table:table-cell table:style-name="TableCell211">
            <text:p text:style-name="Standard"/>
          </table:table-cell>
        </table:table-row>
        <table:table-row table:style-name="TableRow212">
          <table:table-cell table:style-name="TableCell213">
            <text:p text:style-name="P214">5</text:p>
          </table:table-cell>
          <table:table-cell table:style-name="TableCell215">
            <text:p text:style-name="TableContents"><text:span text:style-name="T216">QUA</text:span></text:p>
          </table:table-cell>
          <table:table-cell table:style-name="TableCell217" table:number-columns-spanned="2">
            <text:p text:style-name="P218">A</text:p>
          </table:table-cell>
          <table:covered-table-cell/>
          <table:table-cell table:style-name="TableCell219" table:number-columns-spanned="3">
            <text:p text:style-name="P220">F</text:p>
          </table:table-cell>
          <table:covered-table-cell/>
          <table:covered-table-cell/>
          <table:table-cell table:style-name="TableCell221" table:number-columns-spanned="4">
            <text:p text:style-name="P222">C</text:p>
          </table:table-cell>
          <table:covered-table-cell/>
          <table:covered-table-cell/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5">
            <text:p text:style-name="P226">E – 144h</text:p>
          </table:table-cell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6</text:p>
          </table:table-cell>
          <table:table-cell table:style-name="TableCell240">
            <text:p text:style-name="P241">QUI</text:p>
          </table:table-cell>
          <table:table-cell table:style-name="TableCell242" table:number-columns-spanned="2">
            <text:p text:style-name="P243">E</text:p>
          </table:table-cell>
          <table:covered-table-cell/>
          <table:table-cell table:style-name="TableCell244" table:number-columns-spanned="3">
            <text:p text:style-name="P245">H</text:p>
          </table:table-cell>
          <table:covered-table-cell/>
          <table:covered-table-cell/>
          <table:table-cell table:style-name="TableCell246" table:number-columns-spanned="4">
            <text:p text:style-name="P247">F</text:p>
          </table:table-cell>
          <table:covered-table-cell/>
          <table:covered-table-cell/>
          <table:covered-table-cell/>
          <table:table-cell table:style-name="TableCell248" table:number-columns-spanned="2">
            <text:p text:style-name="P249"/>
          </table:table-cell>
          <table:covered-table-cell/>
          <table:table-cell table:style-name="TableCell250" table:number-columns-spanned="5">
            <text:p text:style-name="P251"><text:span text:style-name="T252">F – 147h</text:span></text:p>
          </table:table-cell>
          <table:covered-table-cell/>
          <table:covered-table-cell/>
          <table:covered-table-cell/>
          <table:covered-table-cell/>
          <table:table-cell table:style-name="TableCell253">
            <text:p text:style-name="Standard"/>
          </table:table-cell>
          <table:table-cell table:style-name="TableCell254">
            <text:p text:style-name="Standard"/>
          </table:table-cell>
          <table:table-cell table:style-name="TableCell255">
            <text:p text:style-name="Standard"/>
          </table:table-cell>
          <table:table-cell table:style-name="TableCell256">
            <text:p text:style-name="Standard"/>
          </table:table-cell>
          <table:table-cell table:style-name="TableCell257">
            <text:p text:style-name="Standard"/>
          </table:table-cell>
        </table:table-row>
        <table:table-row table:style-name="TableRow258">
          <table:table-cell table:style-name="TableCell259">
            <text:p text:style-name="P260">7</text:p>
          </table:table-cell>
          <table:table-cell table:style-name="TableCell261">
            <text:p text:style-name="TableContents"><text:span text:style-name="T262">SEX</text:span></text:p>
          </table:table-cell>
          <table:table-cell table:style-name="TableCell263" table:number-columns-spanned="2">
            <text:p text:style-name="P264">B</text:p>
          </table:table-cell>
          <table:covered-table-cell/>
          <table:table-cell table:style-name="TableCell265" table:number-columns-spanned="3">
            <text:p text:style-name="P266">C</text:p>
          </table:table-cell>
          <table:covered-table-cell/>
          <table:covered-table-cell/>
          <table:table-cell table:style-name="TableCell267" table:number-columns-spanned="4">
            <text:p text:style-name="P268">E</text:p>
          </table:table-cell>
          <table:covered-table-cell/>
          <table:covered-table-cell/>
          <table:covered-table-cell/>
          <table:table-cell table:style-name="TableCell269" table:number-columns-spanned="2">
            <text:p text:style-name="P270"/>
          </table:table-cell>
          <table:covered-table-cell/>
          <table:table-cell table:style-name="TableCell271" table:number-columns-spanned="5">
            <text:p text:style-name="P272"><text:span text:style-name="T273">G - 29h</text:span></text:p>
          </table:table-cell>
          <table:covered-table-cell/>
          <table:covered-table-cell/>
          <table:covered-table-cell/>
          <table:covered-table-cell/>
          <table:table-cell table:style-name="TableCell274">
            <text:p text:style-name="Standard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8</text:p>
          </table:table-cell>
          <table:table-cell table:style-name="TableCell282">
            <text:p text:style-name="TableContents"><text:span text:style-name="T283">SAB</text:span></text:p>
          </table:table-cell>
          <table:table-cell table:style-name="TableCell284" table:number-columns-spanned="2">
            <text:p text:style-name="P285">A</text:p>
          </table:table-cell>
          <table:covered-table-cell/>
          <table:table-cell table:style-name="TableCell286" table:number-columns-spanned="3">
            <text:p text:style-name="P287">F</text:p>
          </table:table-cell>
          <table:covered-table-cell/>
          <table:covered-table-cell/>
          <table:table-cell table:style-name="TableCell288" table:number-columns-spanned="4">
            <text:p text:style-name="P289">C</text:p>
          </table:table-cell>
          <table:covered-table-cell/>
          <table:covered-table-cell/>
          <table:covered-table-cell/>
          <table:table-cell table:style-name="TableCell290" table:number-columns-spanned="2">
            <text:p text:style-name="P291">B CVE P</text:p>
          </table:table-cell>
          <table:covered-table-cell/>
          <table:table-cell table:style-name="TableCell292" table:number-columns-spanned="5">
            <text:p text:style-name="P293">H – 0h</text:p>
          </table:table-cell>
          <table:covered-table-cell/>
          <table:covered-table-cell/>
          <table:covered-table-cell/>
          <table:covered-table-cell/>
          <table:table-cell table:style-name="TableCell294">
            <text:p text:style-name="Standard"/>
          </table:table-cell>
          <table:table-cell table:style-name="TableCell295">
            <text:p text:style-name="Standard"/>
          </table:table-cell>
          <table:table-cell table:style-name="TableCell296">
            <text:p text:style-name="Standard"/>
          </table:table-cell>
          <table:table-cell table:style-name="TableCell297">
            <text:p text:style-name="Standard"/>
          </table:table-cell>
          <table:table-cell table:style-name="TableCell298">
            <text:p text:style-name="Standard"/>
          </table:table-cell>
        </table:table-row>
        <table:table-row table:style-name="TableRow299">
          <table:table-cell table:style-name="TableCell300">
            <text:p text:style-name="P301">9</text:p>
          </table:table-cell>
          <table:table-cell table:style-name="TableCell302">
            <text:p text:style-name="TableContents"><text:span text:style-name="T303">DOM</text:span></text:p>
          </table:table-cell>
          <table:table-cell table:style-name="TableCell304" table:number-columns-spanned="2">
            <text:p text:style-name="P305">E</text:p>
          </table:table-cell>
          <table:covered-table-cell/>
          <table:table-cell table:style-name="TableCell306" table:number-columns-spanned="3">
            <text:p text:style-name="P307">F</text:p>
          </table:table-cell>
          <table:covered-table-cell/>
          <table:covered-table-cell/>
          <table:table-cell table:style-name="TableCell308" table:number-columns-spanned="4">
            <text:p text:style-name="P309">A</text:p>
          </table:table-cell>
          <table:covered-table-cell/>
          <table:covered-table-cell/>
          <table:covered-table-cell/>
          <table:table-cell table:style-name="TableCell310" table:number-columns-spanned="2">
            <text:p text:style-name="P311"/>
          </table:table-cell>
          <table:covered-table-cell/>
          <table:table-cell table:style-name="TableCell312" table:number-columns-spanned="5">
            <text:p text:style-name="P313">I – 0h</text:p>
          </table:table-cell>
          <table:covered-table-cell/>
          <table:covered-table-cell/>
          <table:covered-table-cell/>
          <table:covered-table-cell/>
          <table:table-cell table:style-name="TableCell314">
            <text:p text:style-name="Standard"/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  <table:table-cell table:style-name="TableCell317">
            <text:p text:style-name="Standard"/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10</text:p>
          </table:table-cell>
          <table:table-cell table:style-name="TableCell322">
            <text:p text:style-name="P323">SEG</text:p>
          </table:table-cell>
          <table:table-cell table:style-name="TableCell324" table:number-columns-spanned="2">
            <text:p text:style-name="P325">B</text:p>
          </table:table-cell>
          <table:covered-table-cell/>
          <table:table-cell table:style-name="TableCell326" table:number-columns-spanned="3">
            <text:p text:style-name="P327">C</text:p>
          </table:table-cell>
          <table:covered-table-cell/>
          <table:covered-table-cell/>
          <table:table-cell table:style-name="TableCell328" table:number-columns-spanned="4">
            <text:p text:style-name="P329">E</text:p>
          </table:table-cell>
          <table:covered-table-cell/>
          <table:covered-table-cell/>
          <table:covered-table-cell/>
          <table:table-cell table:style-name="TableCell330" table:number-columns-spanned="2">
            <text:p text:style-name="P331"/>
          </table:table-cell>
          <table:covered-table-cell/>
          <table:table-cell table:style-name="TableCell332" table:number-columns-spanned="5">
            <text:p text:style-name="P333"/>
          </table:table-cell>
          <table:covered-table-cell/>
          <table:covered-table-cell/>
          <table:covered-table-cell/>
          <table:covered-table-cell/>
          <table:table-cell table:style-name="TableCell334">
            <text:p text:style-name="Standard"/>
          </table:table-cell>
          <table:table-cell table:style-name="TableCell335">
            <text:p text:style-name="Standard"/>
          </table:table-cell>
          <table:table-cell table:style-name="TableCell336">
            <text:p text:style-name="Standard"/>
          </table:table-cell>
          <table:table-cell table:style-name="TableCell337">
            <text:p text:style-name="Standard"/>
          </table:table-cell>
          <table:table-cell table:style-name="TableCell338">
            <text:p text:style-name="Standard"/>
          </table:table-cell>
        </table:table-row>
        <table:table-row table:style-name="TableRow339">
          <table:table-cell table:style-name="TableCell340">
            <text:p text:style-name="P341">11</text:p>
          </table:table-cell>
          <table:table-cell table:style-name="TableCell342">
            <text:p text:style-name="TableContents"><text:span text:style-name="T343">TER</text:span></text:p>
          </table:table-cell>
          <table:table-cell table:style-name="TableCell344" table:number-columns-spanned="2">
            <text:p text:style-name="P345">A</text:p>
          </table:table-cell>
          <table:covered-table-cell/>
          <table:table-cell table:style-name="TableCell346" table:number-columns-spanned="3">
            <text:p text:style-name="P347">B</text:p>
          </table:table-cell>
          <table:covered-table-cell/>
          <table:covered-table-cell/>
          <table:table-cell table:style-name="TableCell348" table:number-columns-spanned="4">
            <text:p text:style-name="P349">F</text:p>
          </table:table-cell>
          <table:covered-table-cell/>
          <table:covered-table-cell/>
          <table:covered-table-cell/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5">
            <text:p text:style-name="P353"/>
          </table:table-cell>
          <table:covered-table-cell/>
          <table:covered-table-cell/>
          <table:covered-table-cell/>
          <table:covered-table-cell/>
          <table:table-cell table:style-name="TableCell354">
            <text:p text:style-name="Standard"/>
          </table:table-cell>
          <table:table-cell table:style-name="TableCell355">
            <text:p text:style-name="Standard"/>
          </table:table-cell>
          <table:table-cell table:style-name="TableCell356">
            <text:p text:style-name="Standard"/>
          </table:table-cell>
          <table:table-cell table:style-name="TableCell357">
            <text:p text:style-name="Standard"/>
          </table:table-cell>
          <table:table-cell table:style-name="TableCell358">
            <text:p text:style-name="Standard"/>
          </table:table-cell>
        </table:table-row>
        <table:table-row table:style-name="TableRow359">
          <table:table-cell table:style-name="TableCell360">
            <text:p text:style-name="P361">12</text:p>
          </table:table-cell>
          <table:table-cell table:style-name="TableCell362">
            <text:p text:style-name="TableContents"><text:span text:style-name="T363">QUA</text:span></text:p>
          </table:table-cell>
          <table:table-cell table:style-name="TableCell364" table:number-columns-spanned="2">
            <text:p text:style-name="P365">C</text:p>
          </table:table-cell>
          <table:covered-table-cell/>
          <table:table-cell table:style-name="TableCell366" table:number-columns-spanned="3">
            <text:p text:style-name="P367">E</text:p>
          </table:table-cell>
          <table:covered-table-cell/>
          <table:covered-table-cell/>
          <table:table-cell table:style-name="TableCell368" table:number-columns-spanned="4">
            <text:p text:style-name="P369">B</text:p>
          </table:table-cell>
          <table:covered-table-cell/>
          <table:covered-table-cell/>
          <table:covered-table-cell/>
          <table:table-cell table:style-name="TableCell370" table:number-columns-spanned="2">
            <text:p text:style-name="P371"/>
          </table:table-cell>
          <table:covered-table-cell/>
          <table:table-cell table:style-name="TableCell372" table:number-columns-spanned="5">
            <text:p text:style-name="P373"/>
          </table:table-cell>
          <table:covered-table-cell/>
          <table:covered-table-cell/>
          <table:covered-table-cell/>
          <table:covered-table-cell/>
          <table:table-cell table:style-name="TableCell374">
            <text:p text:style-name="Standard"/>
          </table:table-cell>
          <table:table-cell table:style-name="TableCell375">
            <text:p text:style-name="Standard"/>
          </table:table-cell>
          <table:table-cell table:style-name="TableCell376">
            <text:p text:style-name="Standard"/>
          </table:table-cell>
          <table:table-cell table:style-name="TableCell377">
            <text:p text:style-name="Standard"/>
          </table:table-cell>
          <table:table-cell table:style-name="TableCell378">
            <text:p text:style-name="Standard"/>
          </table:table-cell>
        </table:table-row>
        <table:table-row table:style-name="TableRow379">
          <table:table-cell table:style-name="TableCell380">
            <text:p text:style-name="P381">13</text:p>
          </table:table-cell>
          <table:table-cell table:style-name="TableCell382">
            <text:p text:style-name="P383">QUI</text:p>
          </table:table-cell>
          <table:table-cell table:style-name="TableCell384" table:number-columns-spanned="2">
            <text:p text:style-name="P385">F</text:p>
          </table:table-cell>
          <table:covered-table-cell/>
          <table:table-cell table:style-name="TableCell386" table:number-columns-spanned="3">
            <text:p text:style-name="P387">H</text:p>
          </table:table-cell>
          <table:covered-table-cell/>
          <table:covered-table-cell/>
          <table:table-cell table:style-name="TableCell388" table:number-columns-spanned="4">
            <text:p text:style-name="P389">C</text:p>
          </table:table-cell>
          <table:covered-table-cell/>
          <table:covered-table-cell/>
          <table:covered-table-cell/>
          <table:table-cell table:style-name="TableCell390" table:number-columns-spanned="2">
            <text:p text:style-name="P391"/>
          </table:table-cell>
          <table:covered-table-cell/>
          <table:table-cell table:style-name="TableCell392" table:number-columns-spanned="5">
            <text:p text:style-name="P393"/>
          </table:table-cell>
          <table:covered-table-cell/>
          <table:covered-table-cell/>
          <table:covered-table-cell/>
          <table:covered-table-cell/>
          <table:table-cell table:style-name="TableCell394">
            <text:p text:style-name="Standard"/>
          </table:table-cell>
          <table:table-cell table:style-name="TableCell395">
            <text:p text:style-name="Standard"/>
          </table:table-cell>
          <table:table-cell table:style-name="TableCell396">
            <text:p text:style-name="Standard"/>
          </table:table-cell>
          <table:table-cell table:style-name="TableCell397">
            <text:p text:style-name="Standard"/>
          </table:table-cell>
          <table:table-cell table:style-name="TableCell398">
            <text:p text:style-name="Standard"/>
          </table:table-cell>
        </table:table-row>
        <table:table-row table:style-name="TableRow399">
          <table:table-cell table:style-name="TableCell400">
            <text:p text:style-name="P401">14</text:p>
          </table:table-cell>
          <table:table-cell table:style-name="TableCell402">
            <text:p text:style-name="TableContents"><text:span text:style-name="T403">SEX</text:span></text:p>
          </table:table-cell>
          <table:table-cell table:style-name="TableCell404" table:number-columns-spanned="2">
            <text:p text:style-name="P405">E</text:p>
          </table:table-cell>
          <table:covered-table-cell/>
          <table:table-cell table:style-name="TableCell406" table:number-columns-spanned="3">
            <text:p text:style-name="P407">B</text:p>
          </table:table-cell>
          <table:covered-table-cell/>
          <table:covered-table-cell/>
          <table:table-cell table:style-name="TableCell408" table:number-columns-spanned="4">
            <text:p text:style-name="P409">A</text:p>
          </table:table-cell>
          <table:covered-table-cell/>
          <table:covered-table-cell/>
          <table:covered-table-cell/>
          <table:table-cell table:style-name="TableCell410" table:number-columns-spanned="2">
            <text:p text:style-name="P411"/>
          </table:table-cell>
          <table:covered-table-cell/>
          <table:table-cell table:style-name="TableCell412" table:number-columns-spanned="5">
            <text:p text:style-name="P413"/>
          </table:table-cell>
          <table:covered-table-cell/>
          <table:covered-table-cell/>
          <table:covered-table-cell/>
          <table:covered-table-cell/>
          <table:table-cell table:style-name="TableCell414">
            <text:p text:style-name="Standard"/>
          </table:table-cell>
          <table:table-cell table:style-name="TableCell415">
            <text:p text:style-name="Standard"/>
          </table:table-cell>
          <table:table-cell table:style-name="TableCell416">
            <text:p text:style-name="Standard"/>
          </table:table-cell>
          <table:table-cell table:style-name="TableCell417">
            <text:p text:style-name="Standard"/>
          </table:table-cell>
          <table:table-cell table:style-name="TableCell418">
            <text:p text:style-name="Standard"/>
          </table:table-cell>
        </table:table-row>
        <table:table-row table:style-name="TableRow419">
          <table:table-cell table:style-name="TableCell420">
            <text:p text:style-name="P421">15</text:p>
          </table:table-cell>
          <table:table-cell table:style-name="TableCell422">
            <text:p text:style-name="TableContents"><text:span text:style-name="T423">SAB</text:span></text:p>
          </table:table-cell>
          <table:table-cell table:style-name="TableCell424" table:number-columns-spanned="2">
            <text:p text:style-name="P425">E</text:p>
          </table:table-cell>
          <table:covered-table-cell/>
          <table:table-cell table:style-name="TableCell426" table:number-columns-spanned="3">
            <text:p text:style-name="P427">C</text:p>
          </table:table-cell>
          <table:covered-table-cell/>
          <table:covered-table-cell/>
          <table:table-cell table:style-name="TableCell428" table:number-columns-spanned="4">
            <text:p text:style-name="P429">F</text:p>
          </table:table-cell>
          <table:covered-table-cell/>
          <table:covered-table-cell/>
          <table:covered-table-cell/>
          <table:table-cell table:style-name="TableCell430" table:number-columns-spanned="2">
            <text:p text:style-name="P431"/>
          </table:table-cell>
          <table:covered-table-cell/>
          <table:table-cell table:style-name="TableCell432" table:number-columns-spanned="5">
            <text:p text:style-name="P433"/>
          </table:table-cell>
          <table:covered-table-cell/>
          <table:covered-table-cell/>
          <table:covered-table-cell/>
          <table:covered-table-cell/>
          <table:table-cell table:style-name="TableCell434">
            <text:p text:style-name="Standard"/>
          </table:table-cell>
          <table:table-cell table:style-name="TableCell435">
            <text:p text:style-name="Standard"/>
          </table:table-cell>
          <table:table-cell table:style-name="TableCell436">
            <text:p text:style-name="Standard"/>
          </table:table-cell>
          <table:table-cell table:style-name="TableCell437">
            <text:p text:style-name="Standard"/>
          </table:table-cell>
          <table:table-cell table:style-name="TableCell438">
            <text:p text:style-name="Standard"/>
          </table:table-cell>
        </table:table-row>
        <table:table-row table:style-name="TableRow439">
          <table:table-cell table:style-name="TableCell440">
            <text:p text:style-name="P441">16</text:p>
          </table:table-cell>
          <table:table-cell table:style-name="TableCell442">
            <text:p text:style-name="TableContents"><text:span text:style-name="T443">DOM</text:span></text:p>
          </table:table-cell>
          <table:table-cell table:style-name="TableCell444" table:number-columns-spanned="2">
            <text:p text:style-name="P445">B</text:p>
          </table:table-cell>
          <table:covered-table-cell/>
          <table:table-cell table:style-name="TableCell446" table:number-columns-spanned="3">
            <text:p text:style-name="P447">A</text:p>
          </table:table-cell>
          <table:covered-table-cell/>
          <table:covered-table-cell/>
          <table:table-cell table:style-name="TableCell448" table:number-columns-spanned="4">
            <text:p text:style-name="P449">E</text:p>
          </table:table-cell>
          <table:covered-table-cell/>
          <table:covered-table-cell/>
          <table:covered-table-cell/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5">
            <text:p text:style-name="P453"/>
          </table:table-cell>
          <table:covered-table-cell/>
          <table:covered-table-cell/>
          <table:covered-table-cell/>
          <table:covered-table-cell/>
          <table:table-cell table:style-name="TableCell454">
            <text:p text:style-name="Standard"/>
          </table:table-cell>
          <table:table-cell table:style-name="TableCell455">
            <text:p text:style-name="Standard"/>
          </table:table-cell>
          <table:table-cell table:style-name="TableCell456">
            <text:p text:style-name="Standard"/>
          </table:table-cell>
          <table:table-cell table:style-name="TableCell457">
            <text:p text:style-name="Standard"/>
          </table:table-cell>
          <table:table-cell table:style-name="TableCell458">
            <text:p text:style-name="Standard"/>
          </table:table-cell>
        </table:table-row>
        <table:table-row table:style-name="TableRow459">
          <table:table-cell table:style-name="TableCell460">
            <text:p text:style-name="P461">17</text:p>
          </table:table-cell>
          <table:table-cell table:style-name="TableCell462">
            <text:p text:style-name="P463">SEG</text:p>
          </table:table-cell>
          <table:table-cell table:style-name="TableCell464" table:number-columns-spanned="2">
            <text:p text:style-name="P465">C</text:p>
          </table:table-cell>
          <table:covered-table-cell/>
          <table:table-cell table:style-name="TableCell466" table:number-columns-spanned="3">
            <text:p text:style-name="P467">F</text:p>
          </table:table-cell>
          <table:covered-table-cell/>
          <table:covered-table-cell/>
          <table:table-cell table:style-name="TableCell468" table:number-columns-spanned="4">
            <text:p text:style-name="P469">B</text:p>
          </table:table-cell>
          <table:covered-table-cell/>
          <table:covered-table-cell/>
          <table:covered-table-cell/>
          <table:table-cell table:style-name="TableCell470" table:number-columns-spanned="2">
            <text:p text:style-name="P471"/>
          </table:table-cell>
          <table:covered-table-cell/>
          <table:table-cell table:style-name="TableCell472" table:number-columns-spanned="5">
            <text:p text:style-name="P473"/>
          </table:table-cell>
          <table:covered-table-cell/>
          <table:covered-table-cell/>
          <table:covered-table-cell/>
          <table:covered-table-cell/>
          <table:table-cell table:style-name="TableCell474">
            <text:p text:style-name="Standard"/>
          </table:table-cell>
          <table:table-cell table:style-name="TableCell475">
            <text:p text:style-name="Standard"/>
          </table:table-cell>
          <table:table-cell table:style-name="TableCell476">
            <text:p text:style-name="Standard"/>
          </table:table-cell>
          <table:table-cell table:style-name="TableCell477">
            <text:p text:style-name="Standard"/>
          </table:table-cell>
          <table:table-cell table:style-name="TableCell478">
            <text:p text:style-name="Standard"/>
          </table:table-cell>
        </table:table-row>
        <table:table-row table:style-name="TableRow479">
          <table:table-cell table:style-name="TableCell480">
            <text:p text:style-name="P481">18</text:p>
          </table:table-cell>
          <table:table-cell table:style-name="TableCell482">
            <text:p text:style-name="TableContents"><text:span text:style-name="T483">TER</text:span></text:p>
          </table:table-cell>
          <table:table-cell table:style-name="TableCell484" table:number-columns-spanned="2">
            <text:p text:style-name="P485">A</text:p>
          </table:table-cell>
          <table:covered-table-cell/>
          <table:table-cell table:style-name="TableCell486" table:number-columns-spanned="3">
            <text:p text:style-name="P487">E</text:p>
          </table:table-cell>
          <table:covered-table-cell/>
          <table:covered-table-cell/>
          <table:table-cell table:style-name="TableCell488" table:number-columns-spanned="4">
            <text:p text:style-name="P489">C</text:p>
          </table:table-cell>
          <table:covered-table-cell/>
          <table:covered-table-cell/>
          <table:covered-table-cell/>
          <table:table-cell table:style-name="TableCell490" table:number-columns-spanned="2">
            <text:p text:style-name="P491"/>
          </table:table-cell>
          <table:covered-table-cell/>
          <table:table-cell table:style-name="TableCell492" table:number-columns-spanned="5">
            <text:p text:style-name="P493"/>
          </table:table-cell>
          <table:covered-table-cell/>
          <table:covered-table-cell/>
          <table:covered-table-cell/>
          <table:covered-table-cell/>
          <table:table-cell table:style-name="TableCell494">
            <text:p text:style-name="Standard"/>
          </table:table-cell>
          <table:table-cell table:style-name="TableCell495">
            <text:p text:style-name="Standard"/>
          </table:table-cell>
          <table:table-cell table:style-name="TableCell496">
            <text:p text:style-name="Standard"/>
          </table:table-cell>
          <table:table-cell table:style-name="TableCell497">
            <text:p text:style-name="Standard"/>
          </table:table-cell>
          <table:table-cell table:style-name="TableCell498">
            <text:p text:style-name="Standard"/>
          </table:table-cell>
        </table:table-row>
        <table:table-row table:style-name="TableRow499">
          <table:table-cell table:style-name="TableCell500">
            <text:p text:style-name="P501">19</text:p>
          </table:table-cell>
          <table:table-cell table:style-name="TableCell502">
            <text:p text:style-name="TableContents"><text:span text:style-name="T503">QUA</text:span></text:p>
          </table:table-cell>
          <table:table-cell table:style-name="TableCell504" table:number-columns-spanned="2">
            <text:p text:style-name="P505">F</text:p>
          </table:table-cell>
          <table:covered-table-cell/>
          <table:table-cell table:style-name="TableCell506" table:number-columns-spanned="3">
            <text:p text:style-name="P507">B</text:p>
          </table:table-cell>
          <table:covered-table-cell/>
          <table:covered-table-cell/>
          <table:table-cell table:style-name="TableCell508" table:number-columns-spanned="4">
            <text:p text:style-name="P509">A</text:p>
          </table:table-cell>
          <table:covered-table-cell/>
          <table:covered-table-cell/>
          <table:covered-table-cell/>
          <table:table-cell table:style-name="TableCell510" table:number-columns-spanned="2">
            <text:p text:style-name="P511"/>
          </table:table-cell>
          <table:covered-table-cell/>
          <table:table-cell table:style-name="TableCell512" table:number-columns-spanned="5">
            <text:p text:style-name="P513"/>
          </table:table-cell>
          <table:covered-table-cell/>
          <table:covered-table-cell/>
          <table:covered-table-cell/>
          <table:covered-table-cell/>
          <table:table-cell table:style-name="TableCell514">
            <text:p text:style-name="Standard"/>
          </table:table-cell>
          <table:table-cell table:style-name="TableCell515">
            <text:p text:style-name="Standard"/>
          </table:table-cell>
          <table:table-cell table:style-name="TableCell516">
            <text:p text:style-name="Standard"/>
          </table:table-cell>
          <table:table-cell table:style-name="TableCell517">
            <text:p text:style-name="Standard"/>
          </table:table-cell>
          <table:table-cell table:style-name="TableCell518">
            <text:p text:style-name="Standard"/>
          </table:table-cell>
        </table:table-row>
        <table:table-row table:style-name="TableRow519">
          <table:table-cell table:style-name="TableCell520">
            <text:p text:style-name="P521">20</text:p>
          </table:table-cell>
          <table:table-cell table:style-name="TableCell522">
            <text:p text:style-name="P523">QUI</text:p>
          </table:table-cell>
          <table:table-cell table:style-name="TableCell524" table:number-columns-spanned="2">
            <text:p text:style-name="P525">C</text:p>
          </table:table-cell>
          <table:covered-table-cell/>
          <table:table-cell table:style-name="TableCell526" table:number-columns-spanned="3">
            <text:p text:style-name="P527">H</text:p>
          </table:table-cell>
          <table:covered-table-cell/>
          <table:covered-table-cell/>
          <table:table-cell table:style-name="TableCell528" table:number-columns-spanned="4">
            <text:p text:style-name="P529">F</text:p>
          </table:table-cell>
          <table:covered-table-cell/>
          <table:covered-table-cell/>
          <table:covered-table-cell/>
          <table:table-cell table:style-name="TableCell530" table:number-columns-spanned="2">
            <text:p text:style-name="P531"/>
          </table:table-cell>
          <table:covered-table-cell/>
          <table:table-cell table:style-name="TableCell532" table:number-columns-spanned="5">
            <text:p text:style-name="P533"/>
          </table:table-cell>
          <table:covered-table-cell/>
          <table:covered-table-cell/>
          <table:covered-table-cell/>
          <table:covered-table-cell/>
          <table:table-cell table:style-name="TableCell534">
            <text:p text:style-name="Standard"/>
          </table:table-cell>
          <table:table-cell table:style-name="TableCell535">
            <text:p text:style-name="Standard"/>
          </table:table-cell>
          <table:table-cell table:style-name="TableCell536">
            <text:p text:style-name="Standard"/>
          </table:table-cell>
          <table:table-cell table:style-name="TableCell537">
            <text:p text:style-name="Standard"/>
          </table:table-cell>
          <table:table-cell table:style-name="TableCell538">
            <text:p text:style-name="Standard"/>
          </table:table-cell>
        </table:table-row>
        <table:table-row table:style-name="TableRow539">
          <table:table-cell table:style-name="TableCell540">
            <text:p text:style-name="P541">21</text:p>
          </table:table-cell>
          <table:table-cell table:style-name="TableCell542">
            <text:p text:style-name="TableContents"><text:span text:style-name="T543">SEX</text:span></text:p>
          </table:table-cell>
          <table:table-cell table:style-name="TableCell544" table:number-columns-spanned="2">
            <text:p text:style-name="P545">B</text:p>
          </table:table-cell>
          <table:covered-table-cell/>
          <table:table-cell table:style-name="TableCell546" table:number-columns-spanned="3">
            <text:p text:style-name="P547">C</text:p>
          </table:table-cell>
          <table:covered-table-cell/>
          <table:covered-table-cell/>
          <table:table-cell table:style-name="TableCell548" table:number-columns-spanned="4">
            <text:p text:style-name="P549">E</text:p>
          </table:table-cell>
          <table:covered-table-cell/>
          <table:covered-table-cell/>
          <table:covered-table-cell/>
          <table:table-cell table:style-name="TableCell550" table:number-columns-spanned="2">
            <text:p text:style-name="P551"/>
          </table:table-cell>
          <table:covered-table-cell/>
          <table:table-cell table:style-name="TableCell552" table:number-columns-spanned="5">
            <text:p text:style-name="P553"/>
          </table:table-cell>
          <table:covered-table-cell/>
          <table:covered-table-cell/>
          <table:covered-table-cell/>
          <table:covered-table-cell/>
          <table:table-cell table:style-name="TableCell554">
            <text:p text:style-name="Standard"/>
          </table:table-cell>
          <table:table-cell table:style-name="TableCell555">
            <text:p text:style-name="Standard"/>
          </table:table-cell>
          <table:table-cell table:style-name="TableCell556">
            <text:p text:style-name="Standard"/>
          </table:table-cell>
          <table:table-cell table:style-name="TableCell557">
            <text:p text:style-name="Standard"/>
          </table:table-cell>
          <table:table-cell table:style-name="TableCell558">
            <text:p text:style-name="Standard"/>
          </table:table-cell>
        </table:table-row>
        <table:table-row table:style-name="TableRow559">
          <table:table-cell table:style-name="TableCell560">
            <text:p text:style-name="P561">22</text:p>
          </table:table-cell>
          <table:table-cell table:style-name="TableCell562">
            <text:p text:style-name="TableContents"><text:span text:style-name="T563">SAB</text:span></text:p>
          </table:table-cell>
          <table:table-cell table:style-name="TableCell564" table:number-columns-spanned="2">
            <text:p text:style-name="P565">A</text:p>
          </table:table-cell>
          <table:covered-table-cell/>
          <table:table-cell table:style-name="TableCell566" table:number-columns-spanned="3">
            <text:p text:style-name="P567">F</text:p>
          </table:table-cell>
          <table:covered-table-cell/>
          <table:covered-table-cell/>
          <table:table-cell table:style-name="TableCell568" table:number-columns-spanned="4">
            <text:p text:style-name="P569">B</text:p>
          </table:table-cell>
          <table:covered-table-cell/>
          <table:covered-table-cell/>
          <table:covered-table-cell/>
          <table:table-cell table:style-name="TableCell570" table:number-columns-spanned="2">
            <text:p text:style-name="P571"/>
          </table:table-cell>
          <table:covered-table-cell/>
          <table:table-cell table:style-name="TableCell572" table:number-columns-spanned="5">
            <text:p text:style-name="P573"/>
          </table:table-cell>
          <table:covered-table-cell/>
          <table:covered-table-cell/>
          <table:covered-table-cell/>
          <table:covered-table-cell/>
          <table:table-cell table:style-name="TableCell574">
            <text:p text:style-name="Standard"/>
          </table:table-cell>
          <table:table-cell table:style-name="TableCell575">
            <text:p text:style-name="Standard"/>
          </table:table-cell>
          <table:table-cell table:style-name="TableCell576">
            <text:p text:style-name="Standard"/>
          </table:table-cell>
          <table:table-cell table:style-name="TableCell577">
            <text:p text:style-name="Standard"/>
          </table:table-cell>
          <table:table-cell table:style-name="TableCell578">
            <text:p text:style-name="Standard"/>
          </table:table-cell>
        </table:table-row>
        <table:table-row table:style-name="TableRow579">
          <table:table-cell table:style-name="TableCell580">
            <text:p text:style-name="P581">23</text:p>
          </table:table-cell>
          <table:table-cell table:style-name="TableCell582">
            <text:p text:style-name="TableContents"><text:span text:style-name="T583">DOM</text:span></text:p>
          </table:table-cell>
          <table:table-cell table:style-name="TableCell584" table:number-columns-spanned="2">
            <text:p text:style-name="P585">D</text:p>
          </table:table-cell>
          <table:covered-table-cell/>
          <table:table-cell table:style-name="TableCell586" table:number-columns-spanned="3">
            <text:p text:style-name="P587">C</text:p>
          </table:table-cell>
          <table:covered-table-cell/>
          <table:covered-table-cell/>
          <table:table-cell table:style-name="TableCell588" table:number-columns-spanned="4">
            <text:p text:style-name="P589">D</text:p>
          </table:table-cell>
          <table:covered-table-cell/>
          <table:covered-table-cell/>
          <table:covered-table-cell/>
          <table:table-cell table:style-name="TableCell590" table:number-columns-spanned="2">
            <text:p text:style-name="P591"/>
          </table:table-cell>
          <table:covered-table-cell/>
          <table:table-cell table:style-name="TableCell592" table:number-columns-spanned="5">
            <text:p text:style-name="P593"/>
          </table:table-cell>
          <table:covered-table-cell/>
          <table:covered-table-cell/>
          <table:covered-table-cell/>
          <table:covered-table-cell/>
          <table:table-cell table:style-name="TableCell594">
            <text:p text:style-name="Standard"/>
          </table:table-cell>
          <table:table-cell table:style-name="TableCell595">
            <text:p text:style-name="Standard"/>
          </table:table-cell>
          <table:table-cell table:style-name="TableCell596">
            <text:p text:style-name="Standard"/>
          </table:table-cell>
          <table:table-cell table:style-name="TableCell597">
            <text:p text:style-name="Standard"/>
          </table:table-cell>
          <table:table-cell table:style-name="TableCell598">
            <text:p text:style-name="Standard"/>
          </table:table-cell>
        </table:table-row>
        <table:table-row table:style-name="TableRow599">
          <table:table-cell table:style-name="TableCell600">
            <text:p text:style-name="P601">24</text:p>
          </table:table-cell>
          <table:table-cell table:style-name="TableCell602">
            <text:p text:style-name="P603">SEG</text:p>
          </table:table-cell>
          <table:table-cell table:style-name="TableCell604" table:number-columns-spanned="2">
            <text:p text:style-name="P605">A</text:p>
          </table:table-cell>
          <table:covered-table-cell/>
          <table:table-cell table:style-name="TableCell606" table:number-columns-spanned="3">
            <text:p text:style-name="P607">H</text:p>
          </table:table-cell>
          <table:covered-table-cell/>
          <table:covered-table-cell/>
          <table:table-cell table:style-name="TableCell608" table:number-columns-spanned="4">
            <text:p text:style-name="P609">F</text:p>
          </table:table-cell>
          <table:covered-table-cell/>
          <table:covered-table-cell/>
          <table:covered-table-cell/>
          <table:table-cell table:style-name="TableCell610" table:number-columns-spanned="2">
            <text:p text:style-name="P611"/>
          </table:table-cell>
          <table:covered-table-cell/>
          <table:table-cell table:style-name="TableCell612" table:number-columns-spanned="5">
            <text:p text:style-name="P613"/>
          </table:table-cell>
          <table:covered-table-cell/>
          <table:covered-table-cell/>
          <table:covered-table-cell/>
          <table:covered-table-cell/>
          <table:table-cell table:style-name="TableCell614">
            <text:p text:style-name="Standard"/>
          </table:table-cell>
          <table:table-cell table:style-name="TableCell615">
            <text:p text:style-name="Standard"/>
          </table:table-cell>
          <table:table-cell table:style-name="TableCell616">
            <text:p text:style-name="Standard"/>
          </table:table-cell>
          <table:table-cell table:style-name="TableCell617">
            <text:p text:style-name="Standard"/>
          </table:table-cell>
          <table:table-cell table:style-name="TableCell618">
            <text:p text:style-name="Standard"/>
          </table:table-cell>
        </table:table-row>
        <table:table-row table:style-name="TableRow619">
          <table:table-cell table:style-name="TableCell620">
            <text:p text:style-name="P621">25</text:p>
          </table:table-cell>
          <table:table-cell table:style-name="TableCell622">
            <text:p text:style-name="TableContents"><text:span text:style-name="T623">TER</text:span></text:p>
          </table:table-cell>
          <table:table-cell table:style-name="TableCell624" table:number-columns-spanned="2">
            <text:p text:style-name="P625">E</text:p>
          </table:table-cell>
          <table:covered-table-cell/>
          <table:table-cell table:style-name="TableCell626" table:number-columns-spanned="3">
            <text:p text:style-name="P627">D</text:p>
          </table:table-cell>
          <table:covered-table-cell/>
          <table:covered-table-cell/>
          <table:table-cell table:style-name="TableCell628" table:number-columns-spanned="4">
            <text:p text:style-name="P629">A</text:p>
          </table:table-cell>
          <table:covered-table-cell/>
          <table:covered-table-cell/>
          <table:covered-table-cell/>
          <table:table-cell table:style-name="TableCell630" table:number-columns-spanned="2">
            <text:p text:style-name="P631"/>
          </table:table-cell>
          <table:covered-table-cell/>
          <table:table-cell table:style-name="TableCell632" table:number-columns-spanned="5">
            <text:p text:style-name="P633"/>
          </table:table-cell>
          <table:covered-table-cell/>
          <table:covered-table-cell/>
          <table:covered-table-cell/>
          <table:covered-table-cell/>
          <table:table-cell table:style-name="TableCell634">
            <text:p text:style-name="Standard"/>
          </table:table-cell>
          <table:table-cell table:style-name="TableCell635">
            <text:p text:style-name="Standard"/>
          </table:table-cell>
          <table:table-cell table:style-name="TableCell636">
            <text:p text:style-name="Standard"/>
          </table:table-cell>
          <table:table-cell table:style-name="TableCell637">
            <text:p text:style-name="Standard"/>
          </table:table-cell>
          <table:table-cell table:style-name="TableCell638">
            <text:p text:style-name="Standard"/>
          </table:table-cell>
        </table:table-row>
        <table:table-row table:style-name="TableRow639">
          <table:table-cell table:style-name="TableCell640">
            <text:p text:style-name="P641">26</text:p>
          </table:table-cell>
          <table:table-cell table:style-name="TableCell642">
            <text:p text:style-name="TableContents"><text:span text:style-name="T643">QUA</text:span></text:p>
          </table:table-cell>
          <table:table-cell table:style-name="TableCell644" table:number-columns-spanned="2">
            <text:p text:style-name="P645">D</text:p>
          </table:table-cell>
          <table:covered-table-cell/>
          <table:table-cell table:style-name="TableCell646" table:number-columns-spanned="3">
            <text:p text:style-name="P647">F</text:p>
          </table:table-cell>
          <table:covered-table-cell/>
          <table:covered-table-cell/>
          <table:table-cell table:style-name="TableCell648" table:number-columns-spanned="4">
            <text:p text:style-name="P649">C</text:p>
          </table:table-cell>
          <table:covered-table-cell/>
          <table:covered-table-cell/>
          <table:covered-table-cell/>
          <table:table-cell table:style-name="TableCell650" table:number-columns-spanned="2">
            <text:p text:style-name="P651"/>
          </table:table-cell>
          <table:covered-table-cell/>
          <table:table-cell table:style-name="TableCell652" table:number-columns-spanned="5">
            <text:p text:style-name="P653"/>
          </table:table-cell>
          <table:covered-table-cell/>
          <table:covered-table-cell/>
          <table:covered-table-cell/>
          <table:covered-table-cell/>
          <table:table-cell table:style-name="TableCell654">
            <text:p text:style-name="Standard"/>
          </table:table-cell>
          <table:table-cell table:style-name="TableCell655">
            <text:p text:style-name="Standard"/>
          </table:table-cell>
          <table:table-cell table:style-name="TableCell656">
            <text:p text:style-name="Standard"/>
          </table:table-cell>
          <table:table-cell table:style-name="TableCell657">
            <text:p text:style-name="Standard"/>
          </table:table-cell>
          <table:table-cell table:style-name="TableCell658">
            <text:p text:style-name="Standard"/>
          </table:table-cell>
        </table:table-row>
        <table:table-row table:style-name="TableRow659">
          <table:table-cell table:style-name="TableCell660">
            <text:p text:style-name="P661">27</text:p>
          </table:table-cell>
          <table:table-cell table:style-name="TableCell662">
            <text:p text:style-name="P663">QUI</text:p>
          </table:table-cell>
          <table:table-cell table:style-name="TableCell664" table:number-columns-spanned="2">
            <text:p text:style-name="P665">A</text:p>
          </table:table-cell>
          <table:covered-table-cell/>
          <table:table-cell table:style-name="TableCell666" table:number-columns-spanned="3">
            <text:p text:style-name="P667">E</text:p>
          </table:table-cell>
          <table:covered-table-cell/>
          <table:covered-table-cell/>
          <table:table-cell table:style-name="TableCell668" table:number-columns-spanned="4">
            <text:p text:style-name="P669">B</text:p>
          </table:table-cell>
          <table:covered-table-cell/>
          <table:covered-table-cell/>
          <table:covered-table-cell/>
          <table:table-cell table:style-name="TableCell670" table:number-columns-spanned="2">
            <text:p text:style-name="P671"/>
          </table:table-cell>
          <table:covered-table-cell/>
          <table:table-cell table:style-name="TableCell672" table:number-columns-spanned="5">
            <text:p text:style-name="P673"/>
          </table:table-cell>
          <table:covered-table-cell/>
          <table:covered-table-cell/>
          <table:covered-table-cell/>
          <table:covered-table-cell/>
          <table:table-cell table:style-name="TableCell674">
            <text:p text:style-name="Standard"/>
          </table:table-cell>
          <table:table-cell table:style-name="TableCell675">
            <text:p text:style-name="Standard"/>
          </table:table-cell>
          <table:table-cell table:style-name="TableCell676">
            <text:p text:style-name="Standard"/>
          </table:table-cell>
          <table:table-cell table:style-name="TableCell677">
            <text:p text:style-name="Standard"/>
          </table:table-cell>
          <table:table-cell table:style-name="TableCell678">
            <text:p text:style-name="Standard"/>
          </table:table-cell>
        </table:table-row>
        <table:table-row table:style-name="TableRow679">
          <table:table-cell table:style-name="TableCell680">
            <text:p text:style-name="P681">28</text:p>
          </table:table-cell>
          <table:table-cell table:style-name="TableCell682">
            <text:p text:style-name="TableContents"><text:span text:style-name="T683">SEX</text:span></text:p>
          </table:table-cell>
          <table:table-cell table:style-name="TableCell684" table:number-columns-spanned="2">
            <text:p text:style-name="P685">D</text:p>
          </table:table-cell>
          <table:covered-table-cell/>
          <table:table-cell table:style-name="TableCell686" table:number-columns-spanned="3">
            <text:p text:style-name="P687">C</text:p>
          </table:table-cell>
          <table:covered-table-cell/>
          <table:covered-table-cell/>
          <table:table-cell table:style-name="TableCell688" table:number-columns-spanned="4">
            <text:p text:style-name="P689">D</text:p>
          </table:table-cell>
          <table:covered-table-cell/>
          <table:covered-table-cell/>
          <table:covered-table-cell/>
          <table:table-cell table:style-name="TableCell690" table:number-columns-spanned="2">
            <text:p text:style-name="P691"/>
          </table:table-cell>
          <table:covered-table-cell/>
          <table:table-cell table:style-name="TableCell692" table:number-columns-spanned="5">
            <text:p text:style-name="P693"/>
          </table:table-cell>
          <table:covered-table-cell/>
          <table:covered-table-cell/>
          <table:covered-table-cell/>
          <table:covered-table-cell/>
          <table:table-cell table:style-name="TableCell694">
            <text:p text:style-name="Standard"/>
          </table:table-cell>
          <table:table-cell table:style-name="TableCell695">
            <text:p text:style-name="Standard"/>
          </table:table-cell>
          <table:table-cell table:style-name="TableCell696">
            <text:p text:style-name="Standard"/>
          </table:table-cell>
          <table:table-cell table:style-name="TableCell697">
            <text:p text:style-name="Standard"/>
          </table:table-cell>
          <table:table-cell table:style-name="TableCell698">
            <text:p text:style-name="Standard"/>
          </table:table-cell>
        </table:table-row>
        <table:table-row table:style-name="TableRow699">
          <table:table-cell table:style-name="TableCell700" table:number-columns-spanned="18">
            <text:p text:style-name="P701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2">
            <text:p text:style-name="P703"/>
          </table:table-cell>
          <table:table-cell table:style-name="TableCell704">
            <text:p text:style-name="P705">F</text:p>
          </table:table-cell>
          <table:table-cell table:style-name="TableCell706">
            <text:p text:style-name="P707">A</text:p>
          </table:table-cell>
          <table:table-cell table:style-name="TableCell708">
            <text:p text:style-name="P709">D</text:p>
          </table:table-cell>
          <table:table-cell table:style-name="TableCell710">
            <text:p text:style-name="P711">C</text:p>
          </table:table-cell>
        </table:table-row>
        <table:table-row table:style-name="TableRow712">
          <table:table-cell table:style-name="TableCell713">
            <text:p text:style-name="P714">LEG</text:p>
          </table:table-cell>
          <table:table-cell table:style-name="TableCell715" table:number-columns-spanned="2">
            <text:p text:style-name="P716">OPERADOR</text:p>
          </table:table-cell>
          <table:covered-table-cell/>
          <table:table-cell table:style-name="TableCell717" table:number-columns-spanned="2">
            <text:p text:style-name="P718">IND</text:p>
          </table:table-cell>
          <table:covered-table-cell/>
          <table:table-cell table:style-name="TableCell719">
            <text:p text:style-name="P720">LEG</text:p>
          </table:table-cell>
          <table:table-cell table:style-name="TableCell721" table:number-columns-spanned="3">
            <text:p text:style-name="P722">OPERADOR</text:p>
          </table:table-cell>
          <table:covered-table-cell/>
          <table:covered-table-cell/>
          <table:table-cell table:style-name="TableCell723">
            <text:p text:style-name="P724">IND</text:p>
          </table:table-cell>
          <table:table-cell table:style-name="TableCell725" table:number-columns-spanned="2">
            <text:p text:style-name="P726">LEG</text:p>
          </table:table-cell>
          <table:covered-table-cell/>
          <table:table-cell table:style-name="TableCell727" table:number-columns-spanned="2">
            <text:p text:style-name="P728">OPERADOR</text:p>
          </table:table-cell>
          <table:covered-table-cell/>
          <table:table-cell table:style-name="TableCell729">
            <text:p text:style-name="P730">IND</text:p>
          </table:table-cell>
          <table:table-cell table:style-name="TableCell731">
            <text:p text:style-name="P732">LEG</text:p>
          </table:table-cell>
          <table:table-cell table:style-name="TableCell733">
            <text:p text:style-name="P734">OPERADOR</text:p>
          </table:table-cell>
          <table:table-cell table:style-name="TableCell735">
            <text:p text:style-name="P736">IND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A</text:p>
          </table:table-cell>
          <table:table-cell table:style-name="TableCell750" table:number-columns-spanned="2">
            <text:p text:style-name="P751">2S TERBECK</text:p>
          </table:table-cell>
          <table:covered-table-cell/>
          <table:table-cell table:style-name="TableCell752" table:number-columns-spanned="2">
            <text:p text:style-name="P753">DNUQ</text:p>
          </table:table-cell>
          <table:covered-table-cell/>
          <table:table-cell table:style-name="TableCell754">
            <text:p text:style-name="P755"/>
          </table:table-cell>
          <table:table-cell table:style-name="TableCell756" table:number-columns-spanned="3">
            <text:p text:style-name="P757"/>
          </table:table-cell>
          <table:covered-table-cell/>
          <table:covered-table-cell/>
          <table:table-cell table:style-name="TableCell758">
            <text:p text:style-name="P759"/>
          </table:table-cell>
          <table:table-cell table:style-name="TableCell760" table:number-columns-spanned="2">
            <text:p text:style-name="P761"/>
          </table:table-cell>
          <table:covered-table-cell/>
          <table:table-cell table:style-name="TableCell762" table:number-columns-spanned="2">
            <text:p text:style-name="P763"/>
          </table:table-cell>
          <table:covered-table-cell/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>B</text:p>
          </table:table-cell>
          <table:table-cell table:style-name="TableCell785" table:number-columns-spanned="2">
            <text:p text:style-name="P786">2S RUI</text:p>
          </table:table-cell>
          <table:covered-table-cell/>
          <table:table-cell table:style-name="TableCell787" table:number-columns-spanned="2">
            <text:p text:style-name="P788">IXHD</text:p>
          </table:table-cell>
          <table:covered-table-cell/>
          <table:table-cell table:style-name="TableCell789">
            <text:p text:style-name="P790"/>
          </table:table-cell>
          <table:table-cell table:style-name="TableCell791" table:number-columns-spanned="3">
            <text:p text:style-name="P792"/>
          </table:table-cell>
          <table:covered-table-cell/>
          <table:covered-table-cell/>
          <table:table-cell table:style-name="TableCell793">
            <text:p text:style-name="P794"/>
          </table:table-cell>
          <table:table-cell table:style-name="TableCell795" table:number-columns-spanned="2">
            <text:p text:style-name="P796"/>
          </table:table-cell>
          <table:covered-table-cell/>
          <table:table-cell table:style-name="TableCell797" table:number-columns-spanned="2">
            <text:p text:style-name="P798"/>
          </table:table-cell>
          <table:covered-table-cell/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C</text:p>
          </table:table-cell>
          <table:table-cell table:style-name="TableCell820" table:number-columns-spanned="2">
            <text:p text:style-name="P821">2S SAULO</text:p>
          </table:table-cell>
          <table:covered-table-cell/>
          <table:table-cell table:style-name="TableCell822" table:number-columns-spanned="2">
            <text:p text:style-name="P823">FZAN</text:p>
          </table:table-cell>
          <table:covered-table-cell/>
          <table:table-cell table:style-name="TableCell824">
            <text:p text:style-name="P825"/>
          </table:table-cell>
          <table:table-cell table:style-name="TableCell826" table:number-columns-spanned="3">
            <text:p text:style-name="P827"/>
          </table:table-cell>
          <table:covered-table-cell/>
          <table:covered-table-cell/>
          <table:table-cell table:style-name="TableCell828">
            <text:p text:style-name="P829"/>
          </table:table-cell>
          <table:table-cell table:style-name="TableCell830" table:number-columns-spanned="2">
            <text:p text:style-name="P831"/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  <table:table-row table:style-name="TableRow852">
          <table:table-cell table:style-name="TableCell853">
            <text:p text:style-name="P854">D</text:p>
          </table:table-cell>
          <table:table-cell table:style-name="TableCell855" table:number-columns-spanned="2">
            <text:p text:style-name="P856">2S KEVIN</text:p>
          </table:table-cell>
          <table:covered-table-cell/>
          <table:table-cell table:style-name="TableCell857" table:number-columns-spanned="2">
            <text:p text:style-name="P858">AXTR</text:p>
          </table:table-cell>
          <table:covered-table-cell/>
          <table:table-cell table:style-name="TableCell859">
            <text:p text:style-name="P860"/>
          </table:table-cell>
          <table:table-cell table:style-name="TableCell861" table:number-columns-spanned="3">
            <text:p text:style-name="P862"/>
          </table:table-cell>
          <table:covered-table-cell/>
          <table:covered-table-cell/>
          <table:table-cell table:style-name="TableCell863">
            <text:p text:style-name="P864"/>
          </table:table-cell>
          <table:table-cell table:style-name="TableCell865" table:number-columns-spanned="2">
            <text:p text:style-name="P866"/>
          </table:table-cell>
          <table:covered-table-cell/>
          <table:table-cell table:style-name="TableCell867" table:number-columns-spanned="2">
            <text:p text:style-name="P868"/>
          </table:table-cell>
          <table:covered-table-cell/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>
            <text:p text:style-name="P889">E</text:p>
          </table:table-cell>
          <table:table-cell table:style-name="TableCell890" table:number-columns-spanned="2">
            <text:p text:style-name="P891">2S SITORSKI</text:p>
          </table:table-cell>
          <table:covered-table-cell/>
          <table:table-cell table:style-name="TableCell892" table:number-columns-spanned="2">
            <text:p text:style-name="P893">QXTJ</text:p>
          </table:table-cell>
          <table:covered-table-cell/>
          <table:table-cell table:style-name="TableCell894">
            <text:p text:style-name="P895"/>
          </table:table-cell>
          <table:table-cell table:style-name="TableCell896" table:number-columns-spanned="3">
            <text:p text:style-name="P897"/>
          </table:table-cell>
          <table:covered-table-cell/>
          <table:covered-table-cell/>
          <table:table-cell table:style-name="TableCell898">
            <text:p text:style-name="P899"/>
          </table:table-cell>
          <table:table-cell table:style-name="TableCell900" table:number-columns-spanned="2">
            <text:p text:style-name="P901"/>
          </table:table-cell>
          <table:covered-table-cell/>
          <table:table-cell table:style-name="TableCell902" table:number-columns-spanned="2">
            <text:p text:style-name="P903"/>
          </table:table-cell>
          <table:covered-table-cell/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</table:table-row>
        <table:table-row table:style-name="TableRow922">
          <table:table-cell table:style-name="TableCell923">
            <text:p text:style-name="P924">F</text:p>
          </table:table-cell>
          <table:table-cell table:style-name="TableCell925" table:number-columns-spanned="2">
            <text:p text:style-name="P926">2S FERNANDES</text:p>
          </table:table-cell>
          <table:covered-table-cell/>
          <table:table-cell table:style-name="TableCell927" table:number-columns-spanned="2">
            <text:p text:style-name="P928">-</text:p>
          </table:table-cell>
          <table:covered-table-cell/>
          <table:table-cell table:style-name="TableCell929">
            <text:p text:style-name="P930"/>
          </table:table-cell>
          <table:table-cell table:style-name="TableCell931" table:number-columns-spanned="3">
            <text:p text:style-name="P932"/>
          </table:table-cell>
          <table:covered-table-cell/>
          <table:covered-table-cell/>
          <table:table-cell table:style-name="TableCell933">
            <text:p text:style-name="P934"/>
          </table:table-cell>
          <table:table-cell table:style-name="TableCell935" table:number-columns-spanned="2">
            <text:p text:style-name="P936"/>
          </table:table-cell>
          <table:covered-table-cell/>
          <table:table-cell table:style-name="TableCell937" table:number-columns-spanned="2">
            <text:p text:style-name="P938"/>
          </table:table-cell>
          <table:covered-table-cell/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G</text:p>
          </table:table-cell>
          <table:table-cell table:style-name="TableCell960" table:number-columns-spanned="2">
            <text:p text:style-name="P961">3S LOURENÇO</text:p>
          </table:table-cell>
          <table:covered-table-cell/>
          <table:table-cell table:style-name="TableCell962" table:number-columns-spanned="2">
            <text:p text:style-name="P963">GNKL</text:p>
          </table:table-cell>
          <table:covered-table-cell/>
          <table:table-cell table:style-name="TableCell964">
            <text:p text:style-name="P965"/>
          </table:table-cell>
          <table:table-cell table:style-name="TableCell966" table:number-columns-spanned="3">
            <text:p text:style-name="P967"/>
          </table:table-cell>
          <table:covered-table-cell/>
          <table:covered-table-cell/>
          <table:table-cell table:style-name="TableCell968">
            <text:p text:style-name="P969"/>
          </table:table-cell>
          <table:table-cell table:style-name="TableCell970" table:number-columns-spanned="2">
            <text:p text:style-name="P971"/>
          </table:table-cell>
          <table:covered-table-cell/>
          <table:table-cell table:style-name="TableCell972" table:number-columns-spanned="2">
            <text:p text:style-name="P973"/>
          </table:table-cell>
          <table:covered-table-cell/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H</text:p>
          </table:table-cell>
          <table:table-cell table:style-name="TableCell995" table:number-columns-spanned="2">
            <text:p text:style-name="P996">SO SOARES</text:p>
          </table:table-cell>
          <table:covered-table-cell/>
          <table:table-cell table:style-name="TableCell997" table:number-columns-spanned="2">
            <text:p text:style-name="P998">WLKZ</text:p>
          </table:table-cell>
          <table:covered-table-cell/>
          <table:table-cell table:style-name="TableCell999">
            <text:p text:style-name="P1000"/>
          </table:table-cell>
          <table:table-cell table:style-name="TableCell1001" table:number-columns-spanned="3">
            <text:p text:style-name="P1002"/>
          </table:table-cell>
          <table:covered-table-cell/>
          <table:covered-table-cell/>
          <table:table-cell table:style-name="TableCell1003">
            <text:p text:style-name="P1004"/>
          </table:table-cell>
          <table:table-cell table:style-name="TableCell1005" table:number-columns-spanned="2">
            <text:p text:style-name="P1006"/>
          </table:table-cell>
          <table:covered-table-cell/>
          <table:table-cell table:style-name="TableCell1007" table:number-columns-spanned="2">
            <text:p text:style-name="P1008"/>
          </table:table-cell>
          <table:covered-table-cell/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</table:table-row>
        <table:table-row table:style-name="TableRow1027">
          <table:table-cell table:style-name="TableCell1028">
            <text:p text:style-name="P1029">I</text:p>
          </table:table-cell>
          <table:table-cell table:style-name="TableCell1030" table:number-columns-spanned="2">
            <text:p text:style-name="P1031">2S ELIAS</text:p>
          </table:table-cell>
          <table:covered-table-cell/>
          <table:table-cell table:style-name="TableCell1032" table:number-columns-spanned="2">
            <text:p text:style-name="P1033">-</text:p>
          </table:table-cell>
          <table:covered-table-cell/>
          <table:table-cell table:style-name="TableCell1034">
            <text:p text:style-name="P1035"/>
          </table:table-cell>
          <table:table-cell table:style-name="TableCell1036" table:number-columns-spanned="3">
            <text:p text:style-name="P1037"/>
          </table:table-cell>
          <table:covered-table-cell/>
          <table:covered-table-cell/>
          <table:table-cell table:style-name="TableCell1038">
            <text:p text:style-name="P1039"/>
          </table:table-cell>
          <table:table-cell table:style-name="TableCell1040" table:number-columns-spanned="2">
            <text:p text:style-name="P1041"/>
          </table:table-cell>
          <table:covered-table-cell/>
          <table:table-cell table:style-name="TableCell1042" table:number-columns-spanned="2">
            <text:p text:style-name="P1043"/>
          </table:table-cell>
          <table:covered-table-cell/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</table:table-row>
        <table:table-row table:style-name="TableRow1062">
          <table:table-cell table:style-name="TableCell1063">
            <text:p text:style-name="P1064"/>
          </table:table-cell>
          <table:table-cell table:style-name="TableCell1065" table:number-columns-spanned="2">
            <text:p text:style-name="P1066"/>
          </table:table-cell>
          <table:covered-table-cell/>
          <table:table-cell table:style-name="TableCell1067" table:number-columns-spanned="2">
            <text:p text:style-name="P1068"/>
          </table:table-cell>
          <table:covered-table-cell/>
          <table:table-cell table:style-name="TableCell1069">
            <text:p text:style-name="P1070"/>
          </table:table-cell>
          <table:table-cell table:style-name="TableCell1071" table:number-columns-spanned="3">
            <text:p text:style-name="P1072"/>
          </table:table-cell>
          <table:covered-table-cell/>
          <table:covered-table-cell/>
          <table:table-cell table:style-name="TableCell1073">
            <text:p text:style-name="P1074"/>
          </table:table-cell>
          <table:table-cell table:style-name="TableCell1075" table:number-columns-spanned="2">
            <text:p text:style-name="P1076"/>
          </table:table-cell>
          <table:covered-table-cell/>
          <table:table-cell table:style-name="TableCell1077" table:number-columns-spanned="2">
            <text:p text:style-name="P1078"/>
          </table:table-cell>
          <table:covered-table-cell/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/>
          </table:table-cell>
          <table:table-cell table:style-name="TableCell1100" table:number-columns-spanned="2">
            <text:p text:style-name="P1101"/>
          </table:table-cell>
          <table:covered-table-cell/>
          <table:table-cell table:style-name="TableCell1102" table:number-columns-spanned="2">
            <text:p text:style-name="P1103"/>
          </table:table-cell>
          <table:covered-table-cell/>
          <table:table-cell table:style-name="TableCell1104">
            <text:p text:style-name="P1105"/>
          </table:table-cell>
          <table:table-cell table:style-name="TableCell1106" table:number-columns-spanned="3">
            <text:p text:style-name="P1107"/>
          </table:table-cell>
          <table:covered-table-cell/>
          <table:covered-table-cell/>
          <table:table-cell table:style-name="TableCell1108">
            <text:p text:style-name="P1109"/>
          </table:table-cell>
          <table:table-cell table:style-name="TableCell1110" table:number-columns-spanned="2">
            <text:p text:style-name="P1111"/>
          </table:table-cell>
          <table:covered-table-cell/>
          <table:table-cell table:style-name="TableCell1112" table:number-columns-spanned="2">
            <text:p text:style-name="P1113"/>
          </table:table-cell>
          <table:covered-table-cell/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</table:table-row>
      </table:table>
      <text:p text:style-name="P1132"/>
      <text:p text:style-name="P1133"/>
      <text:p text:style-name="P1134"/>
      <text:p text:style-name="P1135"/>
      <text:section text:name="Sect1" text:style-name="S1">
        <table:table table:style-name="Table1136">
          <table:table-columns>
            <table:table-column table:style-name="TableColumn1137"/>
          </table:table-columns>
          <table:table-row table:style-name="TableRow1138">
            <table:table-cell table:style-name="TableCell1139">
              <text:soft-page-break/>
              <text:p text:style-name="P1140">ESPAÇO RESERVADO PARA OBSERVAÇÕES QUE SE FAÇAM NECESSÁRIAS</text:p>
            </table:table-cell>
          </table:table-row>
          <table:table-row table:style-name="TableRow1141">
            <table:table-cell table:style-name="TableCell1142">
              <text:p text:style-name="P1143"><text:span text:style-name="T1144">1 – EXPEDIENTE</text:span>:<text:line-break/>a) <text:s text:c="2"/>O SO Soares, do efetivo da SIJ, cumprirá manutenção operacional<text:s/><text:span text:style-name="T1145">em 04 (quatro) turnos no presente mês.</text:span></text:p>
              <text:p text:style-name="P1146"/>
              <text:p text:style-name="P1147">2 – FÉRIAS/MISSÃO:</text:p>
              <text:list text:style-name="WWNum2" text:continue-numbering="true">
                <text:list-item>
                  <text:p text:style-name="P1148"><text:span text:style-name="T1149">O 2S Kevin estará de<text:s/></text:span><text:span text:style-name="T1150">férias no período de 20 de janeiro a 18 de feveiro, 30 dias.</text:span></text:p>
                </text:list-item>
              </text:list>
              <text:p text:style-name="P1151"/>
              <text:p text:style-name="P1152"><text:span text:style-name="T1153">3 - OUTROS AFASTAMENTOS:</text:span></text:p>
              <text:list text:style-name="LFO8" text:continue-numbering="true">
                <text:list-item>
                  <text:p text:style-name="P1154">O 2S Terbeck, escalado para o serviço de Operador da Central de Vigilância Eletrônica, dia 01 de fevereiro, 2° turno.</text:p>
                </text:list-item>
                <text:list-item>
                  <text:p text:style-name="P1155"><text:span text:style-name="T1156">O 2S Rui, escalado para o serviço de<text:s/></text:span><text:span text:style-name="T1157">Operador da Central de Vigilância Eletrônica, dia 08 de fevereiro, 3° turno.</text:span><text:span text:style-name="T1158"><text:line-break/></text:span><text:span text:style-name="T1159"><text:s text:c="3"/></text:span><text:span text:style-name="T1160"><text:line-break/></text:span></text:p>
                </text:list-item>
              </text:list>
              <text:list text:style-name="LFO9" text:continue-numbering="true">
                <text:list-item>
                  <text:p text:style-name="P1161"><text:span text:style-name="T1162">– OBSERVAÇÕES:</text:span></text:p>
                </text:list-item>
              </text:list>
              <text:list text:style-name="LFO10" text:continue-numbering="true">
                <text:list-item>
                  <text:p text:style-name="P1163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  <text:list-item>
                  <text:p text:style-name="P1164">No mês de fevereiro os operadores realizarão PIMO que será coordenado pelo 2S Kevin.</text:p>
                </text:list-item>
              </text:list>
              <text:p text:style-name="P1165"/>
              <text:p text:style-name="P1166"/>
              <text:p text:style-name="P1167"/>
              <text:p text:style-name="P1168"/>
              <text:p text:style-name="P1169"/>
              <text:p text:style-name="P1170"/>
              <text:p text:style-name="P1171"/>
              <text:p text:style-name="P1172"/>
              <text:p text:style-name="P1173"/>
              <text:p text:style-name="P1174"/>
              <text:p text:style-name="P1175"/>
              <text:p text:style-name="P1176"/>
              <text:p text:style-name="P1177"/>
              <text:p text:style-name="P1178"/>
              <text:p text:style-name="P1179"/>
              <text:p text:style-name="P1180"/>
              <text:p text:style-name="P1181"/>
              <text:p text:style-name="P1182"/>
              <text:p text:style-name="P1183">LUCIANO FERNANDES DOS SANTOS 2S QSS BCO</text:p>
              <text:p text:style-name="P1184">ESCALANTE DO<text:s/>ARCC-CW</text:p>
            </table:table-cell>
          </table:table-row>
          <table:table-row table:style-name="TableRow1185">
            <table:table-cell table:style-name="TableCell1186">
              <text:p text:style-name="P1187"/>
            </table:table-cell>
          </table:table-row>
          <table:table-row table:style-name="TableRow1188">
            <table:table-cell table:style-name="TableCell1189">
              <text:p text:style-name="P1190"/>
              <text:p text:style-name="P1191">Não Aplicável.</text:p>
              <text:p text:style-name="P1192"/>
              <text:p text:style-name="P1193"/>
              <text:p text:style-name="P1194"/>
              <text:p text:style-name="P1195"/>
              <text:p text:style-name="P1196"/>
              <text:p text:style-name="P1197"/>
              <text:p text:style-name="P1198"/>
              <text:p text:style-name="P1199"/>
              <text:p text:style-name="P1200"/>
              <text:p text:style-name="P1201"/>
              <text:p text:style-name="P1202"/>
              <text:p text:style-name="P1203"/>
              <text:p text:style-name="P1204"/>
              <text:p text:style-name="P1205"/>
              <text:p text:style-name="P1206"/>
              <text:p text:style-name="P1207">LUCIANO FERNANDES DOS SANTOS 2S QSS BCO</text:p>
              <text:p text:style-name="P1208">ESCALANTE DO ARCC-CW</text:p>
            </table:table-cell>
          </table:table-row>
        </table:table>
        <text:p text:style-name="P120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Liberation Serif" svg:font-family="Liberation Serif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Times New Roman" style:font-name-complex="Times New Roman" fo:language="pt" fo:country="PT" style:language-asian="pt" style:country-asian="PT" style:language-complex="pt" style:country-complex="PT" fo:hyphenate="false"/>
    </style:style>
    <style:style style:name="Heading" style:display-name="Heading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ágrafodaLista" style:display-name="Parágrafo da List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fo:language="pt" fo:country="BR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scale="100%" fo:language="pt" fo:country="PT" style:language-asian="pt" style:country-asian="PT" style:language-complex="pt" style:country-complex="PT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Symbol"/>
    </style:style>
    <style:style style:name="ListLabel28" style:display-name="ListLabel 28" style:family="text">
      <style:text-properties style:font-name-asian="Times New Roman" style:font-name-complex="Times New Roman" style:text-scale="100%" fo:font-size="11pt" style:font-size-asian="11pt" style:font-size-complex="11pt" fo:language="pt" fo:country="PT" style:language-asian="pt" style:country-asian="PT" style:language-complex="pt" style:country-complex="PT"/>
    </style:style>
    <style:style style:name="ListLabel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37" style:display-name="ListLabel 37" style:family="text">
      <style:text-properties style:text-scale="100%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fo:font-size="15.5pt" style:font-size-asian="15.5pt"/>
    </style:style>
    <style:style style:name="ListLabel47" style:display-name="ListLabel 47" style:family="text">
      <style:text-properties style:text-scale="100%"/>
    </style:style>
    <style:style style:name="ListLabel48" style:display-name="ListLabel 48" style:family="text">
      <style:text-properties style:font-name-complex="Symbol"/>
    </style:style>
    <style:style style:name="ListLabel49" style:display-name="ListLabel 49" style:family="text">
      <style:text-properties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scale="100%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-0.1062in" text:min-label-width="0.1805in" text:list-level-position-and-space-mode="label-alignment">
          <style:list-level-label-alignment text:label-followed-by="listtab" fo:margin-left="0.0743in" fo:text-indent="-0.1805in"/>
        </style:list-level-properties>
      </text:list-level-style-number>
      <text:list-level-style-bullet text:level="2" text:style-name="WW_CharLFO2LVL2" text:bullet-char="">
        <style:list-level-properties text:space-before="0.6388in" text:min-label-width="0.1805in" text:list-level-position-and-space-mode="label-alignment">
          <style:list-level-label-alignment text:label-followed-by="listtab" fo:margin-left="0.8194in" fo:text-indent="-0.180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3888in" text:min-label-width="0.1805in" text:list-level-position-and-space-mode="label-alignment">
          <style:list-level-label-alignment text:label-followed-by="listtab" fo:margin-left="1.5694in" fo:text-indent="-0.180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2.1388in" text:min-label-width="0.1805in" text:list-level-position-and-space-mode="label-alignment">
          <style:list-level-label-alignment text:label-followed-by="listtab" fo:margin-left="2.3194in" fo:text-indent="-0.180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8895in" text:min-label-width="0.1805in" text:list-level-position-and-space-mode="label-alignment">
          <style:list-level-label-alignment text:label-followed-by="listtab" fo:margin-left="3.0701in" fo:text-indent="-0.180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3.6395in" text:min-label-width="0.1805in" text:list-level-position-and-space-mode="label-alignment">
          <style:list-level-label-alignment text:label-followed-by="listtab" fo:margin-left="3.8201in" fo:text-indent="-0.180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4.3895in" text:min-label-width="0.1805in" text:list-level-position-and-space-mode="label-alignment">
          <style:list-level-label-alignment text:label-followed-by="listtab" fo:margin-left="4.5701in" fo:text-indent="-0.180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5.1402in" text:min-label-width="0.1805in" text:list-level-position-and-space-mode="label-alignment">
          <style:list-level-label-alignment text:label-followed-by="listtab" fo:margin-left="5.3208in" fo:text-indent="-0.180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5.8902in" text:min-label-width="0.1805in" text:list-level-position-and-space-mode="label-alignment">
          <style:list-level-label-alignment text:label-followed-by="listtab" fo:margin-left="6.0708in" fo:text-indent="-0.1805in"/>
        </style:list-level-properties>
        <style:text-properties style:font-name="Symbol"/>
      </text:list-level-style-bullet>
    </text:list-style>
    <style:style style:name="WW_CharLFO3LVL1" style:family="text">
      <style:text-properties fo:font-size="11pt" style:font-size-asian="11pt" style:font-size-complex="11pt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1125in" text:min-label-width="0.25in" text:list-level-position-and-space-mode="label-alignment">
          <style:list-level-label-alignment text:label-followed-by="listtab" fo:margin-left="0.3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125in" text:min-label-width="0.25in" text:list-level-position-and-space-mode="label-alignment">
          <style:list-level-label-alignment text:label-followed-by="listtab" fo:margin-left="0.8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375in" text:min-label-width="0.125in" text:list-level-position-and-space-mode="label-alignment">
          <style:list-level-label-alignment text:label-followed-by="listtab" fo:margin-left="1.3625in" fo:text-indent="-0.125in"/>
        </style:list-level-properties>
      </text:list-level-style-number>
      <text:list-level-style-number text:level="4" style:num-suffix="." style:num-format="1">
        <style:list-level-properties text:space-before="1.6125in" text:min-label-width="0.25in" text:list-level-position-and-space-mode="label-alignment">
          <style:list-level-label-alignment text:label-followed-by="listtab" fo:margin-left="1.8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125in" text:min-label-width="0.25in" text:list-level-position-and-space-mode="label-alignment">
          <style:list-level-label-alignment text:label-followed-by="listtab" fo:margin-left="2.3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375in" text:min-label-width="0.125in" text:list-level-position-and-space-mode="label-alignment">
          <style:list-level-label-alignment text:label-followed-by="listtab" fo:margin-left="2.8625in" fo:text-indent="-0.125in"/>
        </style:list-level-properties>
      </text:list-level-style-number>
      <text:list-level-style-number text:level="7" style:num-suffix="." style:num-format="1">
        <style:list-level-properties text:space-before="3.1125in" text:min-label-width="0.25in" text:list-level-position-and-space-mode="label-alignment">
          <style:list-level-label-alignment text:label-followed-by="listtab" fo:margin-left="3.3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125in" text:min-label-width="0.25in" text:list-level-position-and-space-mode="label-alignment">
          <style:list-level-label-alignment text:label-followed-by="listtab" fo:margin-left="3.8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375in" text:min-label-width="0.125in" text:list-level-position-and-space-mode="label-alignment">
          <style:list-level-label-alignment text:label-followed-by="listtab" fo:margin-left="4.362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3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5" style:display-name="WWNum5">
      <text:list-level-style-number text:level="1" style:num-suffix=")" style:num-format="a" style:num-letter-sync="true">
        <style:list-level-properties text:space-before="0.3243in" text:min-label-width="0.25in" text:list-level-position-and-space-mode="label-alignment">
          <style:list-level-label-alignment text:label-followed-by="listtab" fo:margin-left="0.5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243in" text:min-label-width="0.25in" text:list-level-position-and-space-mode="label-alignment">
          <style:list-level-label-alignment text:label-followed-by="listtab" fo:margin-left="1.07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93in" text:min-label-width="0.125in" text:list-level-position-and-space-mode="label-alignment">
          <style:list-level-label-alignment text:label-followed-by="listtab" fo:margin-left="1.5743in" fo:text-indent="-0.125in"/>
        </style:list-level-properties>
      </text:list-level-style-number>
      <text:list-level-style-number text:level="4" style:num-suffix="." style:num-format="1">
        <style:list-level-properties text:space-before="1.8243in" text:min-label-width="0.25in" text:list-level-position-and-space-mode="label-alignment">
          <style:list-level-label-alignment text:label-followed-by="listtab" fo:margin-left="2.07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43in" text:min-label-width="0.25in" text:list-level-position-and-space-mode="label-alignment">
          <style:list-level-label-alignment text:label-followed-by="listtab" fo:margin-left="2.5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93in" text:min-label-width="0.125in" text:list-level-position-and-space-mode="label-alignment">
          <style:list-level-label-alignment text:label-followed-by="listtab" fo:margin-left="3.0743in" fo:text-indent="-0.125in"/>
        </style:list-level-properties>
      </text:list-level-style-number>
      <text:list-level-style-number text:level="7" style:num-suffix="." style:num-format="1">
        <style:list-level-properties text:space-before="3.3243in" text:min-label-width="0.25in" text:list-level-position-and-space-mode="label-alignment">
          <style:list-level-label-alignment text:label-followed-by="listtab" fo:margin-left="3.5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43in" text:min-label-width="0.25in" text:list-level-position-and-space-mode="label-alignment">
          <style:list-level-label-alignment text:label-followed-by="listtab" fo:margin-left="4.07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93in" text:min-label-width="0.125in" text:list-level-position-and-space-mode="label-alignment">
          <style:list-level-label-alignment text:label-followed-by="listtab" fo:margin-left="4.574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79in" text:min-label-width="0.125in" text:list-level-position-and-space-mode="label-alignment">
          <style:list-level-label-alignment text:label-followed-by="listtab" fo:margin-left="1.3229in" fo:text-indent="-0.125in"/>
        </style:list-level-properties>
      </text:list-level-style-number>
      <text:list-level-style-number text:level="4" style:num-suffix="." style:num-format="1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79in" text:min-label-width="0.125in" text:list-level-position-and-space-mode="label-alignment">
          <style:list-level-label-alignment text:label-followed-by="listtab" fo:margin-left="2.8229in" fo:text-indent="-0.125in"/>
        </style:list-level-properties>
      </text:list-level-style-number>
      <text:list-level-style-number text:level="7" style:num-suffix="." style:num-format="1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79in" text:min-label-width="0.125in" text:list-level-position-and-space-mode="label-alignment">
          <style:list-level-label-alignment text:label-followed-by="listtab" fo:margin-left="4.322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8">
      <text:list-level-style-number text:level="1" style:num-suffix=")" style:num-format="a" style:num-letter-sync="true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9">
      <text:list-level-style-number text:level="1" text:style-name="WW_CharLFO9LVL1" style:num-format="1" text:start-value="4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0743in" text:min-label-width="0.25in" text:list-level-position-and-space-mode="label-alignment">
          <style:list-level-label-alignment text:label-followed-by="listtab" fo:margin-left="0.3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43in" text:min-label-width="0.25in" text:list-level-position-and-space-mode="label-alignment">
          <style:list-level-label-alignment text:label-followed-by="listtab" fo:margin-left="0.8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993in" text:min-label-width="0.125in" text:list-level-position-and-space-mode="label-alignment">
          <style:list-level-label-alignment text:label-followed-by="listtab" fo:margin-left="1.3243in" fo:text-indent="-0.125in"/>
        </style:list-level-properties>
      </text:list-level-style-number>
      <text:list-level-style-number text:level="4" style:num-suffix="." style:num-format="1">
        <style:list-level-properties text:space-before="1.5743in" text:min-label-width="0.25in" text:list-level-position-and-space-mode="label-alignment">
          <style:list-level-label-alignment text:label-followed-by="listtab" fo:margin-left="1.8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43in" text:min-label-width="0.25in" text:list-level-position-and-space-mode="label-alignment">
          <style:list-level-label-alignment text:label-followed-by="listtab" fo:margin-left="2.3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993in" text:min-label-width="0.125in" text:list-level-position-and-space-mode="label-alignment">
          <style:list-level-label-alignment text:label-followed-by="listtab" fo:margin-left="2.8243in" fo:text-indent="-0.125in"/>
        </style:list-level-properties>
      </text:list-level-style-number>
      <text:list-level-style-number text:level="7" style:num-suffix="." style:num-format="1">
        <style:list-level-properties text:space-before="3.0743in" text:min-label-width="0.25in" text:list-level-position-and-space-mode="label-alignment">
          <style:list-level-label-alignment text:label-followed-by="listtab" fo:margin-left="3.3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43in" text:min-label-width="0.25in" text:list-level-position-and-space-mode="label-alignment">
          <style:list-level-label-alignment text:label-followed-by="listtab" fo:margin-left="3.8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993in" text:min-label-width="0.125in" text:list-level-position-and-space-mode="label-alignment">
          <style:list-level-label-alignment text:label-followed-by="listtab" fo:margin-left="4.324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2638in" fo:margin-bottom="0.1944in" fo:margin-right="0.26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HORÁRIO DE TRABALHO</dc:title>
    <meta:initial-creator>Alexsandro</meta:initial-creator>
    <dc:creator>CP Fabio Cesar (CINDACTA II)</dc:creator>
    <meta:creation-date>2025-01-15T01:12:00Z</meta:creation-date>
    <dc:date>2025-01-19T00:45:00Z</dc:date>
    <meta:print-date>2025-01-15T01:12:00Z</meta:print-date>
    <meta:template xlink:href="Normal.dotm" xlink:type="simple"/>
    <meta:editing-cycles>4</meta:editing-cycles>
    <meta:editing-duration>PT360S</meta:editing-duration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08" meta:character-count="2612" meta:row-count="18" meta:non-whitespace-character-count="2209"/>
  </office:meta>
</office:document-meta>
</file>